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d8c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1272in" svg:height="6.8827in" svg:x="6.4138in" svg:y="8.9787in">
            <draw:object draw:notify-on-update-of-ranges="Sheet1.AP52:Sheet1.AP81 Sheet1.AQ52:Sheet1.AQ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Vector fo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dth/height</text:p>
          </table:table-cell>
          <table:table-cell office:value-type="float" office:value="0.903472" calcext:value-type="float">
            <text:p>0.903472</text:p>
          </table:table-cell>
          <table:table-cell office:value-type="float" office:value="0.121433" calcext:value-type="float">
            <text:p>0.1214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ewbox</text:p>
          </table:table-cell>
          <table:table-cell office:value-type="float" office:value="65.05" calcext:value-type="float">
            <text:p>65.05</text:p>
          </table:table-cell>
          <table:table-cell office:value-type="float" office:value="8.743163" calcext:value-type="float">
            <text:p>8.7431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le</text:p>
          </table:table-cell>
          <table:table-cell table:formula="of:=[.B3]/[.B4]" office:value-type="float" office:value="0.0138888854727133" calcext:value-type="float">
            <text:p>0.013888885472713</text:p>
          </table:table-cell>
          <table:table-cell table:formula="of:=[.C3]/[.C4]" office:value-type="float" office:value="0.0138889095399457" calcext:value-type="float">
            <text:p>0.01388890953994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Old Move to</text:p>
          </table:table-cell>
          <table:table-cell office:value-type="float" office:value="1.843443" calcext:value-type="float">
            <text:p>1.843443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0.362412" calcext:value-type="float">
            <text:p>0.362412</text:p>
          </table:table-cell>
          <table:table-cell office:value-type="float" office:value="2.246991" calcext:value-type="float">
            <text:p>2.246991</text:p>
          </table:table-cell>
          <table:table-cell table:number-columns-repeated="3"/>
          <table:table-cell office:value-type="float" office:value="11.134309" calcext:value-type="float">
            <text:p>11.134309</text:p>
          </table:table-cell>
          <table:table-cell office:value-type="float" office:value="2.51678" calcext:value-type="float">
            <text:p>2.51678</text:p>
          </table:table-cell>
          <table:table-cell table:number-columns-repeated="3"/>
          <table:table-cell office:value-type="float" office:value="16.715574" calcext:value-type="float">
            <text:p>16.715574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24.151639" calcext:value-type="float">
            <text:p>24.151639</text:p>
          </table:table-cell>
          <table:table-cell office:value-type="float" office:value="6.765961" calcext:value-type="float">
            <text:p>6.765961</text:p>
          </table:table-cell>
          <table:table-cell table:number-columns-repeated="3"/>
          <table:table-cell office:value-type="float" office:value="29.994263" calcext:value-type="float">
            <text:p>29.994263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35.567095" calcext:value-type="float">
            <text:p>35.567095</text:p>
          </table:table-cell>
          <table:table-cell office:value-type="float" office:value="1.985633" calcext:value-type="float">
            <text:p>1.985633</text:p>
          </table:table-cell>
          <table:table-cell table:number-columns-repeated="3"/>
          <table:table-cell office:value-type="float" office:value="37.430327" calcext:value-type="float">
            <text:p>37.430327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44.065455" calcext:value-type="float">
            <text:p>44.065455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51.501521" calcext:value-type="float">
            <text:p>51.501521</text:p>
          </table:table-cell>
          <table:table-cell office:value-type="float" office:value="3.047928" calcext:value-type="float">
            <text:p>3.047928</text:p>
          </table:table-cell>
          <table:table-cell table:number-columns-repeated="3"/>
          <table:table-cell office:value-type="float" office:value="53.626112" calcext:value-type="float">
            <text:p>53.626112</text:p>
          </table:table-cell>
          <table:table-cell office:value-type="float" office:value="5.433876" calcext:value-type="float">
            <text:p>5.433876</text:p>
          </table:table-cell>
          <table:table-cell table:number-columns-repeated="3"/>
          <table:table-cell office:value-type="float" office:value="59.999881" calcext:value-type="float">
            <text:p>59.999881</text:p>
          </table:table-cell>
          <table:table-cell office:value-type="float" office:value="0.122401" calcext:value-type="float">
            <text:p>0.122401</text:p>
          </table:table-cell>
          <table:table-cell table:number-columns-repeated="966"/>
        </table:table-row>
        <table:table-row table:style-name="ro1">
          <table:table-cell table:style-name="ce1" office:value-type="string" calcext:value-type="string">
            <text:p>New rel Move</text:p>
          </table:table-cell>
          <table:table-cell table:style-name="ce1" table:formula="of:=[.B8]-[.B47]" office:value-type="float" office:value="1.593442" calcext:value-type="float">
            <text:p>1.593442</text:p>
          </table:table-cell>
          <table:table-cell table:style-name="ce1" table:formula="of:=[.C8]-[.C47]" office:value-type="float" office:value="0" calcext:value-type="float">
            <text:p>0</text:p>
          </table:table-cell>
          <table:table-cell table:style-name="ce1" table:formula="of:=ROUND([.B9]*scale;6)" office:value-type="float" office:value="0.022131" calcext:value-type="float">
            <text:p>0.022131</text:p>
          </table:table-cell>
          <table:table-cell table:style-name="ce1" table:formula="of:=ROUND([.C9]*scale;6)" office:value-type="float" office:value="0" calcext:value-type="float">
            <text:p>0</text:p>
          </table:table-cell>
          <table:table-cell table:style-name="ce1" table:formula="of:=COM.MICROSOFT.TEXTJOIN(&quot;, &quot;;1;[.D9:.E9])" office:value-type="string" office:string-value="0.022131, 0" calcext:value-type="string">
            <text:p>0.022131, 0</text:p>
          </table:table-cell>
          <table:table-cell table:style-name="ce1" table:formula="of:=[.G8]-[.G47]" office:value-type="float" office:value="0" calcext:value-type="float">
            <text:p>0</text:p>
          </table:table-cell>
          <table:table-cell table:style-name="ce1" table:formula="of:=[.H8]-[.H47]" office:value-type="float" office:value="1.062295" calcext:value-type="float">
            <text:p>1.062295</text:p>
          </table:table-cell>
          <table:table-cell table:style-name="ce1" table:formula="of:=ROUND([.G9]*scale;6)" office:value-type="float" office:value="0" calcext:value-type="float">
            <text:p>0</text:p>
          </table:table-cell>
          <table:table-cell table:style-name="ce1" table:formula="of:=ROUND([.H9]*scale;6)" office:value-type="float" office:value="0.014754" calcext:value-type="float">
            <text:p>0.014754</text:p>
          </table:table-cell>
          <table:table-cell table:style-name="ce1" table:formula="of:=COM.MICROSOFT.TEXTJOIN(&quot;, &quot;;1;[.I9:.J9])" office:value-type="string" office:string-value="0, 0.014754" calcext:value-type="string">
            <text:p>0, 0.014754</text:p>
          </table:table-cell>
          <table:table-cell table:style-name="ce1" table:formula="of:=[.L8]-[.L47]" office:value-type="float" office:value="0.261358999999999" calcext:value-type="float">
            <text:p>0.261358999999999</text:p>
          </table:table-cell>
          <table:table-cell table:style-name="ce1" table:formula="of:=[.M8]-[.M47]" office:value-type="float" office:value="1.332084" calcext:value-type="float">
            <text:p>1.332084</text:p>
          </table:table-cell>
          <table:table-cell table:style-name="ce1" table:formula="of:=ROUND([.L9]*scale;6)" office:value-type="float" office:value="0.00363" calcext:value-type="float">
            <text:p>0.00363</text:p>
          </table:table-cell>
          <table:table-cell table:style-name="ce1" table:formula="of:=ROUND([.M9]*scale;6)" office:value-type="float" office:value="0.018501" calcext:value-type="float">
            <text:p>0.018501</text:p>
          </table:table-cell>
          <table:table-cell table:style-name="ce1" table:formula="of:=COM.MICROSOFT.TEXTJOIN(&quot;, &quot;;1;[.N9:.O9])" office:value-type="string" office:string-value="0.00363, 0.018501" calcext:value-type="string">
            <text:p>0.00363, 0.018501</text:p>
          </table:table-cell>
          <table:table-cell table:style-name="ce1" table:formula="of:=[.Q8]-[.Q47]" office:value-type="float" office:value="0.531147999999998" calcext:value-type="float">
            <text:p>0.531147999999998</text:p>
          </table:table-cell>
          <table:table-cell table:style-name="ce1" table:formula="of:=[.R8]-[.R47]" office:value-type="float" office:value="0" calcext:value-type="float">
            <text:p>0</text:p>
          </table:table-cell>
          <table:table-cell table:style-name="ce1" table:formula="of:=ROUND([.Q9]*scale;6)" office:value-type="float" office:value="0.007377" calcext:value-type="float">
            <text:p>0.007377</text:p>
          </table:table-cell>
          <table:table-cell table:style-name="ce1" table:formula="of:=ROUND([.R9]*scale;6)" office:value-type="float" office:value="0" calcext:value-type="float">
            <text:p>0</text:p>
          </table:table-cell>
          <table:table-cell table:style-name="ce1" table:formula="of:=COM.MICROSOFT.TEXTJOIN(&quot;, &quot;;1;[.S9:.T9])" office:value-type="string" office:string-value="0.007377, 0" calcext:value-type="string">
            <text:p>0.007377, 0</text:p>
          </table:table-cell>
          <table:table-cell table:style-name="ce1" table:formula="of:=[.V8]-[.V47]" office:value-type="float" office:value="2.655738" calcext:value-type="float">
            <text:p>2.655738</text:p>
          </table:table-cell>
          <table:table-cell table:style-name="ce1" table:formula="of:=[.W8]-[.W47]" office:value-type="float" office:value="5.581265" calcext:value-type="float">
            <text:p>5.581265</text:p>
          </table:table-cell>
          <table:table-cell table:style-name="ce1" table:formula="of:=ROUND([.V9]*scale;6)" office:value-type="float" office:value="0.036885" calcext:value-type="float">
            <text:p>0.036885</text:p>
          </table:table-cell>
          <table:table-cell table:style-name="ce1" table:formula="of:=ROUND([.W9]*scale;6)" office:value-type="float" office:value="0.077518" calcext:value-type="float">
            <text:p>0.077518</text:p>
          </table:table-cell>
          <table:table-cell table:style-name="ce1" table:formula="of:=COM.MICROSOFT.TEXTJOIN(&quot;, &quot;;1;[.X9:.Y9])" office:value-type="string" office:string-value="0.036885, 0.077518" calcext:value-type="string">
            <text:p>0.036885, 0.077518</text:p>
          </table:table-cell>
          <table:table-cell table:style-name="ce1" table:formula="of:=[.AA8]-[.AA47]" office:value-type="float" office:value="3.186887" calcext:value-type="float">
            <text:p>3.186887</text:p>
          </table:table-cell>
          <table:table-cell table:style-name="ce1" table:formula="of:=[.AB8]-[.AB47]" office:value-type="float" office:value="0" calcext:value-type="float">
            <text:p>0</text:p>
          </table:table-cell>
          <table:table-cell table:style-name="ce1" table:formula="of:=ROUND([.AA9]*scale;6)" office:value-type="float" office:value="0.044262" calcext:value-type="float">
            <text:p>0.044262</text:p>
          </table:table-cell>
          <table:table-cell table:style-name="ce1" table:formula="of:=ROUND([.AB9]*scale;6)" office:value-type="float" office:value="0" calcext:value-type="float">
            <text:p>0</text:p>
          </table:table-cell>
          <table:table-cell table:style-name="ce1" table:formula="of:=COM.MICROSOFT.TEXTJOIN(&quot;, &quot;;1;[.AC9:.AD9])" office:value-type="string" office:string-value="0.044262, 0" calcext:value-type="string">
            <text:p>0.044262, 0</text:p>
          </table:table-cell>
          <table:table-cell table:style-name="ce1" table:formula="of:=[.AF8]-[.AF47]" office:value-type="float" office:value="3.18688799999999" calcext:value-type="float">
            <text:p>3.18688799999999</text:p>
          </table:table-cell>
          <table:table-cell table:style-name="ce1" table:formula="of:=[.AG8]-[.AG47]" office:value-type="float" office:value="0.800936" calcext:value-type="float">
            <text:p>0.800936</text:p>
          </table:table-cell>
          <table:table-cell table:style-name="ce1" table:formula="of:=ROUND([.AF9]*scale;6)" office:value-type="float" office:value="0.044262" calcext:value-type="float">
            <text:p>0.044262</text:p>
          </table:table-cell>
          <table:table-cell table:style-name="ce1" table:formula="of:=ROUND([.AG9]*scale;6)" office:value-type="float" office:value="0.011124" calcext:value-type="float">
            <text:p>0.011124</text:p>
          </table:table-cell>
          <table:table-cell table:style-name="ce1" table:formula="of:=COM.MICROSOFT.TEXTJOIN(&quot;, &quot;;1;[.AH9:.AI9])" office:value-type="string" office:string-value="0.044262, 0.011124" calcext:value-type="string">
            <text:p>0.044262, 0.011124</text:p>
          </table:table-cell>
          <table:table-cell table:style-name="ce1" table:formula="of:=[.AK8]-[.AK47]" office:value-type="float" office:value="0" calcext:value-type="float">
            <text:p>0</text:p>
          </table:table-cell>
          <table:table-cell table:style-name="ce1" table:formula="of:=[.AL8]-[.AL47]" office:value-type="float" office:value="0" calcext:value-type="float">
            <text:p>0</text:p>
          </table:table-cell>
          <table:table-cell table:style-name="ce1" table:formula="of:=ROUND([.AK9]*scale;6)" office:value-type="float" office:value="0" calcext:value-type="float">
            <text:p>0</text:p>
          </table:table-cell>
          <table:table-cell table:style-name="ce1" table:formula="of:=ROUND([.AL9]*scale;6)" office:value-type="float" office:value="0" calcext:value-type="float">
            <text:p>0</text:p>
          </table:table-cell>
          <table:table-cell table:style-name="ce1" table:formula="of:=COM.MICROSOFT.TEXTJOIN(&quot;, &quot;;1;[.AM9:.AN9])" office:value-type="string" office:string-value="0, 0" calcext:value-type="string">
            <text:p>0, 0</text:p>
          </table:table-cell>
          <table:table-cell table:style-name="ce1" table:formula="of:=[.AP8]-[.AP47]" office:value-type="float" office:value="1.323653" calcext:value-type="float">
            <text:p>1.323653</text:p>
          </table:table-cell>
          <table:table-cell table:style-name="ce1" table:formula="of:=[.AQ8]-[.AQ47]" office:value-type="float" office:value="0" calcext:value-type="float">
            <text:p>0</text:p>
          </table:table-cell>
          <table:table-cell table:style-name="ce1" table:formula="of:=ROUND([.AP9]*scale;6)" office:value-type="float" office:value="0.018384" calcext:value-type="float">
            <text:p>0.018384</text:p>
          </table:table-cell>
          <table:table-cell table:style-name="ce1" table:formula="of:=ROUND([.AQ9]*scale;6)" office:value-type="float" office:value="0" calcext:value-type="float">
            <text:p>0</text:p>
          </table:table-cell>
          <table:table-cell table:style-name="ce1" table:formula="of:=COM.MICROSOFT.TEXTJOIN(&quot;, &quot;;1;[.AR9:.AS9])" office:value-type="string" office:string-value="0.018384, 0" calcext:value-type="string">
            <text:p>0.018384, 0</text:p>
          </table:table-cell>
          <table:table-cell table:style-name="ce1" table:formula="of:=[.AU8]-[.AU47]" office:value-type="float" office:value="3.44824599999999" calcext:value-type="float">
            <text:p>3.44824599999999</text:p>
          </table:table-cell>
          <table:table-cell table:style-name="ce1" table:formula="of:=[.AV8]-[.AV47]" office:value-type="float" office:value="1.863231" calcext:value-type="float">
            <text:p>1.863231</text:p>
          </table:table-cell>
          <table:table-cell table:style-name="ce1" table:formula="of:=ROUND([.AU9]*scale;6)" office:value-type="float" office:value="0.047892" calcext:value-type="float">
            <text:p>0.047892</text:p>
          </table:table-cell>
          <table:table-cell table:style-name="ce1" table:formula="of:=ROUND([.AV9]*scale;6)" office:value-type="float" office:value="0.025878" calcext:value-type="float">
            <text:p>0.025878</text:p>
          </table:table-cell>
          <table:table-cell table:style-name="ce1" table:formula="of:=COM.MICROSOFT.TEXTJOIN(&quot;, &quot;;1;[.AW9:.AX9])" office:value-type="string" office:string-value="0.047892, 0.025878" calcext:value-type="string">
            <text:p>0.047892, 0.025878</text:p>
          </table:table-cell>
          <table:table-cell table:style-name="ce1" table:formula="of:=[.AZ8]-[.AZ47]" office:value-type="float" office:value="0.261355999999999" calcext:value-type="float">
            <text:p>0.261355999999999</text:p>
          </table:table-cell>
          <table:table-cell table:style-name="ce1" table:formula="of:=[.BA8]-[.BA47]" office:value-type="float" office:value="0" calcext:value-type="float">
            <text:p>0</text:p>
          </table:table-cell>
          <table:table-cell table:style-name="ce1" table:formula="of:=ROUND([.AZ9]*scale;6)" office:value-type="float" office:value="0.00363" calcext:value-type="float">
            <text:p>0.00363</text:p>
          </table:table-cell>
          <table:table-cell table:style-name="ce1" table:formula="of:=ROUND([.BA9]*scale;6)" office:value-type="float" office:value="0" calcext:value-type="float">
            <text:p>0</text:p>
          </table:table-cell>
          <table:table-cell table:style-name="ce1" table:formula="of:=COM.MICROSOFT.TEXTJOIN(&quot;, &quot;;1;[.BB9:.BC9])" office:value-type="string" office:string-value="0.00363, 0" calcext:value-type="string">
            <text:p>0.00363, 0</text:p>
          </table:table-cell>
          <table:table-cell table:style-name="ce1" table:formula="of:=[.BE8]-[.BE47]" office:value-type="float" office:value="4.771895" calcext:value-type="float">
            <text:p>4.771895</text:p>
          </table:table-cell>
          <table:table-cell table:style-name="ce1" table:formula="of:=[.BF8]-[.BF47]" office:value-type="float" office:value="0" calcext:value-type="float">
            <text:p>0</text:p>
          </table:table-cell>
          <table:table-cell table:style-name="ce1" table:formula="of:=ROUND([.BE9]*scale;6)" office:value-type="float" office:value="0.066276" calcext:value-type="float">
            <text:p>0.066276</text:p>
          </table:table-cell>
          <table:table-cell table:style-name="ce1" table:formula="of:=ROUND([.BF9]*scale;6)" office:value-type="float" office:value="0" calcext:value-type="float">
            <text:p>0</text:p>
          </table:table-cell>
          <table:table-cell table:style-name="ce1" table:formula="of:=COM.MICROSOFT.TEXTJOIN(&quot;, &quot;;1;[.BG9:.BH9])" office:value-type="string" office:string-value="0.066276, 0" calcext:value-type="string">
            <text:p>0.066276, 0</text:p>
          </table:table-cell>
          <table:table-cell office:value-type="float" office:value="0" calcext:value-type="float">
            <text:p>0</text:p>
          </table:table-cell>
          <table:table-cell office:value-type="float" office:value="5.581265" calcext:value-type="float">
            <text:p>5.581265</text:p>
          </table:table-cell>
          <table:table-cell table:style-name="ce1" table:formula="of:=ROUND([.BJ9]*scale;6)" office:value-type="float" office:value="0" calcext:value-type="float">
            <text:p>0</text:p>
          </table:table-cell>
          <table:table-cell table:style-name="ce1" table:formula="of:=ROUND([.BK9]*scale;6)" office:value-type="float" office:value="0.077518" calcext:value-type="float">
            <text:p>0.077518</text:p>
          </table:table-cell>
          <table:table-cell table:style-name="ce1" table:formula="of:=COM.MICROSOFT.TEXTJOIN(&quot;, &quot;;1;[.BL9:.BM9])" office:value-type="string" office:string-value="0, 0.077518" calcext:value-type="string">
            <text:p>0, 0.077518</text:p>
          </table:table-cell>
          <table:table-cell table:style-name="ce1" table:number-columns-repeated="958"/>
        </table:table-row>
        <table:table-row table:style-name="ro1">
          <table:table-cell/>
          <table:table-cell office:value-type="float" office:value="-0.792506" calcext:value-type="float">
            <text:p>-0.792506</text:p>
          </table:table-cell>
          <table:table-cell office:value-type="float" office:value="0.269789" calcext:value-type="float">
            <text:p>0.269789</text:p>
          </table:table-cell>
          <table:table-cell table:style-name="ce4" table:formula="of:=ROUND([.B10]*scale;6)" office:value-type="float" office:value="-0.011007" calcext:value-type="float">
            <text:p>-0.011007</text:p>
          </table:table-cell>
          <table:table-cell table:style-name="ce4" table:formula="of:=ROUND([.C10]*scale;6)" office:value-type="float" office:value="0.003747" calcext:value-type="float">
            <text:p>0.003747</text:p>
          </table:table-cell>
          <table:table-cell table:style-name="ce4" table:formula="of:=COM.MICROSOFT.TEXTJOIN(&quot;, &quot;;1;[.D10:.E10])" office:value-type="string" office:string-value="-0.011007, 0.003747" calcext:value-type="string">
            <text:p>-0.011007, 0.003747</text:p>
          </table:table-cell>
          <table:table-cell office:value-type="float" office:value="0.522716" calcext:value-type="float">
            <text:p>0.522716</text:p>
          </table:table-cell>
          <table:table-cell office:value-type="float" office:value="-0.261358" calcext:value-type="float">
            <text:p>-0.261358</text:p>
          </table:table-cell>
          <table:table-cell table:style-name="ce1" table:formula="of:=ROUND([.G10]*scale;6)" office:value-type="float" office:value="0.00726" calcext:value-type="float">
            <text:p>0.00726</text:p>
          </table:table-cell>
          <table:table-cell table:style-name="ce1" table:formula="of:=ROUND([.H10]*scale;6)" office:value-type="float" office:value="-0.00363" calcext:value-type="float">
            <text:p>-0.00363</text:p>
          </table:table-cell>
          <table:table-cell table:style-name="ce1" table:formula="of:=COM.MICROSOFT.TEXTJOIN(&quot;, &quot;;1;[.I10:.J10])" office:value-type="string" office:string-value="0.00726, -0.00363" calcext:value-type="string">
            <text:p>0.00726, -0.00363</text:p>
          </table:table-cell>
          <table:table-cell office:value-type="float" office:value="0" calcext:value-type="float">
            <text:p>0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L10]*scale;6)" office:value-type="float" office:value="0" calcext:value-type="float">
            <text:p>0</text:p>
          </table:table-cell>
          <table:table-cell table:style-name="ce1" table:formula="of:=ROUND([.M10]*scale;6)" office:value-type="float" office:value="-0.003747" calcext:value-type="float">
            <text:p>-0.003747</text:p>
          </table:table-cell>
          <table:table-cell table:style-name="ce1" table:formula="of:=COM.MICROSOFT.TEXTJOIN(&quot;, &quot;;1;[.N10:.O10])" office:value-type="string" office:string-value="0, -0.003747" calcext:value-type="string">
            <text:p>0, -0.003747</text:p>
          </table:table-cell>
          <table:table-cell office:value-type="float" office:value="2.917095" calcext:value-type="float">
            <text:p>2.917095</text:p>
          </table:table-cell>
          <table:table-cell office:value-type="float" office:value="0" calcext:value-type="float">
            <text:p>0</text:p>
          </table:table-cell>
          <table:table-cell table:style-name="ce1" table:formula="of:=ROUND([.Q10]*scale;6)" office:value-type="float" office:value="0.040515" calcext:value-type="float">
            <text:p>0.040515</text:p>
          </table:table-cell>
          <table:table-cell table:style-name="ce1" table:formula="of:=ROUND([.R10]*scale;6)" office:value-type="float" office:value="0" calcext:value-type="float">
            <text:p>0</text:p>
          </table:table-cell>
          <table:table-cell table:style-name="ce1" table:formula="of:=COM.MICROSOFT.TEXTJOIN(&quot;, &quot;;1;[.S10:.T10])" office:value-type="string" office:string-value="0.040515, 0" calcext:value-type="string">
            <text:p>0.040515, 0</text:p>
          </table:table-cell>
          <table:table-cell office:value-type="float" office:value="0" calcext:value-type="float">
            <text:p>0</text:p>
          </table:table-cell>
          <table:table-cell office:value-type="float" office:value="-5.581265" calcext:value-type="float">
            <text:p>-5.581265</text:p>
          </table:table-cell>
          <table:table-cell table:style-name="ce1" table:formula="of:=ROUND([.V10]*scale;6)" office:value-type="float" office:value="0" calcext:value-type="float">
            <text:p>0</text:p>
          </table:table-cell>
          <table:table-cell table:style-name="ce1" table:formula="of:=ROUND([.W10]*scale;6)" office:value-type="float" office:value="-0.077518" calcext:value-type="float">
            <text:p>-0.077518</text:p>
          </table:table-cell>
          <table:table-cell table:style-name="ce1" table:formula="of:=COM.MICROSOFT.TEXTJOIN(&quot;, &quot;;1;[.X10:.Y10])" office:value-type="string" office:string-value="0, -0.077518" calcext:value-type="string">
            <text:p>0, -0.077518</text:p>
          </table:table-cell>
          <table:table-cell office:value-type="float" office:value="-2.655738" calcext:value-type="float">
            <text:p>-2.655738</text:p>
          </table:table-cell>
          <table:table-cell office:value-type="float" office:value="0" calcext:value-type="float">
            <text:p>0</text:p>
          </table:table-cell>
          <table:table-cell table:style-name="ce1" table:formula="of:=ROUND([.AA10]*scale;6)" office:value-type="float" office:value="-0.036885" calcext:value-type="float">
            <text:p>-0.036885</text:p>
          </table:table-cell>
          <table:table-cell table:style-name="ce1" table:formula="of:=ROUND([.AB10]*scale;6)" office:value-type="float" office:value="0" calcext:value-type="float">
            <text:p>0</text:p>
          </table:table-cell>
          <table:table-cell table:style-name="ce1" table:formula="of:=COM.MICROSOFT.TEXTJOIN(&quot;, &quot;;1;[.AC10:.AD10])" office:value-type="string" office:string-value="-0.036885, 0" calcext:value-type="string">
            <text:p>-0.036885, 0</text:p>
          </table:table-cell>
          <table:table-cell office:value-type="float" office:value="-0.261359" calcext:value-type="float">
            <text:p>-0.261359</text:p>
          </table:table-cell>
          <table:table-cell office:value-type="float" office:value="-0.531147" calcext:value-type="float">
            <text:p>-0.531147</text:p>
          </table:table-cell>
          <table:table-cell table:style-name="ce1" table:formula="of:=ROUND([.AF10]*scale;6)" office:value-type="float" office:value="-0.00363" calcext:value-type="float">
            <text:p>-0.00363</text:p>
          </table:table-cell>
          <table:table-cell table:style-name="ce1" table:formula="of:=ROUND([.AG10]*scale;6)" office:value-type="float" office:value="-0.007377" calcext:value-type="float">
            <text:p>-0.007377</text:p>
          </table:table-cell>
          <table:table-cell table:style-name="ce1" table:formula="of:=COM.MICROSOFT.TEXTJOIN(&quot;, &quot;;1;[.AH10:.AI10])" office:value-type="string" office:string-value="-0.00363, -0.007377" calcext:value-type="string">
            <text:p>-0.00363, -0.007377</text:p>
          </table:table-cell>
          <table:table-cell office:value-type="float" office:value="3.718034" calcext:value-type="float">
            <text:p>3.718034</text:p>
          </table:table-cell>
          <table:table-cell office:value-type="float" office:value="0" calcext:value-type="float">
            <text:p>0</text:p>
          </table:table-cell>
          <table:table-cell table:style-name="ce1" table:formula="of:=ROUND([.AK10]*scale;6)" office:value-type="float" office:value="0.051639" calcext:value-type="float">
            <text:p>0.051639</text:p>
          </table:table-cell>
          <table:table-cell table:style-name="ce1" table:formula="of:=ROUND([.AL10]*scale;6)" office:value-type="float" office:value="0" calcext:value-type="float">
            <text:p>0</text:p>
          </table:table-cell>
          <table:table-cell table:style-name="ce1" table:formula="of:=COM.MICROSOFT.TEXTJOIN(&quot;, &quot;;1;[.AM10:.AN10])" office:value-type="string" office:string-value="0.051639, 0" calcext:value-type="string">
            <text:p>0.051639, 0</text:p>
          </table:table-cell>
          <table:table-cell office:value-type="float" office:value="-0.792508" calcext:value-type="float">
            <text:p>-0.792508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AP10]*scale;6)" office:value-type="float" office:value="-0.011007" calcext:value-type="float">
            <text:p>-0.011007</text:p>
          </table:table-cell>
          <table:table-cell table:style-name="ce1" table:formula="of:=ROUND([.AQ10]*scale;6)" office:value-type="float" office:value="0.003747" calcext:value-type="float">
            <text:p>0.003747</text:p>
          </table:table-cell>
          <table:table-cell table:style-name="ce1" table:formula="of:=COM.MICROSOFT.TEXTJOIN(&quot;, &quot;;1;[.AR10:.AS10])" office:value-type="string" office:string-value="-0.011007, 0.003747" calcext:value-type="string">
            <text:p>-0.011007, 0.003747</text:p>
          </table:table-cell>
          <table:table-cell office:value-type="float" office:value="-0.261356" calcext:value-type="float">
            <text:p>-0.261356</text:p>
          </table:table-cell>
          <table:table-cell office:value-type="float" office:value="0.800937" calcext:value-type="float">
            <text:p>0.800937</text:p>
          </table:table-cell>
          <table:table-cell table:style-name="ce1" table:formula="of:=ROUND([.AU10]*scale;6)" office:value-type="float" office:value="-0.00363" calcext:value-type="float">
            <text:p>-0.00363</text:p>
          </table:table-cell>
          <table:table-cell table:style-name="ce1" table:formula="of:=ROUND([.AV10]*scale;6)" office:value-type="float" office:value="0.011124" calcext:value-type="float">
            <text:p>0.011124</text:p>
          </table:table-cell>
          <table:table-cell table:style-name="ce1" table:formula="of:=COM.MICROSOFT.TEXTJOIN(&quot;, &quot;;1;[.AW10:.AX10])" office:value-type="string" office:string-value="-0.00363, 0.011124" calcext:value-type="string">
            <text:p>-0.00363, 0.011124</text:p>
          </table:table-cell>
          <table:table-cell office:value-type="float" office:value="-0.261356" calcext:value-type="float">
            <text:p>-0.261356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AZ10]*scale;6)" office:value-type="float" office:value="-0.00363" calcext:value-type="float">
            <text:p>-0.00363</text:p>
          </table:table-cell>
          <table:table-cell table:style-name="ce1" table:formula="of:=ROUND([.BA10]*scale;6)" office:value-type="float" office:value="0.003747" calcext:value-type="float">
            <text:p>0.003747</text:p>
          </table:table-cell>
          <table:table-cell table:style-name="ce1" table:formula="of:=COM.MICROSOFT.TEXTJOIN(&quot;, &quot;;1;[.BB10:.BC10])" office:value-type="string" office:string-value="-0.00363, 0.003747" calcext:value-type="string">
            <text:p>-0.00363, 0.003747</text:p>
          </table:table-cell>
          <table:table-cell office:value-type="float" office:value="-4.771895" calcext:value-type="float">
            <text:p>-4.771895</text:p>
          </table:table-cell>
          <table:table-cell office:value-type="float" office:value="5.581265" calcext:value-type="float">
            <text:p>5.581265</text:p>
          </table:table-cell>
          <table:table-cell table:style-name="ce1" table:formula="of:=ROUND([.BE10]*scale;6)" office:value-type="float" office:value="-0.066276" calcext:value-type="float">
            <text:p>-0.066276</text:p>
          </table:table-cell>
          <table:table-cell table:style-name="ce1" table:formula="of:=ROUND([.BF10]*scale;6)" office:value-type="float" office:value="0.077518" calcext:value-type="float">
            <text:p>0.077518</text:p>
          </table:table-cell>
          <table:table-cell table:style-name="ce1" table:formula="of:=COM.MICROSOFT.TEXTJOIN(&quot;, &quot;;1;[.BG10:.BH10])" office:value-type="string" office:string-value="-0.066276, 0.077518" calcext:value-type="string">
            <text:p>-0.066276, 0.077518</text:p>
          </table:table-cell>
          <table:table-cell office:value-type="float" office:value="0" calcext:value-type="float">
            <text:p>0</text:p>
          </table:table-cell>
          <table:table-cell office:value-type="float" office:value="-5.581265" calcext:value-type="float">
            <text:p>-5.581265</text:p>
          </table:table-cell>
          <table:table-cell table:style-name="ce1" table:formula="of:=ROUND([.BJ10]*scale;6)" office:value-type="float" office:value="0" calcext:value-type="float">
            <text:p>0</text:p>
          </table:table-cell>
          <table:table-cell table:style-name="ce1" table:formula="of:=ROUND([.BK10]*scale;6)" office:value-type="float" office:value="-0.077518" calcext:value-type="float">
            <text:p>-0.077518</text:p>
          </table:table-cell>
          <table:table-cell table:style-name="ce1" table:formula="of:=COM.MICROSOFT.TEXTJOIN(&quot;, &quot;;1;[.BL10:.BM10])" office:value-type="string" office:string-value="0, -0.077518" calcext:value-type="string">
            <text:p>0, -0.077518</text:p>
          </table:table-cell>
          <table:table-cell table:number-columns-repeated="958"/>
        </table:table-row>
        <table:table-row table:style-name="ro1">
          <table:table-cell/>
          <table:table-cell office:value-type="float" office:value="-0.539578" calcext:value-type="float">
            <text:p>-0.539578</text:p>
          </table:table-cell>
          <table:table-cell office:value-type="float" office:value="0.792506" calcext:value-type="float">
            <text:p>0.792506</text:p>
          </table:table-cell>
          <table:table-cell table:style-name="ce4" table:formula="of:=ROUND([.B11]*scale;6)" office:value-type="float" office:value="-0.007494" calcext:value-type="float">
            <text:p>-0.007494</text:p>
          </table:table-cell>
          <table:table-cell table:style-name="ce4" table:formula="of:=ROUND([.C11]*scale;6)" office:value-type="float" office:value="0.011007" calcext:value-type="float">
            <text:p>0.011007</text:p>
          </table:table-cell>
          <table:table-cell table:style-name="ce4" table:formula="of:=COM.MICROSOFT.TEXTJOIN(&quot;, &quot;;1;[.D11:.E11])" office:value-type="string" office:string-value="-0.007494, 0.011007" calcext:value-type="string">
            <text:p>-0.007494, 0.011007</text:p>
          </table:table-cell>
          <table:table-cell office:value-type="float" office:value="0.800937" calcext:value-type="float">
            <text:p>0.800937</text:p>
          </table:table-cell>
          <table:table-cell office:value-type="float" office:value="-0.800937" calcext:value-type="float">
            <text:p>-0.800937</text:p>
          </table:table-cell>
          <table:table-cell table:style-name="ce1" table:formula="of:=ROUND([.G11]*scale;6)" office:value-type="float" office:value="0.011124" calcext:value-type="float">
            <text:p>0.011124</text:p>
          </table:table-cell>
          <table:table-cell table:style-name="ce1" table:formula="of:=ROUND([.H11]*scale;6)" office:value-type="float" office:value="-0.011124" calcext:value-type="float">
            <text:p>-0.011124</text:p>
          </table:table-cell>
          <table:table-cell table:style-name="ce1" table:formula="of:=COM.MICROSOFT.TEXTJOIN(&quot;, &quot;;1;[.I11:.J11])" office:value-type="string" office:string-value="0.011124, -0.011124" calcext:value-type="string">
            <text:p>0.011124, -0.011124</text:p>
          </table:table-cell>
          <table:table-cell office:value-type="float" office:value="0.269789" calcext:value-type="float">
            <text:p>0.269789</text:p>
          </table:table-cell>
          <table:table-cell office:value-type="float" office:value="-0.522717" calcext:value-type="float">
            <text:p>-0.522717</text:p>
          </table:table-cell>
          <table:table-cell table:style-name="ce1" table:formula="of:=ROUND([.L11]*scale;6)" office:value-type="float" office:value="0.003747" calcext:value-type="float">
            <text:p>0.003747</text:p>
          </table:table-cell>
          <table:table-cell table:style-name="ce1" table:formula="of:=ROUND([.M11]*scale;6)" office:value-type="float" office:value="-0.00726" calcext:value-type="float">
            <text:p>-0.00726</text:p>
          </table:table-cell>
          <table:table-cell table:style-name="ce1" table:formula="of:=COM.MICROSOFT.TEXTJOIN(&quot;, &quot;;1;[.N11:.O11])" office:value-type="string" office:string-value="0.003747, -0.00726" calcext:value-type="string">
            <text:p>0.003747, -0.00726</text:p>
          </table:table-cell>
          <table:table-cell office:value-type="float" office:value="-1.585012" calcext:value-type="float">
            <text:p>-1.585012</text:p>
          </table:table-cell>
          <table:table-cell office:value-type="float" office:value="2.12459" calcext:value-type="float">
            <text:p>2.12459</text:p>
          </table:table-cell>
          <table:table-cell table:style-name="ce1" table:formula="of:=ROUND([.Q11]*scale;6)" office:value-type="float" office:value="-0.022014" calcext:value-type="float">
            <text:p>-0.022014</text:p>
          </table:table-cell>
          <table:table-cell table:style-name="ce1" table:formula="of:=ROUND([.R11]*scale;6)" office:value-type="float" office:value="0.029508" calcext:value-type="float">
            <text:p>0.029508</text:p>
          </table:table-cell>
          <table:table-cell table:style-name="ce1" table:formula="of:=COM.MICROSOFT.TEXTJOIN(&quot;, &quot;;1;[.S11:.T11])" office:value-type="string" office:string-value="-0.022014, 0.029508" calcext:value-type="string">
            <text:p>-0.022014, 0.029508</text:p>
          </table:table-cell>
          <table:table-cell office:value-type="float" office:value="-2.655738" calcext:value-type="float">
            <text:p>-2.655738</text:p>
          </table:table-cell>
          <table:table-cell office:value-type="float" office:value="3.726464" calcext:value-type="float">
            <text:p>3.726464</text:p>
          </table:table-cell>
          <table:table-cell table:style-name="ce1" table:formula="of:=ROUND([.V11]*scale;6)" office:value-type="float" office:value="-0.036885" calcext:value-type="float">
            <text:p>-0.036885</text:p>
          </table:table-cell>
          <table:table-cell table:style-name="ce1" table:formula="of:=ROUND([.W11]*scale;6)" office:value-type="float" office:value="0.051756" calcext:value-type="float">
            <text:p>0.051756</text:p>
          </table:table-cell>
          <table:table-cell table:style-name="ce1" table:formula="of:=COM.MICROSOFT.TEXTJOIN(&quot;, &quot;;1;[.X11:.Y11])" office:value-type="string" office:string-value="-0.036885, 0.051756" calcext:value-type="string">
            <text:p>-0.036885, 0.051756</text:p>
          </table:table-cell>
          <table:table-cell office:value-type="float" office:value="-0.26979" calcext:value-type="float">
            <text:p>-0.26979</text:p>
          </table:table-cell>
          <table:table-cell office:value-type="float" office:value="2.394379" calcext:value-type="float">
            <text:p>2.394379</text:p>
          </table:table-cell>
          <table:table-cell table:style-name="ce1" table:formula="of:=ROUND([.AA11]*scale;6)" office:value-type="float" office:value="-0.003747" calcext:value-type="float">
            <text:p>-0.003747</text:p>
          </table:table-cell>
          <table:table-cell table:style-name="ce1" table:formula="of:=ROUND([.AB11]*scale;6)" office:value-type="float" office:value="0.033255" calcext:value-type="float">
            <text:p>0.033255</text:p>
          </table:table-cell>
          <table:table-cell table:style-name="ce1" table:formula="of:=COM.MICROSOFT.TEXTJOIN(&quot;, &quot;;1;[.AC11:.AD11])" office:value-type="string" office:string-value="-0.003747, 0.033255" calcext:value-type="string">
            <text:p>-0.003747, 0.033255</text:p>
          </table:table-cell>
          <table:table-cell office:value-type="float" office:value="-0.800937" calcext:value-type="float">
            <text:p>-0.800937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AF11]*scale;6)" office:value-type="float" office:value="-0.011124" calcext:value-type="float">
            <text:p>-0.011124</text:p>
          </table:table-cell>
          <table:table-cell table:style-name="ce1" table:formula="of:=ROUND([.AG11]*scale;6)" office:value-type="float" office:value="-0.003747" calcext:value-type="float">
            <text:p>-0.003747</text:p>
          </table:table-cell>
          <table:table-cell table:style-name="ce1" table:formula="of:=COM.MICROSOFT.TEXTJOIN(&quot;, &quot;;1;[.AH11:.AI11])" office:value-type="string" office:string-value="-0.011124, -0.003747" calcext:value-type="string">
            <text:p>-0.011124, -0.003747</text:p>
          </table:table-cell>
          <table:table-cell office:value-type="float" office:value="-2.655738" calcext:value-type="float">
            <text:p>-2.655738</text:p>
          </table:table-cell>
          <table:table-cell office:value-type="float" office:value="5.581265" calcext:value-type="float">
            <text:p>5.581265</text:p>
          </table:table-cell>
          <table:table-cell table:style-name="ce1" table:formula="of:=ROUND([.AK11]*scale;6)" office:value-type="float" office:value="-0.036885" calcext:value-type="float">
            <text:p>-0.036885</text:p>
          </table:table-cell>
          <table:table-cell table:style-name="ce1" table:formula="of:=ROUND([.AL11]*scale;6)" office:value-type="float" office:value="0.077518" calcext:value-type="float">
            <text:p>0.077518</text:p>
          </table:table-cell>
          <table:table-cell table:style-name="ce1" table:formula="of:=COM.MICROSOFT.TEXTJOIN(&quot;, &quot;;1;[.AM11:.AN11])" office:value-type="string" office:string-value="-0.036885, 0.077518" calcext:value-type="string">
            <text:p>-0.036885, 0.077518</text:p>
          </table:table-cell>
          <table:table-cell office:value-type="float" office:value="-0.26979" calcext:value-type="float">
            <text:p>-0.26979</text:p>
          </table:table-cell>
          <table:table-cell office:value-type="float" office:value="0.531147" calcext:value-type="float">
            <text:p>0.531147</text:p>
          </table:table-cell>
          <table:table-cell table:style-name="ce1" table:formula="of:=ROUND([.AP11]*scale;6)" office:value-type="float" office:value="-0.003747" calcext:value-type="float">
            <text:p>-0.003747</text:p>
          </table:table-cell>
          <table:table-cell table:style-name="ce1" table:formula="of:=ROUND([.AQ11]*scale;6)" office:value-type="float" office:value="0.007377" calcext:value-type="float">
            <text:p>0.007377</text:p>
          </table:table-cell>
          <table:table-cell table:style-name="ce1" table:formula="of:=COM.MICROSOFT.TEXTJOIN(&quot;, &quot;;1;[.AR11:.AS11])" office:value-type="string" office:string-value="-0.003747, 0.007377" calcext:value-type="string">
            <text:p>-0.003747, 0.007377</text:p>
          </table:table-cell>
          <table:table-cell office:value-type="float" office:value="-0.531147" calcext:value-type="float">
            <text:p>-0.531147</text:p>
          </table:table-cell>
          <table:table-cell office:value-type="float" office:value="0.522716" calcext:value-type="float">
            <text:p>0.522716</text:p>
          </table:table-cell>
          <table:table-cell table:style-name="ce1" table:formula="of:=ROUND([.AU11]*scale;6)" office:value-type="float" office:value="-0.007377" calcext:value-type="float">
            <text:p>-0.007377</text:p>
          </table:table-cell>
          <table:table-cell table:style-name="ce1" table:formula="of:=ROUND([.AV11]*scale;6)" office:value-type="float" office:value="0.00726" calcext:value-type="float">
            <text:p>0.00726</text:p>
          </table:table-cell>
          <table:table-cell table:style-name="ce1" table:formula="of:=COM.MICROSOFT.TEXTJOIN(&quot;, &quot;;1;[.AW11:.AX11])" office:value-type="string" office:string-value="-0.007377, 0.00726" calcext:value-type="string">
            <text:p>-0.007377, 0.00726</text:p>
          </table:table-cell>
          <table:table-cell office:value-type="float" office:value="0.261356" calcext:value-type="float">
            <text:p>0.261356</text:p>
          </table:table-cell>
          <table:table-cell office:value-type="float" office:value="0.265574" calcext:value-type="float">
            <text:p>0.265574</text:p>
          </table:table-cell>
          <table:table-cell table:style-name="ce1" table:formula="of:=ROUND([.AZ11]*scale;6)" office:value-type="float" office:value="0.00363" calcext:value-type="float">
            <text:p>0.00363</text:p>
          </table:table-cell>
          <table:table-cell table:style-name="ce1" table:formula="of:=ROUND([.BA11]*scale;6)" office:value-type="float" office:value="0.003689" calcext:value-type="float">
            <text:p>0.003689</text:p>
          </table:table-cell>
          <table:table-cell table:style-name="ce1" table:formula="of:=COM.MICROSOFT.TEXTJOIN(&quot;, &quot;;1;[.BB11:.BC11])" office:value-type="string" office:string-value="0.00363, 0.003689" calcext:value-type="string">
            <text:p>0.00363, 0.003689</text:p>
          </table:table-cell>
          <table:table-cell table:style-name="ce2" table:formula="of:=[.BE83]-[.BE53]" office:value-type="float" office:value="4.771895" calcext:value-type="float">
            <text:p>4.771895</text:p>
          </table:table-cell>
          <table:table-cell table:style-name="ce2" table:formula="of:=0-[.BF53]" office:value-type="float" office:value="-5.581265" calcext:value-type="float">
            <text:p>-5.581265</text:p>
          </table:table-cell>
          <table:table-cell table:style-name="ce1" table:formula="of:=ROUND([.BE11]*scale;6)" office:value-type="float" office:value="0.066276" calcext:value-type="float">
            <text:p>0.066276</text:p>
          </table:table-cell>
          <table:table-cell table:style-name="ce1" table:formula="of:=ROUND([.BF11]*scale;6)" office:value-type="float" office:value="-0.077518" calcext:value-type="float">
            <text:p>-0.077518</text:p>
          </table:table-cell>
          <table:table-cell table:style-name="ce1" table:formula="of:=COM.MICROSOFT.TEXTJOIN(&quot;, &quot;;1;[.BG11:.BH11])" office:value-type="string" office:string-value="0.066276, -0.077518" calcext:value-type="string">
            <text:p>0.066276, -0.077518</text:p>
          </table:table-cell>
          <table:table-cell office:value-type="float" office:value="2" calcext:value-type="float">
            <text:p>2</text:p>
          </table:table-cell>
          <table:table-cell office:value-type="float" office:value="2.12459" calcext:value-type="float">
            <text:p>2.12459</text:p>
          </table:table-cell>
          <table:table-cell table:style-name="ce1" table:formula="of:=ROUND([.BJ11]*scale;6)" office:value-type="float" office:value="0.027778" calcext:value-type="float">
            <text:p>0.027778</text:p>
          </table:table-cell>
          <table:table-cell table:style-name="ce1" table:formula="of:=ROUND([.BK11]*scale;6)" office:value-type="float" office:value="0.029508" calcext:value-type="float">
            <text:p>0.029508</text:p>
          </table:table-cell>
          <table:table-cell table:style-name="ce1" table:formula="of:=COM.MICROSOFT.TEXTJOIN(&quot;, &quot;;1;[.BL11:.BM11])" office:value-type="string" office:string-value="0.027778, 0.029508" calcext:value-type="string">
            <text:p>0.027778, 0.029508</text:p>
          </table:table-cell>
          <table:table-cell table:number-columns-repeated="958"/>
        </table:table-row>
        <table:table-row table:style-name="ro1">
          <table:table-cell/>
          <table:table-cell office:value-type="float" office:value="-0.261358" calcext:value-type="float">
            <text:p>-0.261358</text:p>
          </table:table-cell>
          <table:table-cell office:value-type="float" office:value="1.332084" calcext:value-type="float">
            <text:p>1.332084</text:p>
          </table:table-cell>
          <table:table-cell table:style-name="ce4" table:formula="of:=ROUND([.B12]*scale;6)" office:value-type="float" office:value="-0.00363" calcext:value-type="float">
            <text:p>-0.00363</text:p>
          </table:table-cell>
          <table:table-cell table:style-name="ce4" table:formula="of:=ROUND([.C12]*scale;6)" office:value-type="float" office:value="0.018501" calcext:value-type="float">
            <text:p>0.018501</text:p>
          </table:table-cell>
          <table:table-cell table:style-name="ce4" table:formula="of:=COM.MICROSOFT.TEXTJOIN(&quot;, &quot;;1;[.D12:.E12])" office:value-type="string" office:string-value="-0.00363, 0.018501" calcext:value-type="string">
            <text:p>-0.00363, 0.018501</text:p>
          </table:table-cell>
          <table:table-cell office:value-type="float" office:value="0" calcext:value-type="float">
            <text:p>0</text:p>
          </table:table-cell>
          <table:table-cell office:value-type="float" office:value="5.581265" calcext:value-type="float">
            <text:p>5.581265</text:p>
          </table:table-cell>
          <table:table-cell table:style-name="ce1" table:formula="of:=ROUND([.G12]*scale;6)" office:value-type="float" office:value="0" calcext:value-type="float">
            <text:p>0</text:p>
          </table:table-cell>
          <table:table-cell table:style-name="ce1" table:formula="of:=ROUND([.H12]*scale;6)" office:value-type="float" office:value="0.077518" calcext:value-type="float">
            <text:p>0.077518</text:p>
          </table:table-cell>
          <table:table-cell table:style-name="ce1" table:formula="of:=COM.MICROSOFT.TEXTJOIN(&quot;, &quot;;1;[.I12:.J12])" office:value-type="string" office:string-value="0, 0.077518" calcext:value-type="string">
            <text:p>0, 0.077518</text:p>
          </table:table-cell>
          <table:table-cell office:value-type="float" office:value="0.269789" calcext:value-type="float">
            <text:p>0.269789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L12]*scale;6)" office:value-type="float" office:value="0.003747" calcext:value-type="float">
            <text:p>0.003747</text:p>
          </table:table-cell>
          <table:table-cell table:style-name="ce1" table:formula="of:=ROUND([.M12]*scale;6)" office:value-type="float" office:value="-0.003747" calcext:value-type="float">
            <text:p>-0.003747</text:p>
          </table:table-cell>
          <table:table-cell table:style-name="ce1" table:formula="of:=COM.MICROSOFT.TEXTJOIN(&quot;, &quot;;1;[.N12:.O12])" office:value-type="string" office:string-value="0.003747, -0.003747" calcext:value-type="string">
            <text:p>0.003747, -0.003747</text:p>
          </table:table-cell>
          <table:table-cell office:value-type="float" office:value="0.792505" calcext:value-type="float">
            <text:p>0.792505</text:p>
          </table:table-cell>
          <table:table-cell office:value-type="float" office:value="0" calcext:value-type="float">
            <text:p>0</text:p>
          </table:table-cell>
          <table:table-cell table:style-name="ce1" table:formula="of:=ROUND([.Q12]*scale;6)" office:value-type="float" office:value="0.011007" calcext:value-type="float">
            <text:p>0.011007</text:p>
          </table:table-cell>
          <table:table-cell table:style-name="ce1" table:formula="of:=ROUND([.R12]*scale;6)" office:value-type="float" office:value="0" calcext:value-type="float">
            <text:p>0</text:p>
          </table:table-cell>
          <table:table-cell table:style-name="ce1" table:formula="of:=COM.MICROSOFT.TEXTJOIN(&quot;, &quot;;1;[.S12:.T12])" office:value-type="string" office:string-value="0.011007, 0" calcext:value-type="string">
            <text:p>0.011007, 0</text:p>
          </table:table-cell>
          <table:table-cell office:value-type="float" office:value="3.987821" calcext:value-type="float">
            <text:p>3.987821</text:p>
          </table:table-cell>
          <table:table-cell office:value-type="float" office:value="0" calcext:value-type="float">
            <text:p>0</text:p>
          </table:table-cell>
          <table:table-cell table:style-name="ce1" table:formula="of:=ROUND([.V12]*scale;6)" office:value-type="float" office:value="0.055386" calcext:value-type="float">
            <text:p>0.055386</text:p>
          </table:table-cell>
          <table:table-cell table:style-name="ce1" table:formula="of:=ROUND([.W12]*scale;6)" office:value-type="float" office:value="0" calcext:value-type="float">
            <text:p>0</text:p>
          </table:table-cell>
          <table:table-cell table:style-name="ce1" table:formula="of:=COM.MICROSOFT.TEXTJOIN(&quot;, &quot;;1;[.X12:.Y12])" office:value-type="string" office:string-value="0.055386, 0" calcext:value-type="string">
            <text:p>0.055386, 0</text:p>
          </table:table-cell>
          <table:table-cell office:value-type="float" office:value="0.26979" calcext:value-type="float">
            <text:p>0.26979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AA12]*scale;6)" office:value-type="float" office:value="0.003747" calcext:value-type="float">
            <text:p>0.003747</text:p>
          </table:table-cell>
          <table:table-cell table:style-name="ce1" table:formula="of:=ROUND([.AB12]*scale;6)" office:value-type="float" office:value="-0.003747" calcext:value-type="float">
            <text:p>-0.003747</text:p>
          </table:table-cell>
          <table:table-cell table:style-name="ce1" table:formula="of:=COM.MICROSOFT.TEXTJOIN(&quot;, &quot;;1;[.AC12:.AD12])" office:value-type="string" office:string-value="0.003747, -0.003747" calcext:value-type="string">
            <text:p>0.003747, -0.003747</text:p>
          </table:table-cell>
          <table:table-cell office:value-type="float" office:value="-0.522718" calcext:value-type="float">
            <text:p>-0.522718</text:p>
          </table:table-cell>
          <table:table-cell office:value-type="float" office:value="0" calcext:value-type="float">
            <text:p>0</text:p>
          </table:table-cell>
          <table:table-cell table:style-name="ce1" table:formula="of:=ROUND([.AF12]*scale;6)" office:value-type="float" office:value="-0.00726" calcext:value-type="float">
            <text:p>-0.00726</text:p>
          </table:table-cell>
          <table:table-cell table:style-name="ce1" table:formula="of:=ROUND([.AG12]*scale;6)" office:value-type="float" office:value="0" calcext:value-type="float">
            <text:p>0</text:p>
          </table:table-cell>
          <table:table-cell table:style-name="ce1" table:formula="of:=COM.MICROSOFT.TEXTJOIN(&quot;, &quot;;1;[.AH12:.AI12])" office:value-type="string" office:string-value="-0.00726, 0" calcext:value-type="string">
            <text:p>-0.00726, 0</text:p>
          </table:table-cell>
          <table:table-cell table:style-name="ce2" table:formula="of:=[.AK83]-[.AK54]" office:value-type="float" office:value="2.655738" calcext:value-type="float">
            <text:p>2.655738</text:p>
          </table:table-cell>
          <table:table-cell table:style-name="ce2" table:formula="of:=0-[.AL54]" office:value-type="float" office:value="-5.581265" calcext:value-type="float">
            <text:p>-5.581265</text:p>
          </table:table-cell>
          <table:table-cell table:style-name="ce1" table:formula="of:=ROUND([.AK12]*scale;6)" office:value-type="float" office:value="0.036885" calcext:value-type="float">
            <text:p>0.036885</text:p>
          </table:table-cell>
          <table:table-cell table:style-name="ce1" table:formula="of:=ROUND([.AL12]*scale;6)" office:value-type="float" office:value="-0.077518" calcext:value-type="float">
            <text:p>-0.077518</text:p>
          </table:table-cell>
          <table:table-cell table:style-name="ce1" table:formula="of:=COM.MICROSOFT.TEXTJOIN(&quot;, &quot;;1;[.AM12:.AN12])" office:value-type="string" office:string-value="0.036885, -0.077518" calcext:value-type="string">
            <text:p>0.036885, -0.077518</text:p>
          </table:table-cell>
          <table:table-cell office:value-type="float" office:value="0" calcext:value-type="float">
            <text:p>0</text:p>
          </table:table-cell>
          <table:table-cell office:value-type="float" office:value="0.531147" calcext:value-type="float">
            <text:p>0.531147</text:p>
          </table:table-cell>
          <table:table-cell table:style-name="ce1" table:formula="of:=ROUND([.AP12]*scale;6)" office:value-type="float" office:value="0" calcext:value-type="float">
            <text:p>0</text:p>
          </table:table-cell>
          <table:table-cell table:style-name="ce1" table:formula="of:=ROUND([.AQ12]*scale;6)" office:value-type="float" office:value="0.007377" calcext:value-type="float">
            <text:p>0.007377</text:p>
          </table:table-cell>
          <table:table-cell table:style-name="ce1" table:formula="of:=COM.MICROSOFT.TEXTJOIN(&quot;, &quot;;1;[.AR12:.AS12])" office:value-type="string" office:string-value="0, 0.007377" calcext:value-type="string">
            <text:p>0, 0.007377</text:p>
          </table:table-cell>
          <table:table-cell office:value-type="float" office:value="-0.792508" calcext:value-type="float">
            <text:p>-0.792508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AU12]*scale;6)" office:value-type="float" office:value="-0.011007" calcext:value-type="float">
            <text:p>-0.011007</text:p>
          </table:table-cell>
          <table:table-cell table:style-name="ce1" table:formula="of:=ROUND([.AV12]*scale;6)" office:value-type="float" office:value="0.003747" calcext:value-type="float">
            <text:p>0.003747</text:p>
          </table:table-cell>
          <table:table-cell table:style-name="ce1" table:formula="of:=COM.MICROSOFT.TEXTJOIN(&quot;, &quot;;1;[.AW12:.AX12])" office:value-type="string" office:string-value="-0.011007, 0.003747" calcext:value-type="string">
            <text:p>-0.011007, 0.003747</text:p>
          </table:table-cell>
          <table:table-cell office:value-type="float" office:value="0.26979" calcext:value-type="float">
            <text:p>0.26979</text:p>
          </table:table-cell>
          <table:table-cell office:value-type="float" office:value="-0.265574" calcext:value-type="float">
            <text:p>-0.265574</text:p>
          </table:table-cell>
          <table:table-cell table:style-name="ce1" table:formula="of:=ROUND([.AZ12]*scale;6)" office:value-type="float" office:value="0.003747" calcext:value-type="float">
            <text:p>0.003747</text:p>
          </table:table-cell>
          <table:table-cell table:style-name="ce1" table:formula="of:=ROUND([.BA12]*scale;6)" office:value-type="float" office:value="-0.003689" calcext:value-type="float">
            <text:p>-0.003689</text:p>
          </table:table-cell>
          <table:table-cell table:style-name="ce1" table:formula="of:=COM.MICROSOFT.TEXTJOIN(&quot;, &quot;;1;[.BB12:.BC12])" office:value-type="string" office:string-value="0.003747, -0.003689" calcext:value-type="string">
            <text:p>0.003747, -0.00368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-2.12459" calcext:value-type="float">
            <text:p>-2.12459</text:p>
          </table:table-cell>
          <table:table-cell table:style-name="ce1" table:formula="of:=ROUND([.BJ12]*scale;6)" office:value-type="float" office:value="0.027778" calcext:value-type="float">
            <text:p>0.027778</text:p>
          </table:table-cell>
          <table:table-cell table:style-name="ce1" table:formula="of:=ROUND([.BK12]*scale;6)" office:value-type="float" office:value="-0.029508" calcext:value-type="float">
            <text:p>-0.029508</text:p>
          </table:table-cell>
          <table:table-cell table:style-name="ce1" table:formula="of:=COM.MICROSOFT.TEXTJOIN(&quot;, &quot;;1;[.BL12:.BM12])" office:value-type="string" office:string-value="0.027778, -0.029508" calcext:value-type="string">
            <text:p>0.027778, -0.029508</text:p>
          </table:table-cell>
          <table:table-cell table:number-columns-repeated="9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792506" calcext:value-type="float">
            <text:p>0.792506</text:p>
          </table:table-cell>
          <table:table-cell table:style-name="ce4" table:formula="of:=ROUND([.B13]*scale;6)" office:value-type="float" office:value="0" calcext:value-type="float">
            <text:p>0</text:p>
          </table:table-cell>
          <table:table-cell table:style-name="ce4" table:formula="of:=ROUND([.C13]*scale;6)" office:value-type="float" office:value="0.011007" calcext:value-type="float">
            <text:p>0.011007</text:p>
          </table:table-cell>
          <table:table-cell table:style-name="ce4" table:formula="of:=COM.MICROSOFT.TEXTJOIN(&quot;, &quot;;1;[.D13:.E13])" office:value-type="string" office:string-value="0, 0.011007" calcext:value-type="string">
            <text:p>0, 0.011007</text:p>
          </table:table-cell>
          <table:table-cell table:style-name="ce2" table:formula="of:=[.G83]-[.G55]" office:value-type="float" office:value="0" calcext:value-type="float">
            <text:p>0</text:p>
          </table:table-cell>
          <table:table-cell table:style-name="ce2" table:formula="of:=0-[.H55]" office:value-type="float" office:value="-5.581265" calcext:value-type="float">
            <text:p>-5.581265</text:p>
          </table:table-cell>
          <table:table-cell table:style-name="ce1" table:formula="of:=ROUND([.G13]*scale;6)" office:value-type="float" office:value="0" calcext:value-type="float">
            <text:p>0</text:p>
          </table:table-cell>
          <table:table-cell table:style-name="ce1" table:formula="of:=ROUND([.H13]*scale;6)" office:value-type="float" office:value="-0.077518" calcext:value-type="float">
            <text:p>-0.077518</text:p>
          </table:table-cell>
          <table:table-cell table:style-name="ce1" table:formula="of:=COM.MICROSOFT.TEXTJOIN(&quot;, &quot;;1;[.I13:.J13])" office:value-type="string" office:string-value="0, -0.077518" calcext:value-type="string">
            <text:p>0, -0.077518</text:p>
          </table:table-cell>
          <table:table-cell office:value-type="float" office:value="0.522716" calcext:value-type="float">
            <text:p>0.522716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L13]*scale;6)" office:value-type="float" office:value="0.00726" calcext:value-type="float">
            <text:p>0.00726</text:p>
          </table:table-cell>
          <table:table-cell table:style-name="ce1" table:formula="of:=ROUND([.M13]*scale;6)" office:value-type="float" office:value="-0.003747" calcext:value-type="float">
            <text:p>-0.003747</text:p>
          </table:table-cell>
          <table:table-cell table:style-name="ce1" table:formula="of:=COM.MICROSOFT.TEXTJOIN(&quot;, &quot;;1;[.N13:.O13])" office:value-type="string" office:string-value="0.00726, -0.003747" calcext:value-type="string">
            <text:p>0.00726, -0.003747</text:p>
          </table:table-cell>
          <table:table-cell office:value-type="float" office:value="0.531148" calcext:value-type="float">
            <text:p>0.531148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Q13]*scale;6)" office:value-type="float" office:value="0.007377" calcext:value-type="float">
            <text:p>0.007377</text:p>
          </table:table-cell>
          <table:table-cell table:style-name="ce1" table:formula="of:=ROUND([.R13]*scale;6)" office:value-type="float" office:value="0.003747" calcext:value-type="float">
            <text:p>0.003747</text:p>
          </table:table-cell>
          <table:table-cell table:style-name="ce1" table:formula="of:=COM.MICROSOFT.TEXTJOIN(&quot;, &quot;;1;[.S13:.T13])" office:value-type="string" office:string-value="0.007377, 0.003747" calcext:value-type="string">
            <text:p>0.007377, 0.003747</text:p>
          </table:table-cell>
          <table:table-cell table:style-name="ce5" table:formula="of:=[.V83]-[.V55]" office:value-type="float" office:value="0" calcext:value-type="float">
            <text:p>0</text:p>
          </table:table-cell>
          <table:table-cell table:style-name="ce5" table:formula="of:=0-[.W55]" office:value-type="float" office:value="-3.726464" calcext:value-type="float">
            <text:p>-3.726464</text:p>
          </table:table-cell>
          <table:table-cell table:style-name="ce1" table:formula="of:=ROUND([.V13]*scale;6)" office:value-type="float" office:value="0" calcext:value-type="float">
            <text:p>0</text:p>
          </table:table-cell>
          <table:table-cell table:style-name="ce1" table:formula="of:=ROUND([.W13]*scale;6)" office:value-type="float" office:value="-0.051756" calcext:value-type="float">
            <text:p>-0.051756</text:p>
          </table:table-cell>
          <table:table-cell table:style-name="ce1" table:formula="of:=COM.MICROSOFT.TEXTJOIN(&quot;, &quot;;1;[.X13:.Y13])" office:value-type="string" office:string-value="0, -0.051756" calcext:value-type="string">
            <text:p>0, -0.051756</text:p>
          </table:table-cell>
          <table:table-cell office:value-type="float" office:value="0.792505" calcext:value-type="float">
            <text:p>0.792505</text:p>
          </table:table-cell>
          <table:table-cell office:value-type="float" office:value="-0.261358" calcext:value-type="float">
            <text:p>-0.261358</text:p>
          </table:table-cell>
          <table:table-cell table:style-name="ce1" table:formula="of:=ROUND([.AA13]*scale;6)" office:value-type="float" office:value="0.011007" calcext:value-type="float">
            <text:p>0.011007</text:p>
          </table:table-cell>
          <table:table-cell table:style-name="ce1" table:formula="of:=ROUND([.AB13]*scale;6)" office:value-type="float" office:value="-0.00363" calcext:value-type="float">
            <text:p>-0.00363</text:p>
          </table:table-cell>
          <table:table-cell table:style-name="ce1" table:formula="of:=COM.MICROSOFT.TEXTJOIN(&quot;, &quot;;1;[.AC13:.AD13])" office:value-type="string" office:string-value="0.011007, -0.00363" calcext:value-type="string">
            <text:p>0.011007, -0.00363</text:p>
          </table:table-cell>
          <table:table-cell office:value-type="float" office:value="-0.800937" calcext:value-type="float">
            <text:p>-0.800937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AF13]*scale;6)" office:value-type="float" office:value="-0.011124" calcext:value-type="float">
            <text:p>-0.011124</text:p>
          </table:table-cell>
          <table:table-cell table:style-name="ce1" table:formula="of:=ROUND([.AG13]*scale;6)" office:value-type="float" office:value="0.003747" calcext:value-type="float">
            <text:p>0.003747</text:p>
          </table:table-cell>
          <table:table-cell table:style-name="ce1" table:formula="of:=COM.MICROSOFT.TEXTJOIN(&quot;, &quot;;1;[.AH13:.AI13])" office:value-type="string" office:string-value="-0.011124, 0.003747" calcext:value-type="string">
            <text:p>-0.011124, 0.003747</text:p>
          </table:table-cell>
          <table:table-cell table:number-columns-repeated="5"/>
          <table:table-cell office:value-type="float" office:value="0.26979" calcext:value-type="float">
            <text:p>0.26979</text:p>
          </table:table-cell>
          <table:table-cell office:value-type="float" office:value="0.531147" calcext:value-type="float">
            <text:p>0.531147</text:p>
          </table:table-cell>
          <table:table-cell table:style-name="ce1" table:formula="of:=ROUND([.AP13]*scale;6)" office:value-type="float" office:value="0.003747" calcext:value-type="float">
            <text:p>0.003747</text:p>
          </table:table-cell>
          <table:table-cell table:style-name="ce1" table:formula="of:=ROUND([.AQ13]*scale;6)" office:value-type="float" office:value="0.007377" calcext:value-type="float">
            <text:p>0.007377</text:p>
          </table:table-cell>
          <table:table-cell table:style-name="ce1" table:formula="of:=COM.MICROSOFT.TEXTJOIN(&quot;, &quot;;1;[.AR13:.AS13])" office:value-type="string" office:string-value="0.003747, 0.007377" calcext:value-type="string">
            <text:p>0.003747, 0.007377</text:p>
          </table:table-cell>
          <table:table-cell office:value-type="float" office:value="-0.26979" calcext:value-type="float">
            <text:p>-0.26979</text:p>
          </table:table-cell>
          <table:table-cell office:value-type="float" office:value="0" calcext:value-type="float">
            <text:p>0</text:p>
          </table:table-cell>
          <table:table-cell table:style-name="ce1" table:formula="of:=ROUND([.AU13]*scale;6)" office:value-type="float" office:value="-0.003747" calcext:value-type="float">
            <text:p>-0.003747</text:p>
          </table:table-cell>
          <table:table-cell table:style-name="ce1" table:formula="of:=ROUND([.AV13]*scale;6)" office:value-type="float" office:value="0" calcext:value-type="float">
            <text:p>0</text:p>
          </table:table-cell>
          <table:table-cell table:style-name="ce1" table:formula="of:=COM.MICROSOFT.TEXTJOIN(&quot;, &quot;;1;[.AW13:.AX13])" office:value-type="string" office:string-value="-0.003747, 0" calcext:value-type="string">
            <text:p>-0.003747, 0</text:p>
          </table:table-cell>
          <table:table-cell office:value-type="float" office:value="-0.26979" calcext:value-type="float">
            <text:p>-0.26979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AZ13]*scale;6)" office:value-type="float" office:value="-0.003747" calcext:value-type="float">
            <text:p>-0.003747</text:p>
          </table:table-cell>
          <table:table-cell table:style-name="ce1" table:formula="of:=ROUND([.BA13]*scale;6)" office:value-type="float" office:value="-0.003747" calcext:value-type="float">
            <text:p>-0.003747</text:p>
          </table:table-cell>
          <table:table-cell table:style-name="ce1" table:formula="of:=COM.MICROSOFT.TEXTJOIN(&quot;, &quot;;1;[.BB13:.BC13])" office:value-type="string" office:string-value="-0.003747, -0.003747" calcext:value-type="string">
            <text:p>-0.003747, -0.00374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.581265" calcext:value-type="float">
            <text:p>5.581265</text:p>
          </table:table-cell>
          <table:table-cell table:style-name="ce1" table:formula="of:=ROUND([.BJ13]*scale;6)" office:value-type="float" office:value="0" calcext:value-type="float">
            <text:p>0</text:p>
          </table:table-cell>
          <table:table-cell table:style-name="ce1" table:formula="of:=ROUND([.BK13]*scale;6)" office:value-type="float" office:value="0.077518" calcext:value-type="float">
            <text:p>0.077518</text:p>
          </table:table-cell>
          <table:table-cell table:style-name="ce1" table:formula="of:=COM.MICROSOFT.TEXTJOIN(&quot;, &quot;;1;[.BL13:.BM13])" office:value-type="string" office:string-value="0, 0.077518" calcext:value-type="string">
            <text:p>0, 0.077518</text:p>
          </table:table-cell>
          <table:table-cell table:number-columns-repeated="958"/>
        </table:table-row>
        <table:table-row table:style-name="ro1">
          <table:table-cell/>
          <table:table-cell office:value-type="float" office:value="0.261358" calcext:value-type="float">
            <text:p>0.261358</text:p>
          </table:table-cell>
          <table:table-cell office:value-type="float" office:value="1.332085" calcext:value-type="float">
            <text:p>1.332085</text:p>
          </table:table-cell>
          <table:table-cell table:style-name="ce4" table:formula="of:=ROUND([.B14]*scale;6)" office:value-type="float" office:value="0.00363" calcext:value-type="float">
            <text:p>0.00363</text:p>
          </table:table-cell>
          <table:table-cell table:style-name="ce4" table:formula="of:=ROUND([.C14]*scale;6)" office:value-type="float" office:value="0.018501" calcext:value-type="float">
            <text:p>0.018501</text:p>
          </table:table-cell>
          <table:table-cell table:style-name="ce4" table:formula="of:=COM.MICROSOFT.TEXTJOIN(&quot;, &quot;;1;[.D14:.E14])" office:value-type="string" office:string-value="0.00363, 0.018501" calcext:value-type="string">
            <text:p>0.00363, 0.018501</text:p>
          </table:table-cell>
          <table:table-cell table:number-columns-repeated="5"/>
          <table:table-cell office:value-type="float" office:value="1.062296" calcext:value-type="float">
            <text:p>1.062296</text:p>
          </table:table-cell>
          <table:table-cell office:value-type="float" office:value="0" calcext:value-type="float">
            <text:p>0</text:p>
          </table:table-cell>
          <table:table-cell table:style-name="ce1" table:formula="of:=ROUND([.L14]*scale;6)" office:value-type="float" office:value="0.014754" calcext:value-type="float">
            <text:p>0.014754</text:p>
          </table:table-cell>
          <table:table-cell table:style-name="ce1" table:formula="of:=ROUND([.M14]*scale;6)" office:value-type="float" office:value="0" calcext:value-type="float">
            <text:p>0</text:p>
          </table:table-cell>
          <table:table-cell table:style-name="ce1" table:formula="of:=COM.MICROSOFT.TEXTJOIN(&quot;, &quot;;1;[.N14:.O14])" office:value-type="string" office:string-value="0.014754, 0" calcext:value-type="string">
            <text:p>0.014754, 0</text:p>
          </table:table-cell>
          <table:table-cell office:value-type="float" office:value="0.261359" calcext:value-type="float">
            <text:p>0.261359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Q14]*scale;6)" office:value-type="float" office:value="0.00363" calcext:value-type="float">
            <text:p>0.00363</text:p>
          </table:table-cell>
          <table:table-cell table:style-name="ce1" table:formula="of:=ROUND([.R14]*scale;6)" office:value-type="float" office:value="0.003747" calcext:value-type="float">
            <text:p>0.003747</text:p>
          </table:table-cell>
          <table:table-cell table:style-name="ce1" table:formula="of:=COM.MICROSOFT.TEXTJOIN(&quot;, &quot;;1;[.S14:.T14])" office:value-type="string" office:string-value="0.00363, 0.003747" calcext:value-type="string">
            <text:p>0.00363, 0.003747</text:p>
          </table:table-cell>
          <table:table-cell table:number-columns-repeated="5"/>
          <table:table-cell office:value-type="float" office:value="0.800937" calcext:value-type="float">
            <text:p>0.800937</text:p>
          </table:table-cell>
          <table:table-cell office:value-type="float" office:value="0" calcext:value-type="float">
            <text:p>0</text:p>
          </table:table-cell>
          <table:table-cell table:style-name="ce1" table:formula="of:=ROUND([.AA14]*scale;6)" office:value-type="float" office:value="0.011124" calcext:value-type="float">
            <text:p>0.011124</text:p>
          </table:table-cell>
          <table:table-cell table:style-name="ce1" table:formula="of:=ROUND([.AB14]*scale;6)" office:value-type="float" office:value="0" calcext:value-type="float">
            <text:p>0</text:p>
          </table:table-cell>
          <table:table-cell table:style-name="ce1" table:formula="of:=COM.MICROSOFT.TEXTJOIN(&quot;, &quot;;1;[.AC14:.AD14])" office:value-type="string" office:string-value="0.011124, 0" calcext:value-type="string">
            <text:p>0.011124, 0</text:p>
          </table:table-cell>
          <table:table-cell office:value-type="float" office:value="-0.531147" calcext:value-type="float">
            <text:p>-0.531147</text:p>
          </table:table-cell>
          <table:table-cell office:value-type="float" office:value="0.792506" calcext:value-type="float">
            <text:p>0.792506</text:p>
          </table:table-cell>
          <table:table-cell table:style-name="ce1" table:formula="of:=ROUND([.AF14]*scale;6)" office:value-type="float" office:value="-0.007377" calcext:value-type="float">
            <text:p>-0.007377</text:p>
          </table:table-cell>
          <table:table-cell table:style-name="ce1" table:formula="of:=ROUND([.AG14]*scale;6)" office:value-type="float" office:value="0.011007" calcext:value-type="float">
            <text:p>0.011007</text:p>
          </table:table-cell>
          <table:table-cell table:style-name="ce1" table:formula="of:=COM.MICROSOFT.TEXTJOIN(&quot;, &quot;;1;[.AH14:.AI14])" office:value-type="string" office:string-value="-0.007377, 0.011007" calcext:value-type="string">
            <text:p>-0.007377, 0.011007</text:p>
          </table:table-cell>
          <table:table-cell table:number-columns-repeated="5"/>
          <table:table-cell office:value-type="float" office:value="0.531147" calcext:value-type="float">
            <text:p>0.531147</text:p>
          </table:table-cell>
          <table:table-cell office:value-type="float" office:value="0.261358" calcext:value-type="float">
            <text:p>0.261358</text:p>
          </table:table-cell>
          <table:table-cell table:style-name="ce1" table:formula="of:=ROUND([.AP14]*scale;6)" office:value-type="float" office:value="0.007377" calcext:value-type="float">
            <text:p>0.007377</text:p>
          </table:table-cell>
          <table:table-cell table:style-name="ce1" table:formula="of:=ROUND([.AQ14]*scale;6)" office:value-type="float" office:value="0.00363" calcext:value-type="float">
            <text:p>0.00363</text:p>
          </table:table-cell>
          <table:table-cell table:style-name="ce1" table:formula="of:=COM.MICROSOFT.TEXTJOIN(&quot;, &quot;;1;[.AR14:.AS14])" office:value-type="string" office:string-value="0.007377, 0.00363" calcext:value-type="string">
            <text:p>0.007377, 0.00363</text:p>
          </table:table-cell>
          <table:table-cell office:value-type="float" office:value="-0.792508" calcext:value-type="float">
            <text:p>-0.792508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AU14]*scale;6)" office:value-type="float" office:value="-0.011007" calcext:value-type="float">
            <text:p>-0.011007</text:p>
          </table:table-cell>
          <table:table-cell table:style-name="ce1" table:formula="of:=ROUND([.AV14]*scale;6)" office:value-type="float" office:value="-0.003747" calcext:value-type="float">
            <text:p>-0.003747</text:p>
          </table:table-cell>
          <table:table-cell table:style-name="ce1" table:formula="of:=COM.MICROSOFT.TEXTJOIN(&quot;, &quot;;1;[.AW14:.AX14])" office:value-type="string" office:string-value="-0.011007, -0.003747" calcext:value-type="string">
            <text:p>-0.011007, -0.003747</text:p>
          </table:table-cell>
          <table:table-cell table:style-name="ce2" table:formula="of:=[.AZ83]-[.AZ56]" office:value-type="float" office:value="0.26979" calcext:value-type="float">
            <text:p>0.26979</text:p>
          </table:table-cell>
          <table:table-cell table:style-name="ce2" table:formula="of:=0-[.BA56]" office:value-type="float" office:value="0" calcext:value-type="float">
            <text:p>0</text:p>
          </table:table-cell>
          <table:table-cell table:style-name="ce1" table:formula="of:=ROUND([.AZ14]*scale;6)" office:value-type="float" office:value="0.003747" calcext:value-type="float">
            <text:p>0.003747</text:p>
          </table:table-cell>
          <table:table-cell table:style-name="ce1" table:formula="of:=ROUND([.BA14]*scale;6)" office:value-type="float" office:value="0" calcext:value-type="float">
            <text:p>0</text:p>
          </table:table-cell>
          <table:table-cell table:style-name="ce1" table:formula="of:=COM.MICROSOFT.TEXTJOIN(&quot;, &quot;;1;[.BB14:.BC14])" office:value-type="string" office:string-value="0.003747, 0" calcext:value-type="string">
            <text:p>0.003747, 0</text:p>
          </table:table-cell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style-name="ce2" office:value-type="float" office:value="-5.581265" calcext:value-type="float">
            <text:p>-5.581265</text:p>
          </table:table-cell>
          <table:table-cell table:style-name="ce1" table:formula="of:=ROUND([.BJ14]*scale;6)" office:value-type="float" office:value="0" calcext:value-type="float">
            <text:p>0</text:p>
          </table:table-cell>
          <table:table-cell table:style-name="ce1" table:formula="of:=ROUND([.BK14]*scale;6)" office:value-type="float" office:value="-0.077518" calcext:value-type="float">
            <text:p>-0.077518</text:p>
          </table:table-cell>
          <table:table-cell table:style-name="ce1" table:formula="of:=COM.MICROSOFT.TEXTJOIN(&quot;, &quot;;1;[.BL14:.BM14])" office:value-type="string" office:string-value="0, -0.077518" calcext:value-type="string">
            <text:p>0, -0.077518</text:p>
          </table:table-cell>
          <table:table-cell table:number-columns-repeated="958"/>
        </table:table-row>
        <table:table-row table:style-name="ro1">
          <table:table-cell/>
          <table:table-cell office:value-type="float" office:value="0.539578" calcext:value-type="float">
            <text:p>0.539578</text:p>
          </table:table-cell>
          <table:table-cell office:value-type="float" office:value="0.796721" calcext:value-type="float">
            <text:p>0.796721</text:p>
          </table:table-cell>
          <table:table-cell table:style-name="ce4" table:formula="of:=ROUND([.B15]*scale;6)" office:value-type="float" office:value="0.007494" calcext:value-type="float">
            <text:p>0.007494</text:p>
          </table:table-cell>
          <table:table-cell table:style-name="ce4" table:formula="of:=ROUND([.C15]*scale;6)" office:value-type="float" office:value="0.011066" calcext:value-type="float">
            <text:p>0.011066</text:p>
          </table:table-cell>
          <table:table-cell table:style-name="ce4" table:formula="of:=COM.MICROSOFT.TEXTJOIN(&quot;, &quot;;1;[.D15:.E15])" office:value-type="string" office:string-value="0.007494, 0.011066" calcext:value-type="string">
            <text:p>0.007494, 0.011066</text:p>
          </table:table-cell>
          <table:table-cell table:number-columns-repeated="5"/>
          <table:table-cell office:value-type="float" office:value="0.539578" calcext:value-type="float">
            <text:p>0.539578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L15]*scale;6)" office:value-type="float" office:value="0.007494" calcext:value-type="float">
            <text:p>0.007494</text:p>
          </table:table-cell>
          <table:table-cell table:style-name="ce1" table:formula="of:=ROUND([.M15]*scale;6)" office:value-type="float" office:value="0.003747" calcext:value-type="float">
            <text:p>0.003747</text:p>
          </table:table-cell>
          <table:table-cell table:style-name="ce1" table:formula="of:=COM.MICROSOFT.TEXTJOIN(&quot;, &quot;;1;[.N15:.O15])" office:value-type="string" office:string-value="0.007494, 0.003747" calcext:value-type="string">
            <text:p>0.007494, 0.003747</text:p>
          </table:table-cell>
          <table:table-cell office:value-type="float" office:value="0.269789" calcext:value-type="float">
            <text:p>0.269789</text:p>
          </table:table-cell>
          <table:table-cell office:value-type="float" office:value="0.792506" calcext:value-type="float">
            <text:p>0.792506</text:p>
          </table:table-cell>
          <table:table-cell table:style-name="ce1" table:formula="of:=ROUND([.Q15]*scale;6)" office:value-type="float" office:value="0.003747" calcext:value-type="float">
            <text:p>0.003747</text:p>
          </table:table-cell>
          <table:table-cell table:style-name="ce1" table:formula="of:=ROUND([.R15]*scale;6)" office:value-type="float" office:value="0.011007" calcext:value-type="float">
            <text:p>0.011007</text:p>
          </table:table-cell>
          <table:table-cell table:style-name="ce1" table:formula="of:=COM.MICROSOFT.TEXTJOIN(&quot;, &quot;;1;[.S15:.T15])" office:value-type="string" office:string-value="0.003747, 0.011007" calcext:value-type="string">
            <text:p>0.003747, 0.011007</text:p>
          </table:table-cell>
          <table:table-cell table:number-columns-repeated="5"/>
          <table:table-cell office:value-type="float" office:value="0.800937" calcext:value-type="float">
            <text:p>0.800937</text:p>
          </table:table-cell>
          <table:table-cell office:value-type="float" office:value="0.261358" calcext:value-type="float">
            <text:p>0.261358</text:p>
          </table:table-cell>
          <table:table-cell table:style-name="ce1" table:formula="of:=ROUND([.AA15]*scale;6)" office:value-type="float" office:value="0.011124" calcext:value-type="float">
            <text:p>0.011124</text:p>
          </table:table-cell>
          <table:table-cell table:style-name="ce1" table:formula="of:=ROUND([.AB15]*scale;6)" office:value-type="float" office:value="0.00363" calcext:value-type="float">
            <text:p>0.00363</text:p>
          </table:table-cell>
          <table:table-cell table:style-name="ce1" table:formula="of:=COM.MICROSOFT.TEXTJOIN(&quot;, &quot;;1;[.AC15:.AD15])" office:value-type="string" office:string-value="0.011124, 0.00363" calcext:value-type="string">
            <text:p>0.011124, 0.00363</text:p>
          </table:table-cell>
          <table:table-cell office:value-type="float" office:value="-0.26979" calcext:value-type="float">
            <text:p>-0.26979</text:p>
          </table:table-cell>
          <table:table-cell office:value-type="float" office:value="1.332084" calcext:value-type="float">
            <text:p>1.332084</text:p>
          </table:table-cell>
          <table:table-cell table:style-name="ce1" table:formula="of:=ROUND([.AF15]*scale;6)" office:value-type="float" office:value="-0.003747" calcext:value-type="float">
            <text:p>-0.003747</text:p>
          </table:table-cell>
          <table:table-cell table:style-name="ce1" table:formula="of:=ROUND([.AG15]*scale;6)" office:value-type="float" office:value="0.018501" calcext:value-type="float">
            <text:p>0.018501</text:p>
          </table:table-cell>
          <table:table-cell table:style-name="ce1" table:formula="of:=COM.MICROSOFT.TEXTJOIN(&quot;, &quot;;1;[.AH15:.AI15])" office:value-type="string" office:string-value="-0.003747, 0.018501" calcext:value-type="string">
            <text:p>-0.003747, 0.018501</text:p>
          </table:table-cell>
          <table:table-cell table:number-columns-repeated="5"/>
          <table:table-cell office:value-type="float" office:value="1.062293" calcext:value-type="float">
            <text:p>1.062293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AP15]*scale;6)" office:value-type="float" office:value="0.014754" calcext:value-type="float">
            <text:p>0.014754</text:p>
          </table:table-cell>
          <table:table-cell table:style-name="ce1" table:formula="of:=ROUND([.AQ15]*scale;6)" office:value-type="float" office:value="0.003747" calcext:value-type="float">
            <text:p>0.003747</text:p>
          </table:table-cell>
          <table:table-cell table:style-name="ce1" table:formula="of:=COM.MICROSOFT.TEXTJOIN(&quot;, &quot;;1;[.AR15:.AS15])" office:value-type="string" office:string-value="0.014754, 0.003747" calcext:value-type="string">
            <text:p>0.014754, 0.003747</text:p>
          </table:table-cell>
          <table:table-cell office:value-type="float" office:value="-0.539581" calcext:value-type="float">
            <text:p>-0.539581</text:p>
          </table:table-cell>
          <table:table-cell office:value-type="float" office:value="-0.522716" calcext:value-type="float">
            <text:p>-0.522716</text:p>
          </table:table-cell>
          <table:table-cell table:style-name="ce1" table:formula="of:=ROUND([.AU15]*scale;6)" office:value-type="float" office:value="-0.007494" calcext:value-type="float">
            <text:p>-0.007494</text:p>
          </table:table-cell>
          <table:table-cell table:style-name="ce1" table:formula="of:=ROUND([.AV15]*scale;6)" office:value-type="float" office:value="-0.00726" calcext:value-type="float">
            <text:p>-0.00726</text:p>
          </table:table-cell>
          <table:table-cell table:style-name="ce1" table:formula="of:=COM.MICROSOFT.TEXTJOIN(&quot;, &quot;;1;[.AW15:.AX15])" office:value-type="string" office:string-value="-0.007494, -0.00726" calcext:value-type="string">
            <text:p>-0.007494, -0.00726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.792506" calcext:value-type="float">
            <text:p>0.792506</text:p>
          </table:table-cell>
          <table:table-cell office:value-type="float" office:value="0.265574" calcext:value-type="float">
            <text:p>0.265574</text:p>
          </table:table-cell>
          <table:table-cell table:style-name="ce4" table:formula="of:=ROUND([.B16]*scale;6)" office:value-type="float" office:value="0.011007" calcext:value-type="float">
            <text:p>0.011007</text:p>
          </table:table-cell>
          <table:table-cell table:style-name="ce4" table:formula="of:=ROUND([.C16]*scale;6)" office:value-type="float" office:value="0.003689" calcext:value-type="float">
            <text:p>0.003689</text:p>
          </table:table-cell>
          <table:table-cell table:style-name="ce4" table:formula="of:=COM.MICROSOFT.TEXTJOIN(&quot;, &quot;;1;[.D16:.E16])" office:value-type="string" office:string-value="0.011007, 0.003689" calcext:value-type="string">
            <text:p>0.011007, 0.003689</text:p>
          </table:table-cell>
          <table:table-cell table:number-columns-repeated="5"/>
          <table:table-cell office:value-type="float" office:value="0.261359" calcext:value-type="float">
            <text:p>0.261359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L16]*scale;6)" office:value-type="float" office:value="0.00363" calcext:value-type="float">
            <text:p>0.00363</text:p>
          </table:table-cell>
          <table:table-cell table:style-name="ce1" table:formula="of:=ROUND([.M16]*scale;6)" office:value-type="float" office:value="0.003747" calcext:value-type="float">
            <text:p>0.003747</text:p>
          </table:table-cell>
          <table:table-cell table:style-name="ce1" table:formula="of:=COM.MICROSOFT.TEXTJOIN(&quot;, &quot;;1;[.N16:.O16])" office:value-type="string" office:string-value="0.00363, 0.003747" calcext:value-type="string">
            <text:p>0.00363, 0.003747</text:p>
          </table:table-cell>
          <table:table-cell office:value-type="float" office:value="0" calcext:value-type="float">
            <text:p>0</text:p>
          </table:table-cell>
          <table:table-cell office:value-type="float" office:value="0.531148" calcext:value-type="float">
            <text:p>0.531148</text:p>
          </table:table-cell>
          <table:table-cell table:style-name="ce1" table:formula="of:=ROUND([.Q16]*scale;6)" office:value-type="float" office:value="0" calcext:value-type="float">
            <text:p>0</text:p>
          </table:table-cell>
          <table:table-cell table:style-name="ce1" table:formula="of:=ROUND([.R16]*scale;6)" office:value-type="float" office:value="0.007377" calcext:value-type="float">
            <text:p>0.007377</text:p>
          </table:table-cell>
          <table:table-cell table:style-name="ce1" table:formula="of:=COM.MICROSOFT.TEXTJOIN(&quot;, &quot;;1;[.S16:.T16])" office:value-type="string" office:string-value="0, 0.007377" calcext:value-type="string">
            <text:p>0, 0.007377</text:p>
          </table:table-cell>
          <table:table-cell table:number-columns-repeated="5"/>
          <table:table-cell office:value-type="float" office:value="0.522718" calcext:value-type="float">
            <text:p>0.522718</text:p>
          </table:table-cell>
          <table:table-cell office:value-type="float" office:value="0.539578" calcext:value-type="float">
            <text:p>0.539578</text:p>
          </table:table-cell>
          <table:table-cell table:style-name="ce1" table:formula="of:=ROUND([.AA16]*scale;6)" office:value-type="float" office:value="0.00726" calcext:value-type="float">
            <text:p>0.00726</text:p>
          </table:table-cell>
          <table:table-cell table:style-name="ce1" table:formula="of:=ROUND([.AB16]*scale;6)" office:value-type="float" office:value="0.007494" calcext:value-type="float">
            <text:p>0.007494</text:p>
          </table:table-cell>
          <table:table-cell table:style-name="ce1" table:formula="of:=COM.MICROSOFT.TEXTJOIN(&quot;, &quot;;1;[.AC16:.AD16])" office:value-type="string" office:string-value="0.00726, 0.007494" calcext:value-type="string">
            <text:p>0.00726, 0.007494</text:p>
          </table:table-cell>
          <table:table-cell office:value-type="float" office:value="0" calcext:value-type="float">
            <text:p>0</text:p>
          </table:table-cell>
          <table:table-cell office:value-type="float" office:value="1.332084" calcext:value-type="float">
            <text:p>1.332084</text:p>
          </table:table-cell>
          <table:table-cell table:style-name="ce1" table:formula="of:=ROUND([.AF16]*scale;6)" office:value-type="float" office:value="0" calcext:value-type="float">
            <text:p>0</text:p>
          </table:table-cell>
          <table:table-cell table:style-name="ce1" table:formula="of:=ROUND([.AG16]*scale;6)" office:value-type="float" office:value="0.018501" calcext:value-type="float">
            <text:p>0.018501</text:p>
          </table:table-cell>
          <table:table-cell table:style-name="ce1" table:formula="of:=COM.MICROSOFT.TEXTJOIN(&quot;, &quot;;1;[.AH16:.AI16])" office:value-type="string" office:string-value="0, 0.018501" calcext:value-type="string">
            <text:p>0, 0.018501</text:p>
          </table:table-cell>
          <table:table-cell table:number-columns-repeated="5"/>
          <table:table-cell office:value-type="float" office:value="0.800937" calcext:value-type="float">
            <text:p>0.800937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AP16]*scale;6)" office:value-type="float" office:value="0.011124" calcext:value-type="float">
            <text:p>0.011124</text:p>
          </table:table-cell>
          <table:table-cell table:style-name="ce1" table:formula="of:=ROUND([.AQ16]*scale;6)" office:value-type="float" office:value="0.003747" calcext:value-type="float">
            <text:p>0.003747</text:p>
          </table:table-cell>
          <table:table-cell table:style-name="ce1" table:formula="of:=COM.MICROSOFT.TEXTJOIN(&quot;, &quot;;1;[.AR16:.AS16])" office:value-type="string" office:string-value="0.011124, 0.003747" calcext:value-type="string">
            <text:p>0.011124, 0.003747</text:p>
          </table:table-cell>
          <table:table-cell office:value-type="float" office:value="-0.261356" calcext:value-type="float">
            <text:p>-0.261356</text:p>
          </table:table-cell>
          <table:table-cell office:value-type="float" office:value="-0.800937" calcext:value-type="float">
            <text:p>-0.800937</text:p>
          </table:table-cell>
          <table:table-cell table:style-name="ce1" table:formula="of:=ROUND([.AU16]*scale;6)" office:value-type="float" office:value="-0.00363" calcext:value-type="float">
            <text:p>-0.00363</text:p>
          </table:table-cell>
          <table:table-cell table:style-name="ce1" table:formula="of:=ROUND([.AV16]*scale;6)" office:value-type="float" office:value="-0.011124" calcext:value-type="float">
            <text:p>-0.011124</text:p>
          </table:table-cell>
          <table:table-cell table:style-name="ce1" table:formula="of:=COM.MICROSOFT.TEXTJOIN(&quot;, &quot;;1;[.AW16:.AX16])" office:value-type="string" office:string-value="-0.00363, -0.011124" calcext:value-type="string">
            <text:p>-0.00363, -0.01112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.531147" calcext:value-type="float">
            <text:p>0.531147</text:p>
          </table:table-cell>
          <table:table-cell office:value-type="float" office:value="0" calcext:value-type="float">
            <text:p>0</text:p>
          </table:table-cell>
          <table:table-cell table:style-name="ce4" table:formula="of:=ROUND([.B17]*scale;6)" office:value-type="float" office:value="0.007377" calcext:value-type="float">
            <text:p>0.007377</text:p>
          </table:table-cell>
          <table:table-cell table:style-name="ce4" table:formula="of:=ROUND([.C17]*scale;6)" office:value-type="float" office:value="0" calcext:value-type="float">
            <text:p>0</text:p>
          </table:table-cell>
          <table:table-cell table:style-name="ce4" table:formula="of:=COM.MICROSOFT.TEXTJOIN(&quot;, &quot;;1;[.D17:.E17])" office:value-type="string" office:string-value="0.007377, 0" calcext:value-type="string">
            <text:p>0.007377, 0</text:p>
          </table:table-cell>
          <table:table-cell table:number-columns-repeated="5"/>
          <table:table-cell office:value-type="float" office:value="0.261359" calcext:value-type="float">
            <text:p>0.261359</text:p>
          </table:table-cell>
          <table:table-cell office:value-type="float" office:value="0.522717" calcext:value-type="float">
            <text:p>0.522717</text:p>
          </table:table-cell>
          <table:table-cell table:style-name="ce1" table:formula="of:=ROUND([.L17]*scale;6)" office:value-type="float" office:value="0.00363" calcext:value-type="float">
            <text:p>0.00363</text:p>
          </table:table-cell>
          <table:table-cell table:style-name="ce1" table:formula="of:=ROUND([.M17]*scale;6)" office:value-type="float" office:value="0.00726" calcext:value-type="float">
            <text:p>0.00726</text:p>
          </table:table-cell>
          <table:table-cell table:style-name="ce1" table:formula="of:=COM.MICROSOFT.TEXTJOIN(&quot;, &quot;;1;[.N17:.O17])" office:value-type="string" office:string-value="0.00363, 0.00726" calcext:value-type="string">
            <text:p>0.00363, 0.00726</text:p>
          </table:table-cell>
          <table:table-cell office:value-type="float" office:value="-0.269789" calcext:value-type="float">
            <text:p>-0.269789</text:p>
          </table:table-cell>
          <table:table-cell office:value-type="float" office:value="0.796721" calcext:value-type="float">
            <text:p>0.796721</text:p>
          </table:table-cell>
          <table:table-cell table:style-name="ce1" table:formula="of:=ROUND([.Q17]*scale;6)" office:value-type="float" office:value="-0.003747" calcext:value-type="float">
            <text:p>-0.003747</text:p>
          </table:table-cell>
          <table:table-cell table:style-name="ce1" table:formula="of:=ROUND([.R17]*scale;6)" office:value-type="float" office:value="0.011066" calcext:value-type="float">
            <text:p>0.011066</text:p>
          </table:table-cell>
          <table:table-cell table:style-name="ce1" table:formula="of:=COM.MICROSOFT.TEXTJOIN(&quot;, &quot;;1;[.S17:.T17])" office:value-type="string" office:string-value="-0.003747, 0.011066" calcext:value-type="string">
            <text:p>-0.003747, 0.011066</text:p>
          </table:table-cell>
          <table:table-cell table:number-columns-repeated="5"/>
          <table:table-cell office:value-type="float" office:value="0.26979" calcext:value-type="float">
            <text:p>0.26979</text:p>
          </table:table-cell>
          <table:table-cell office:value-type="float" office:value="0.792506" calcext:value-type="float">
            <text:p>0.792506</text:p>
          </table:table-cell>
          <table:table-cell table:style-name="ce1" table:formula="of:=ROUND([.AA17]*scale;6)" office:value-type="float" office:value="0.003747" calcext:value-type="float">
            <text:p>0.003747</text:p>
          </table:table-cell>
          <table:table-cell table:style-name="ce1" table:formula="of:=ROUND([.AB17]*scale;6)" office:value-type="float" office:value="0.011007" calcext:value-type="float">
            <text:p>0.011007</text:p>
          </table:table-cell>
          <table:table-cell table:style-name="ce1" table:formula="of:=COM.MICROSOFT.TEXTJOIN(&quot;, &quot;;1;[.AC17:.AD17])" office:value-type="string" office:string-value="0.003747, 0.011007" calcext:value-type="string">
            <text:p>0.003747, 0.011007</text:p>
          </table:table-cell>
          <table:table-cell office:value-type="float" office:value="0.26979" calcext:value-type="float">
            <text:p>0.26979</text:p>
          </table:table-cell>
          <table:table-cell office:value-type="float" office:value="1.05808" calcext:value-type="float">
            <text:p>1.05808</text:p>
          </table:table-cell>
          <table:table-cell table:style-name="ce1" table:formula="of:=ROUND([.AF17]*scale;6)" office:value-type="float" office:value="0.003747" calcext:value-type="float">
            <text:p>0.003747</text:p>
          </table:table-cell>
          <table:table-cell table:style-name="ce1" table:formula="of:=ROUND([.AG17]*scale;6)" office:value-type="float" office:value="0.014696" calcext:value-type="float">
            <text:p>0.014696</text:p>
          </table:table-cell>
          <table:table-cell table:style-name="ce1" table:formula="of:=COM.MICROSOFT.TEXTJOIN(&quot;, &quot;;1;[.AH17:.AI17])" office:value-type="string" office:string-value="0.003747, 0.014696" calcext:value-type="string">
            <text:p>0.003747, 0.014696</text:p>
          </table:table-cell>
          <table:table-cell table:number-columns-repeated="5"/>
          <table:table-cell office:value-type="float" office:value="0.522718" calcext:value-type="float">
            <text:p>0.522718</text:p>
          </table:table-cell>
          <table:table-cell office:value-type="float" office:value="0.522716" calcext:value-type="float">
            <text:p>0.522716</text:p>
          </table:table-cell>
          <table:table-cell table:style-name="ce1" table:formula="of:=ROUND([.AP17]*scale;6)" office:value-type="float" office:value="0.00726" calcext:value-type="float">
            <text:p>0.00726</text:p>
          </table:table-cell>
          <table:table-cell table:style-name="ce1" table:formula="of:=ROUND([.AQ17]*scale;6)" office:value-type="float" office:value="0.00726" calcext:value-type="float">
            <text:p>0.00726</text:p>
          </table:table-cell>
          <table:table-cell table:style-name="ce1" table:formula="of:=COM.MICROSOFT.TEXTJOIN(&quot;, &quot;;1;[.AR17:.AS17])" office:value-type="string" office:string-value="0.00726, 0.00726" calcext:value-type="string">
            <text:p>0.00726, 0.00726</text:p>
          </table:table-cell>
          <table:table-cell office:value-type="float" office:value="0" calcext:value-type="float">
            <text:p>0</text:p>
          </table:table-cell>
          <table:table-cell office:value-type="float" office:value="-0.261358" calcext:value-type="float">
            <text:p>-0.261358</text:p>
          </table:table-cell>
          <table:table-cell table:style-name="ce1" table:formula="of:=ROUND([.AU17]*scale;6)" office:value-type="float" office:value="0" calcext:value-type="float">
            <text:p>0</text:p>
          </table:table-cell>
          <table:table-cell table:style-name="ce1" table:formula="of:=ROUND([.AV17]*scale;6)" office:value-type="float" office:value="-0.00363" calcext:value-type="float">
            <text:p>-0.00363</text:p>
          </table:table-cell>
          <table:table-cell table:style-name="ce1" table:formula="of:=COM.MICROSOFT.TEXTJOIN(&quot;, &quot;;1;[.AW17:.AX17])" office:value-type="string" office:string-value="0, -0.00363" calcext:value-type="string">
            <text:p>0, -0.00363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.800937" calcext:value-type="float">
            <text:p>0.800937</text:p>
          </table:table-cell>
          <table:table-cell office:value-type="float" office:value="-0.265574" calcext:value-type="float">
            <text:p>-0.265574</text:p>
          </table:table-cell>
          <table:table-cell table:style-name="ce4" table:formula="of:=ROUND([.B18]*scale;6)" office:value-type="float" office:value="0.011124" calcext:value-type="float">
            <text:p>0.011124</text:p>
          </table:table-cell>
          <table:table-cell table:style-name="ce4" table:formula="of:=ROUND([.C18]*scale;6)" office:value-type="float" office:value="-0.003689" calcext:value-type="float">
            <text:p>-0.003689</text:p>
          </table:table-cell>
          <table:table-cell table:style-name="ce4" table:formula="of:=COM.MICROSOFT.TEXTJOIN(&quot;, &quot;;1;[.D18:.E18])" office:value-type="string" office:string-value="0.011124, -0.003689" calcext:value-type="string">
            <text:p>0.011124, -0.00368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539579" calcext:value-type="float">
            <text:p>0.539579</text:p>
          </table:table-cell>
          <table:table-cell table:style-name="ce1" table:formula="of:=ROUND([.L18]*scale;6)" office:value-type="float" office:value="0" calcext:value-type="float">
            <text:p>0</text:p>
          </table:table-cell>
          <table:table-cell table:style-name="ce1" table:formula="of:=ROUND([.M18]*scale;6)" office:value-type="float" office:value="0.007494" calcext:value-type="float">
            <text:p>0.007494</text:p>
          </table:table-cell>
          <table:table-cell table:style-name="ce1" table:formula="of:=COM.MICROSOFT.TEXTJOIN(&quot;, &quot;;1;[.N18:.O18])" office:value-type="string" office:string-value="0, 0.007494" calcext:value-type="string">
            <text:p>0, 0.007494</text:p>
          </table:table-cell>
          <table:table-cell office:value-type="float" office:value="-0.522716" calcext:value-type="float">
            <text:p>-0.522716</text:p>
          </table:table-cell>
          <table:table-cell office:value-type="float" office:value="0.531148" calcext:value-type="float">
            <text:p>0.531148</text:p>
          </table:table-cell>
          <table:table-cell table:style-name="ce1" table:formula="of:=ROUND([.Q18]*scale;6)" office:value-type="float" office:value="-0.00726" calcext:value-type="float">
            <text:p>-0.00726</text:p>
          </table:table-cell>
          <table:table-cell table:style-name="ce1" table:formula="of:=ROUND([.R18]*scale;6)" office:value-type="float" office:value="0.007377" calcext:value-type="float">
            <text:p>0.007377</text:p>
          </table:table-cell>
          <table:table-cell table:style-name="ce1" table:formula="of:=COM.MICROSOFT.TEXTJOIN(&quot;, &quot;;1;[.S18:.T18])" office:value-type="string" office:string-value="-0.00726, 0.007377" calcext:value-type="string">
            <text:p>-0.00726, 0.00737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531148" calcext:value-type="float">
            <text:p>0.531148</text:p>
          </table:table-cell>
          <table:table-cell table:style-name="ce1" table:formula="of:=ROUND([.AA18]*scale;6)" office:value-type="float" office:value="0" calcext:value-type="float">
            <text:p>0</text:p>
          </table:table-cell>
          <table:table-cell table:style-name="ce1" table:formula="of:=ROUND([.AB18]*scale;6)" office:value-type="float" office:value="0.007377" calcext:value-type="float">
            <text:p>0.007377</text:p>
          </table:table-cell>
          <table:table-cell table:style-name="ce1" table:formula="of:=COM.MICROSOFT.TEXTJOIN(&quot;, &quot;;1;[.AC18:.AD18])" office:value-type="string" office:string-value="0, 0.007377" calcext:value-type="string">
            <text:p>0, 0.007377</text:p>
          </table:table-cell>
          <table:table-cell office:value-type="float" office:value="0.531147" calcext:value-type="float">
            <text:p>0.531147</text:p>
          </table:table-cell>
          <table:table-cell office:value-type="float" office:value="0.531148" calcext:value-type="float">
            <text:p>0.531148</text:p>
          </table:table-cell>
          <table:table-cell table:style-name="ce1" table:formula="of:=ROUND([.AF18]*scale;6)" office:value-type="float" office:value="0.007377" calcext:value-type="float">
            <text:p>0.007377</text:p>
          </table:table-cell>
          <table:table-cell table:style-name="ce1" table:formula="of:=ROUND([.AG18]*scale;6)" office:value-type="float" office:value="0.007377" calcext:value-type="float">
            <text:p>0.007377</text:p>
          </table:table-cell>
          <table:table-cell table:style-name="ce1" table:formula="of:=COM.MICROSOFT.TEXTJOIN(&quot;, &quot;;1;[.AH18:.AI18])" office:value-type="string" office:string-value="0.007377, 0.007377" calcext:value-type="string">
            <text:p>0.007377, 0.007377</text:p>
          </table:table-cell>
          <table:table-cell table:number-columns-repeated="5"/>
          <table:table-cell office:value-type="float" office:value="0.26979" calcext:value-type="float">
            <text:p>0.26979</text:p>
          </table:table-cell>
          <table:table-cell office:value-type="float" office:value="0.539579" calcext:value-type="float">
            <text:p>0.539579</text:p>
          </table:table-cell>
          <table:table-cell table:style-name="ce1" table:formula="of:=ROUND([.AP18]*scale;6)" office:value-type="float" office:value="0.003747" calcext:value-type="float">
            <text:p>0.003747</text:p>
          </table:table-cell>
          <table:table-cell table:style-name="ce1" table:formula="of:=ROUND([.AQ18]*scale;6)" office:value-type="float" office:value="0.007494" calcext:value-type="float">
            <text:p>0.007494</text:p>
          </table:table-cell>
          <table:table-cell table:style-name="ce1" table:formula="of:=COM.MICROSOFT.TEXTJOIN(&quot;, &quot;;1;[.AR18:.AS18])" office:value-type="string" office:string-value="0.003747, 0.007494" calcext:value-type="string">
            <text:p>0.003747, 0.007494</text:p>
          </table:table-cell>
          <table:table-cell office:value-type="float" office:value="0.261356" calcext:value-type="float">
            <text:p>0.261356</text:p>
          </table:table-cell>
          <table:table-cell office:value-type="float" office:value="-0.800937" calcext:value-type="float">
            <text:p>-0.800937</text:p>
          </table:table-cell>
          <table:table-cell table:style-name="ce1" table:formula="of:=ROUND([.AU18]*scale;6)" office:value-type="float" office:value="0.00363" calcext:value-type="float">
            <text:p>0.00363</text:p>
          </table:table-cell>
          <table:table-cell table:style-name="ce1" table:formula="of:=ROUND([.AV18]*scale;6)" office:value-type="float" office:value="-0.011124" calcext:value-type="float">
            <text:p>-0.011124</text:p>
          </table:table-cell>
          <table:table-cell table:style-name="ce1" table:formula="of:=COM.MICROSOFT.TEXTJOIN(&quot;, &quot;;1;[.AW18:.AX18])" office:value-type="string" office:string-value="0.00363, -0.011124" calcext:value-type="string">
            <text:p>0.00363, -0.01112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.522717" calcext:value-type="float">
            <text:p>0.522717</text:p>
          </table:table-cell>
          <table:table-cell office:value-type="float" office:value="-0.796721" calcext:value-type="float">
            <text:p>-0.796721</text:p>
          </table:table-cell>
          <table:table-cell table:style-name="ce4" table:formula="of:=ROUND([.B19]*scale;6)" office:value-type="float" office:value="0.00726" calcext:value-type="float">
            <text:p>0.00726</text:p>
          </table:table-cell>
          <table:table-cell table:style-name="ce4" table:formula="of:=ROUND([.C19]*scale;6)" office:value-type="float" office:value="-0.011066" calcext:value-type="float">
            <text:p>-0.011066</text:p>
          </table:table-cell>
          <table:table-cell table:style-name="ce4" table:formula="of:=COM.MICROSOFT.TEXTJOIN(&quot;, &quot;;1;[.D19:.E19])" office:value-type="string" office:string-value="0.00726, -0.011066" calcext:value-type="string">
            <text:p>0.00726, -0.011066</text:p>
          </table:table-cell>
          <table:table-cell table:number-columns-repeated="5"/>
          <table:table-cell office:value-type="float" office:value="-0.261359" calcext:value-type="float">
            <text:p>-0.261359</text:p>
          </table:table-cell>
          <table:table-cell office:value-type="float" office:value="0.522717" calcext:value-type="float">
            <text:p>0.522717</text:p>
          </table:table-cell>
          <table:table-cell table:style-name="ce1" table:formula="of:=ROUND([.L19]*scale;6)" office:value-type="float" office:value="-0.00363" calcext:value-type="float">
            <text:p>-0.00363</text:p>
          </table:table-cell>
          <table:table-cell table:style-name="ce1" table:formula="of:=ROUND([.M19]*scale;6)" office:value-type="float" office:value="0.00726" calcext:value-type="float">
            <text:p>0.00726</text:p>
          </table:table-cell>
          <table:table-cell table:style-name="ce1" table:formula="of:=COM.MICROSOFT.TEXTJOIN(&quot;, &quot;;1;[.N19:.O19])" office:value-type="string" office:string-value="-0.00363, 0.00726" calcext:value-type="string">
            <text:p>-0.00363, 0.00726</text:p>
          </table:table-cell>
          <table:table-cell office:value-type="float" office:value="-0.800937" calcext:value-type="float">
            <text:p>-0.800937</text:p>
          </table:table-cell>
          <table:table-cell office:value-type="float" office:value="0.265574" calcext:value-type="float">
            <text:p>0.265574</text:p>
          </table:table-cell>
          <table:table-cell table:style-name="ce1" table:formula="of:=ROUND([.Q19]*scale;6)" office:value-type="float" office:value="-0.011124" calcext:value-type="float">
            <text:p>-0.011124</text:p>
          </table:table-cell>
          <table:table-cell table:style-name="ce1" table:formula="of:=ROUND([.R19]*scale;6)" office:value-type="float" office:value="0.003689" calcext:value-type="float">
            <text:p>0.003689</text:p>
          </table:table-cell>
          <table:table-cell table:style-name="ce1" table:formula="of:=COM.MICROSOFT.TEXTJOIN(&quot;, &quot;;1;[.S19:.T19])" office:value-type="string" office:string-value="-0.011124, 0.003689" calcext:value-type="string">
            <text:p>-0.011124, 0.003689</text:p>
          </table:table-cell>
          <table:table-cell table:number-columns-repeated="5"/>
          <table:table-cell office:value-type="float" office:value="-0.26979" calcext:value-type="float">
            <text:p>-0.26979</text:p>
          </table:table-cell>
          <table:table-cell office:value-type="float" office:value="0.796721" calcext:value-type="float">
            <text:p>0.796721</text:p>
          </table:table-cell>
          <table:table-cell table:style-name="ce1" table:formula="of:=ROUND([.AA19]*scale;6)" office:value-type="float" office:value="-0.003747" calcext:value-type="float">
            <text:p>-0.003747</text:p>
          </table:table-cell>
          <table:table-cell table:style-name="ce1" table:formula="of:=ROUND([.AB19]*scale;6)" office:value-type="float" office:value="0.011066" calcext:value-type="float">
            <text:p>0.011066</text:p>
          </table:table-cell>
          <table:table-cell table:style-name="ce1" table:formula="of:=COM.MICROSOFT.TEXTJOIN(&quot;, &quot;;1;[.AC19:.AD19])" office:value-type="string" office:string-value="-0.003747, 0.011066" calcext:value-type="string">
            <text:p>-0.003747, 0.011066</text:p>
          </table:table-cell>
          <table:table-cell office:value-type="float" office:value="0.800937" calcext:value-type="float">
            <text:p>0.800937</text:p>
          </table:table-cell>
          <table:table-cell office:value-type="float" office:value="0.265574" calcext:value-type="float">
            <text:p>0.265574</text:p>
          </table:table-cell>
          <table:table-cell table:style-name="ce1" table:formula="of:=ROUND([.AF19]*scale;6)" office:value-type="float" office:value="0.011124" calcext:value-type="float">
            <text:p>0.011124</text:p>
          </table:table-cell>
          <table:table-cell table:style-name="ce1" table:formula="of:=ROUND([.AG19]*scale;6)" office:value-type="float" office:value="0.003689" calcext:value-type="float">
            <text:p>0.003689</text:p>
          </table:table-cell>
          <table:table-cell table:style-name="ce1" table:formula="of:=COM.MICROSOFT.TEXTJOIN(&quot;, &quot;;1;[.AH19:.AI19])" office:value-type="string" office:string-value="0.011124, 0.003689" calcext:value-type="string">
            <text:p>0.011124, 0.00368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792506" calcext:value-type="float">
            <text:p>0.792506</text:p>
          </table:table-cell>
          <table:table-cell table:style-name="ce1" table:formula="of:=ROUND([.AP19]*scale;6)" office:value-type="float" office:value="0" calcext:value-type="float">
            <text:p>0</text:p>
          </table:table-cell>
          <table:table-cell table:style-name="ce1" table:formula="of:=ROUND([.AQ19]*scale;6)" office:value-type="float" office:value="0.011007" calcext:value-type="float">
            <text:p>0.011007</text:p>
          </table:table-cell>
          <table:table-cell table:style-name="ce1" table:formula="of:=COM.MICROSOFT.TEXTJOIN(&quot;, &quot;;1;[.AR19:.AS19])" office:value-type="string" office:string-value="0, 0.011007" calcext:value-type="string">
            <text:p>0, 0.011007</text:p>
          </table:table-cell>
          <table:table-cell office:value-type="float" office:value="0.539581" calcext:value-type="float">
            <text:p>0.539581</text:p>
          </table:table-cell>
          <table:table-cell office:value-type="float" office:value="-0.531147" calcext:value-type="float">
            <text:p>-0.531147</text:p>
          </table:table-cell>
          <table:table-cell table:style-name="ce1" table:formula="of:=ROUND([.AU19]*scale;6)" office:value-type="float" office:value="0.007494" calcext:value-type="float">
            <text:p>0.007494</text:p>
          </table:table-cell>
          <table:table-cell table:style-name="ce1" table:formula="of:=ROUND([.AV19]*scale;6)" office:value-type="float" office:value="-0.007377" calcext:value-type="float">
            <text:p>-0.007377</text:p>
          </table:table-cell>
          <table:table-cell table:style-name="ce1" table:formula="of:=COM.MICROSOFT.TEXTJOIN(&quot;, &quot;;1;[.AW19:.AX19])" office:value-type="string" office:string-value="0.007494, -0.007377" calcext:value-type="string">
            <text:p>0.007494, -0.007377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.269789" calcext:value-type="float">
            <text:p>0.269789</text:p>
          </table:table-cell>
          <table:table-cell office:value-type="float" office:value="-1.332085" calcext:value-type="float">
            <text:p>-1.332085</text:p>
          </table:table-cell>
          <table:table-cell table:style-name="ce4" table:formula="of:=ROUND([.B20]*scale;6)" office:value-type="float" office:value="0.003747" calcext:value-type="float">
            <text:p>0.003747</text:p>
          </table:table-cell>
          <table:table-cell table:style-name="ce4" table:formula="of:=ROUND([.C20]*scale;6)" office:value-type="float" office:value="-0.018501" calcext:value-type="float">
            <text:p>-0.018501</text:p>
          </table:table-cell>
          <table:table-cell table:style-name="ce4" table:formula="of:=COM.MICROSOFT.TEXTJOIN(&quot;, &quot;;1;[.D20:.E20])" office:value-type="string" office:string-value="0.003747, -0.018501" calcext:value-type="string">
            <text:p>0.003747, -0.018501</text:p>
          </table:table-cell>
          <table:table-cell table:number-columns-repeated="5"/>
          <table:table-cell office:value-type="float" office:value="-0.531148" calcext:value-type="float">
            <text:p>-0.531148</text:p>
          </table:table-cell>
          <table:table-cell office:value-type="float" office:value="0.800937" calcext:value-type="float">
            <text:p>0.800937</text:p>
          </table:table-cell>
          <table:table-cell table:style-name="ce1" table:formula="of:=ROUND([.L20]*scale;6)" office:value-type="float" office:value="-0.007377" calcext:value-type="float">
            <text:p>-0.007377</text:p>
          </table:table-cell>
          <table:table-cell table:style-name="ce1" table:formula="of:=ROUND([.M20]*scale;6)" office:value-type="float" office:value="0.011124" calcext:value-type="float">
            <text:p>0.011124</text:p>
          </table:table-cell>
          <table:table-cell table:style-name="ce1" table:formula="of:=COM.MICROSOFT.TEXTJOIN(&quot;, &quot;;1;[.N20:.O20])" office:value-type="string" office:string-value="-0.007377, 0.011124" calcext:value-type="string">
            <text:p>-0.007377, 0.011124</text:p>
          </table:table-cell>
          <table:table-cell office:value-type="float" office:value="-0.800937" calcext:value-type="float">
            <text:p>-0.800937</text:p>
          </table:table-cell>
          <table:table-cell office:value-type="float" office:value="0" calcext:value-type="float">
            <text:p>0</text:p>
          </table:table-cell>
          <table:table-cell table:style-name="ce1" table:formula="of:=ROUND([.Q20]*scale;6)" office:value-type="float" office:value="-0.011124" calcext:value-type="float">
            <text:p>-0.011124</text:p>
          </table:table-cell>
          <table:table-cell table:style-name="ce1" table:formula="of:=ROUND([.R20]*scale;6)" office:value-type="float" office:value="0" calcext:value-type="float">
            <text:p>0</text:p>
          </table:table-cell>
          <table:table-cell table:style-name="ce1" table:formula="of:=COM.MICROSOFT.TEXTJOIN(&quot;, &quot;;1;[.S20:.T20])" office:value-type="string" office:string-value="-0.011124, 0" calcext:value-type="string">
            <text:p>-0.011124, 0</text:p>
          </table:table-cell>
          <table:table-cell table:number-columns-repeated="5"/>
          <table:table-cell office:value-type="float" office:value="-0.522718" calcext:value-type="float">
            <text:p>-0.522718</text:p>
          </table:table-cell>
          <table:table-cell office:value-type="float" office:value="0.531148" calcext:value-type="float">
            <text:p>0.531148</text:p>
          </table:table-cell>
          <table:table-cell table:style-name="ce1" table:formula="of:=ROUND([.AA20]*scale;6)" office:value-type="float" office:value="-0.00726" calcext:value-type="float">
            <text:p>-0.00726</text:p>
          </table:table-cell>
          <table:table-cell table:style-name="ce1" table:formula="of:=ROUND([.AB20]*scale;6)" office:value-type="float" office:value="0.007377" calcext:value-type="float">
            <text:p>0.007377</text:p>
          </table:table-cell>
          <table:table-cell table:style-name="ce1" table:formula="of:=COM.MICROSOFT.TEXTJOIN(&quot;, &quot;;1;[.AC20:.AD20])" office:value-type="string" office:string-value="-0.00726, 0.007377" calcext:value-type="string">
            <text:p>-0.00726, 0.007377</text:p>
          </table:table-cell>
          <table:table-cell office:value-type="float" office:value="0.261359" calcext:value-type="float">
            <text:p>0.261359</text:p>
          </table:table-cell>
          <table:table-cell office:value-type="float" office:value="0" calcext:value-type="float">
            <text:p>0</text:p>
          </table:table-cell>
          <table:table-cell table:style-name="ce1" table:formula="of:=ROUND([.AF20]*scale;6)" office:value-type="float" office:value="0.00363" calcext:value-type="float">
            <text:p>0.00363</text:p>
          </table:table-cell>
          <table:table-cell table:style-name="ce1" table:formula="of:=ROUND([.AG20]*scale;6)" office:value-type="float" office:value="0" calcext:value-type="float">
            <text:p>0</text:p>
          </table:table-cell>
          <table:table-cell table:style-name="ce1" table:formula="of:=COM.MICROSOFT.TEXTJOIN(&quot;, &quot;;1;[.AH20:.AI20])" office:value-type="string" office:string-value="0.00363, 0" calcext:value-type="string">
            <text:p>0.00363, 0</text:p>
          </table:table-cell>
          <table:table-cell table:number-columns-repeated="5"/>
          <table:table-cell office:value-type="float" office:value="-0.26979" calcext:value-type="float">
            <text:p>-0.26979</text:p>
          </table:table-cell>
          <table:table-cell office:value-type="float" office:value="0.531148" calcext:value-type="float">
            <text:p>0.531148</text:p>
          </table:table-cell>
          <table:table-cell table:style-name="ce1" table:formula="of:=ROUND([.AP20]*scale;6)" office:value-type="float" office:value="-0.003747" calcext:value-type="float">
            <text:p>-0.003747</text:p>
          </table:table-cell>
          <table:table-cell table:style-name="ce1" table:formula="of:=ROUND([.AQ20]*scale;6)" office:value-type="float" office:value="0.007377" calcext:value-type="float">
            <text:p>0.007377</text:p>
          </table:table-cell>
          <table:table-cell table:style-name="ce1" table:formula="of:=COM.MICROSOFT.TEXTJOIN(&quot;, &quot;;1;[.AR20:.AS20])" office:value-type="string" office:string-value="-0.003747, 0.007377" calcext:value-type="string">
            <text:p>-0.003747, 0.007377</text:p>
          </table:table-cell>
          <table:table-cell office:value-type="float" office:value="0.792508" calcext:value-type="float">
            <text:p>0.792508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AU20]*scale;6)" office:value-type="float" office:value="0.011007" calcext:value-type="float">
            <text:p>0.011007</text:p>
          </table:table-cell>
          <table:table-cell table:style-name="ce1" table:formula="of:=ROUND([.AV20]*scale;6)" office:value-type="float" office:value="-0.003747" calcext:value-type="float">
            <text:p>-0.003747</text:p>
          </table:table-cell>
          <table:table-cell table:style-name="ce1" table:formula="of:=COM.MICROSOFT.TEXTJOIN(&quot;, &quot;;1;[.AW20:.AX20])" office:value-type="string" office:string-value="0.011007, -0.003747" calcext:value-type="string">
            <text:p>0.011007, -0.003747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0.792506" calcext:value-type="float">
            <text:p>-0.792506</text:p>
          </table:table-cell>
          <table:table-cell table:style-name="ce4" table:formula="of:=ROUND([.B21]*scale;6)" office:value-type="float" office:value="0" calcext:value-type="float">
            <text:p>0</text:p>
          </table:table-cell>
          <table:table-cell table:style-name="ce4" table:formula="of:=ROUND([.C21]*scale;6)" office:value-type="float" office:value="-0.011007" calcext:value-type="float">
            <text:p>-0.011007</text:p>
          </table:table-cell>
          <table:table-cell table:style-name="ce4" table:formula="of:=COM.MICROSOFT.TEXTJOIN(&quot;, &quot;;1;[.D21:.E21])" office:value-type="string" office:string-value="0, -0.011007" calcext:value-type="string">
            <text:p>0, -0.011007</text:p>
          </table:table-cell>
          <table:table-cell table:number-columns-repeated="5"/>
          <table:table-cell office:value-type="float" office:value="-2.655738" calcext:value-type="float">
            <text:p>-2.655738</text:p>
          </table:table-cell>
          <table:table-cell office:value-type="float" office:value="2.655738" calcext:value-type="float">
            <text:p>2.655738</text:p>
          </table:table-cell>
          <table:table-cell table:style-name="ce1" table:formula="of:=ROUND([.L21]*scale;6)" office:value-type="float" office:value="-0.036885" calcext:value-type="float">
            <text:p>-0.036885</text:p>
          </table:table-cell>
          <table:table-cell table:style-name="ce1" table:formula="of:=ROUND([.M21]*scale;6)" office:value-type="float" office:value="0.036885" calcext:value-type="float">
            <text:p>0.036885</text:p>
          </table:table-cell>
          <table:table-cell table:style-name="ce1" table:formula="of:=COM.MICROSOFT.TEXTJOIN(&quot;, &quot;;1;[.N21:.O21])" office:value-type="string" office:string-value="-0.036885, 0.036885" calcext:value-type="string">
            <text:p>-0.036885, 0.036885</text:p>
          </table:table-cell>
          <table:table-cell office:value-type="float" office:value="-0.792505" calcext:value-type="float">
            <text:p>-0.792505</text:p>
          </table:table-cell>
          <table:table-cell office:value-type="float" office:value="-0.265574" calcext:value-type="float">
            <text:p>-0.265574</text:p>
          </table:table-cell>
          <table:table-cell table:style-name="ce1" table:formula="of:=ROUND([.Q21]*scale;6)" office:value-type="float" office:value="-0.011007" calcext:value-type="float">
            <text:p>-0.011007</text:p>
          </table:table-cell>
          <table:table-cell table:style-name="ce1" table:formula="of:=ROUND([.R21]*scale;6)" office:value-type="float" office:value="-0.003689" calcext:value-type="float">
            <text:p>-0.003689</text:p>
          </table:table-cell>
          <table:table-cell table:style-name="ce1" table:formula="of:=COM.MICROSOFT.TEXTJOIN(&quot;, &quot;;1;[.S21:.T21])" office:value-type="string" office:string-value="-0.011007, -0.003689" calcext:value-type="string">
            <text:p>-0.011007, -0.003689</text:p>
          </table:table-cell>
          <table:table-cell table:number-columns-repeated="5"/>
          <table:table-cell office:value-type="float" office:value="-0.800937" calcext:value-type="float">
            <text:p>-0.800937</text:p>
          </table:table-cell>
          <table:table-cell office:value-type="float" office:value="0.265574" calcext:value-type="float">
            <text:p>0.265574</text:p>
          </table:table-cell>
          <table:table-cell table:style-name="ce1" table:formula="of:=ROUND([.AA21]*scale;6)" office:value-type="float" office:value="-0.011124" calcext:value-type="float">
            <text:p>-0.011124</text:p>
          </table:table-cell>
          <table:table-cell table:style-name="ce1" table:formula="of:=ROUND([.AB21]*scale;6)" office:value-type="float" office:value="0.003689" calcext:value-type="float">
            <text:p>0.003689</text:p>
          </table:table-cell>
          <table:table-cell table:style-name="ce1" table:formula="of:=COM.MICROSOFT.TEXTJOIN(&quot;, &quot;;1;[.AC21:.AD21])" office:value-type="string" office:string-value="-0.011124, 0.003689" calcext:value-type="string">
            <text:p>-0.011124, 0.003689</text:p>
          </table:table-cell>
          <table:table-cell office:value-type="float" office:value="0.800937" calcext:value-type="float">
            <text:p>0.800937</text:p>
          </table:table-cell>
          <table:table-cell office:value-type="float" office:value="-0.265574" calcext:value-type="float">
            <text:p>-0.265574</text:p>
          </table:table-cell>
          <table:table-cell table:style-name="ce1" table:formula="of:=ROUND([.AF21]*scale;6)" office:value-type="float" office:value="0.011124" calcext:value-type="float">
            <text:p>0.011124</text:p>
          </table:table-cell>
          <table:table-cell table:style-name="ce1" table:formula="of:=ROUND([.AG21]*scale;6)" office:value-type="float" office:value="-0.003689" calcext:value-type="float">
            <text:p>-0.003689</text:p>
          </table:table-cell>
          <table:table-cell table:style-name="ce1" table:formula="of:=COM.MICROSOFT.TEXTJOIN(&quot;, &quot;;1;[.AH21:.AI21])" office:value-type="string" office:string-value="0.011124, -0.003689" calcext:value-type="string">
            <text:p>0.011124, -0.003689</text:p>
          </table:table-cell>
          <table:table-cell table:number-columns-repeated="5"/>
          <table:table-cell office:value-type="float" office:value="-0.261356" calcext:value-type="float">
            <text:p>-0.261356</text:p>
          </table:table-cell>
          <table:table-cell office:value-type="float" office:value="0.265574" calcext:value-type="float">
            <text:p>0.265574</text:p>
          </table:table-cell>
          <table:table-cell table:style-name="ce1" table:formula="of:=ROUND([.AP21]*scale;6)" office:value-type="float" office:value="-0.00363" calcext:value-type="float">
            <text:p>-0.00363</text:p>
          </table:table-cell>
          <table:table-cell table:style-name="ce1" table:formula="of:=ROUND([.AQ21]*scale;6)" office:value-type="float" office:value="0.003689" calcext:value-type="float">
            <text:p>0.003689</text:p>
          </table:table-cell>
          <table:table-cell table:style-name="ce1" table:formula="of:=COM.MICROSOFT.TEXTJOIN(&quot;, &quot;;1;[.AR21:.AS21])" office:value-type="string" office:string-value="-0.00363, 0.003689" calcext:value-type="string">
            <text:p>-0.00363, 0.003689</text:p>
          </table:table-cell>
          <table:table-cell office:value-type="float" office:value="0.26979" calcext:value-type="float">
            <text:p>0.26979</text:p>
          </table:table-cell>
          <table:table-cell office:value-type="float" office:value="0" calcext:value-type="float">
            <text:p>0</text:p>
          </table:table-cell>
          <table:table-cell table:style-name="ce1" table:formula="of:=ROUND([.AU21]*scale;6)" office:value-type="float" office:value="0.003747" calcext:value-type="float">
            <text:p>0.003747</text:p>
          </table:table-cell>
          <table:table-cell table:style-name="ce1" table:formula="of:=ROUND([.AV21]*scale;6)" office:value-type="float" office:value="0" calcext:value-type="float">
            <text:p>0</text:p>
          </table:table-cell>
          <table:table-cell table:style-name="ce1" table:formula="of:=COM.MICROSOFT.TEXTJOIN(&quot;, &quot;;1;[.AW21:.AX21])" office:value-type="string" office:string-value="0.003747, 0" calcext:value-type="string">
            <text:p>0.003747, 0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-0.269789" calcext:value-type="float">
            <text:p>-0.269789</text:p>
          </table:table-cell>
          <table:table-cell office:value-type="float" office:value="-1.332084" calcext:value-type="float">
            <text:p>-1.332084</text:p>
          </table:table-cell>
          <table:table-cell table:style-name="ce4" table:formula="of:=ROUND([.B22]*scale;6)" office:value-type="float" office:value="-0.003747" calcext:value-type="float">
            <text:p>-0.003747</text:p>
          </table:table-cell>
          <table:table-cell table:style-name="ce4" table:formula="of:=ROUND([.C22]*scale;6)" office:value-type="float" office:value="-0.018501" calcext:value-type="float">
            <text:p>-0.018501</text:p>
          </table:table-cell>
          <table:table-cell table:style-name="ce4" table:formula="of:=COM.MICROSOFT.TEXTJOIN(&quot;, &quot;;1;[.D22:.E22])" office:value-type="string" office:string-value="-0.003747, -0.018501" calcext:value-type="string">
            <text:p>-0.003747, -0.018501</text:p>
          </table:table-cell>
          <table:table-cell table:number-columns-repeated="5"/>
          <table:table-cell office:value-type="float" office:value="3.718033" calcext:value-type="float">
            <text:p>3.718033</text:p>
          </table:table-cell>
          <table:table-cell office:value-type="float" office:value="0" calcext:value-type="float">
            <text:p>0</text:p>
          </table:table-cell>
          <table:table-cell table:style-name="ce1" table:formula="of:=ROUND([.L22]*scale;6)" office:value-type="float" office:value="0.051639" calcext:value-type="float">
            <text:p>0.051639</text:p>
          </table:table-cell>
          <table:table-cell table:style-name="ce1" table:formula="of:=ROUND([.M22]*scale;6)" office:value-type="float" office:value="0" calcext:value-type="float">
            <text:p>0</text:p>
          </table:table-cell>
          <table:table-cell table:style-name="ce1" table:formula="of:=COM.MICROSOFT.TEXTJOIN(&quot;, &quot;;1;[.N22:.O22])" office:value-type="string" office:string-value="0.051639, 0" calcext:value-type="string">
            <text:p>0.051639, 0</text:p>
          </table:table-cell>
          <table:table-cell office:value-type="float" office:value="-0.269789" calcext:value-type="float">
            <text:p>-0.269789</text:p>
          </table:table-cell>
          <table:table-cell office:value-type="float" office:value="-0.265574" calcext:value-type="float">
            <text:p>-0.265574</text:p>
          </table:table-cell>
          <table:table-cell table:style-name="ce1" table:formula="of:=ROUND([.Q22]*scale;6)" office:value-type="float" office:value="-0.003747" calcext:value-type="float">
            <text:p>-0.003747</text:p>
          </table:table-cell>
          <table:table-cell table:style-name="ce1" table:formula="of:=ROUND([.R22]*scale;6)" office:value-type="float" office:value="-0.003689" calcext:value-type="float">
            <text:p>-0.003689</text:p>
          </table:table-cell>
          <table:table-cell table:style-name="ce1" table:formula="of:=COM.MICROSOFT.TEXTJOIN(&quot;, &quot;;1;[.S22:.T22])" office:value-type="string" office:string-value="-0.003747, -0.003689" calcext:value-type="string">
            <text:p>-0.003747, -0.003689</text:p>
          </table:table-cell>
          <table:table-cell table:number-columns-repeated="5"/>
          <table:table-cell office:value-type="float" office:value="-0.800937" calcext:value-type="float">
            <text:p>-0.800937</text:p>
          </table:table-cell>
          <table:table-cell office:value-type="float" office:value="0" calcext:value-type="float">
            <text:p>0</text:p>
          </table:table-cell>
          <table:table-cell table:style-name="ce1" table:formula="of:=ROUND([.AA22]*scale;6)" office:value-type="float" office:value="-0.011124" calcext:value-type="float">
            <text:p>-0.011124</text:p>
          </table:table-cell>
          <table:table-cell table:style-name="ce1" table:formula="of:=ROUND([.AB22]*scale;6)" office:value-type="float" office:value="0" calcext:value-type="float">
            <text:p>0</text:p>
          </table:table-cell>
          <table:table-cell table:style-name="ce1" table:formula="of:=COM.MICROSOFT.TEXTJOIN(&quot;, &quot;;1;[.AC22:.AD22])" office:value-type="string" office:string-value="-0.011124, 0" calcext:value-type="string">
            <text:p>-0.011124, 0</text:p>
          </table:table-cell>
          <table:table-cell office:value-type="float" office:value="0.522718" calcext:value-type="float">
            <text:p>0.522718</text:p>
          </table:table-cell>
          <table:table-cell office:value-type="float" office:value="-0.531148" calcext:value-type="float">
            <text:p>-0.531148</text:p>
          </table:table-cell>
          <table:table-cell table:style-name="ce1" table:formula="of:=ROUND([.AF22]*scale;6)" office:value-type="float" office:value="0.00726" calcext:value-type="float">
            <text:p>0.00726</text:p>
          </table:table-cell>
          <table:table-cell table:style-name="ce1" table:formula="of:=ROUND([.AG22]*scale;6)" office:value-type="float" office:value="-0.007377" calcext:value-type="float">
            <text:p>-0.007377</text:p>
          </table:table-cell>
          <table:table-cell table:style-name="ce1" table:formula="of:=COM.MICROSOFT.TEXTJOIN(&quot;, &quot;;1;[.AH22:.AI22])" office:value-type="string" office:string-value="0.00726, -0.007377" calcext:value-type="string">
            <text:p>0.00726, -0.007377</text:p>
          </table:table-cell>
          <table:table-cell table:number-columns-repeated="5"/>
          <table:table-cell office:value-type="float" office:value="-0.800937" calcext:value-type="float">
            <text:p>-0.800937</text:p>
          </table:table-cell>
          <table:table-cell office:value-type="float" office:value="0.265574" calcext:value-type="float">
            <text:p>0.265574</text:p>
          </table:table-cell>
          <table:table-cell table:style-name="ce1" table:formula="of:=ROUND([.AP22]*scale;6)" office:value-type="float" office:value="-0.011124" calcext:value-type="float">
            <text:p>-0.011124</text:p>
          </table:table-cell>
          <table:table-cell table:style-name="ce1" table:formula="of:=ROUND([.AQ22]*scale;6)" office:value-type="float" office:value="0.003689" calcext:value-type="float">
            <text:p>0.003689</text:p>
          </table:table-cell>
          <table:table-cell table:style-name="ce1" table:formula="of:=COM.MICROSOFT.TEXTJOIN(&quot;, &quot;;1;[.AR22:.AS22])" office:value-type="string" office:string-value="-0.011124, 0.003689" calcext:value-type="string">
            <text:p>-0.011124, 0.003689</text:p>
          </table:table-cell>
          <table:table-cell office:value-type="float" office:value="0.792508" calcext:value-type="float">
            <text:p>0.792508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AU22]*scale;6)" office:value-type="float" office:value="0.011007" calcext:value-type="float">
            <text:p>0.011007</text:p>
          </table:table-cell>
          <table:table-cell table:style-name="ce1" table:formula="of:=ROUND([.AV22]*scale;6)" office:value-type="float" office:value="0.003747" calcext:value-type="float">
            <text:p>0.003747</text:p>
          </table:table-cell>
          <table:table-cell table:style-name="ce1" table:formula="of:=COM.MICROSOFT.TEXTJOIN(&quot;, &quot;;1;[.AW22:.AX22])" office:value-type="string" office:string-value="0.011007, 0.003747" calcext:value-type="string">
            <text:p>0.011007, 0.003747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-0.522717" calcext:value-type="float">
            <text:p>-0.522717</text:p>
          </table:table-cell>
          <table:table-cell office:value-type="float" office:value="-0.792506" calcext:value-type="float">
            <text:p>-0.792506</text:p>
          </table:table-cell>
          <table:table-cell table:style-name="ce4" table:formula="of:=ROUND([.B23]*scale;6)" office:value-type="float" office:value="-0.00726" calcext:value-type="float">
            <text:p>-0.00726</text:p>
          </table:table-cell>
          <table:table-cell table:style-name="ce4" table:formula="of:=ROUND([.C23]*scale;6)" office:value-type="float" office:value="-0.011007" calcext:value-type="float">
            <text:p>-0.011007</text:p>
          </table:table-cell>
          <table:table-cell table:style-name="ce4" table:formula="of:=COM.MICROSOFT.TEXTJOIN(&quot;, &quot;;1;[.D23:.E23])" office:value-type="string" office:string-value="-0.00726, -0.011007" calcext:value-type="string">
            <text:p>-0.00726, -0.011007</text:p>
          </table:table-cell>
          <table:table-cell table:number-columns-repeated="5"/>
          <table:table-cell table:style-name="ce2" table:formula="of:=[.L83]-[.L65]" office:value-type="float" office:value="0" calcext:value-type="float">
            <text:p>0</text:p>
          </table:table-cell>
          <table:table-cell table:style-name="ce2" table:formula="of:=0-[.M65]" office:value-type="float" office:value="-5.581266" calcext:value-type="float">
            <text:p>-5.581266</text:p>
          </table:table-cell>
          <table:table-cell table:style-name="ce1" table:formula="of:=ROUND([.L23]*scale;6)" office:value-type="float" office:value="0" calcext:value-type="float">
            <text:p>0</text:p>
          </table:table-cell>
          <table:table-cell table:style-name="ce1" table:formula="of:=ROUND([.M23]*scale;6)" office:value-type="float" office:value="-0.077518" calcext:value-type="float">
            <text:p>-0.077518</text:p>
          </table:table-cell>
          <table:table-cell table:style-name="ce1" table:formula="of:=COM.MICROSOFT.TEXTJOIN(&quot;, &quot;;1;[.N23:.O23])" office:value-type="string" office:string-value="0, -0.077518" calcext:value-type="string">
            <text:p>0, -0.077518</text:p>
          </table:table-cell>
          <table:table-cell office:value-type="float" office:value="-0.261359" calcext:value-type="float">
            <text:p>-0.261359</text:p>
          </table:table-cell>
          <table:table-cell office:value-type="float" office:value="-0.531148" calcext:value-type="float">
            <text:p>-0.531148</text:p>
          </table:table-cell>
          <table:table-cell table:style-name="ce1" table:formula="of:=ROUND([.Q23]*scale;6)" office:value-type="float" office:value="-0.00363" calcext:value-type="float">
            <text:p>-0.00363</text:p>
          </table:table-cell>
          <table:table-cell table:style-name="ce1" table:formula="of:=ROUND([.R23]*scale;6)" office:value-type="float" office:value="-0.007377" calcext:value-type="float">
            <text:p>-0.007377</text:p>
          </table:table-cell>
          <table:table-cell table:style-name="ce1" table:formula="of:=COM.MICROSOFT.TEXTJOIN(&quot;, &quot;;1;[.S23:.T23])" office:value-type="string" office:string-value="-0.00363, -0.007377" calcext:value-type="string">
            <text:p>-0.00363, -0.007377</text:p>
          </table:table-cell>
          <table:table-cell table:number-columns-repeated="5"/>
          <table:table-cell office:value-type="float" office:value="-0.792505" calcext:value-type="float">
            <text:p>-0.792505</text:p>
          </table:table-cell>
          <table:table-cell office:value-type="float" office:value="-0.265574" calcext:value-type="float">
            <text:p>-0.265574</text:p>
          </table:table-cell>
          <table:table-cell table:style-name="ce1" table:formula="of:=ROUND([.AA23]*scale;6)" office:value-type="float" office:value="-0.011007" calcext:value-type="float">
            <text:p>-0.011007</text:p>
          </table:table-cell>
          <table:table-cell table:style-name="ce1" table:formula="of:=ROUND([.AB23]*scale;6)" office:value-type="float" office:value="-0.003689" calcext:value-type="float">
            <text:p>-0.003689</text:p>
          </table:table-cell>
          <table:table-cell table:style-name="ce1" table:formula="of:=COM.MICROSOFT.TEXTJOIN(&quot;, &quot;;1;[.AC23:.AD23])" office:value-type="string" office:string-value="-0.011007, -0.003689" calcext:value-type="string">
            <text:p>-0.011007, -0.003689</text:p>
          </table:table-cell>
          <table:table-cell office:value-type="float" office:value="0.26979" calcext:value-type="float">
            <text:p>0.26979</text:p>
          </table:table-cell>
          <table:table-cell office:value-type="float" office:value="-0.796721" calcext:value-type="float">
            <text:p>-0.796721</text:p>
          </table:table-cell>
          <table:table-cell table:style-name="ce1" table:formula="of:=ROUND([.AF23]*scale;6)" office:value-type="float" office:value="0.003747" calcext:value-type="float">
            <text:p>0.003747</text:p>
          </table:table-cell>
          <table:table-cell table:style-name="ce1" table:formula="of:=ROUND([.AG23]*scale;6)" office:value-type="float" office:value="-0.011066" calcext:value-type="float">
            <text:p>-0.011066</text:p>
          </table:table-cell>
          <table:table-cell table:style-name="ce1" table:formula="of:=COM.MICROSOFT.TEXTJOIN(&quot;, &quot;;1;[.AH23:.AI23])" office:value-type="string" office:string-value="0.003747, -0.011066" calcext:value-type="string">
            <text:p>0.003747, -0.011066</text:p>
          </table:table-cell>
          <table:table-cell table:number-columns-repeated="5"/>
          <table:table-cell office:value-type="float" office:value="-1.062293" calcext:value-type="float">
            <text:p>-1.062293</text:p>
          </table:table-cell>
          <table:table-cell office:value-type="float" office:value="0" calcext:value-type="float">
            <text:p>0</text:p>
          </table:table-cell>
          <table:table-cell table:style-name="ce1" table:formula="of:=ROUND([.AP23]*scale;6)" office:value-type="float" office:value="-0.014754" calcext:value-type="float">
            <text:p>-0.014754</text:p>
          </table:table-cell>
          <table:table-cell table:style-name="ce1" table:formula="of:=ROUND([.AQ23]*scale;6)" office:value-type="float" office:value="0" calcext:value-type="float">
            <text:p>0</text:p>
          </table:table-cell>
          <table:table-cell table:style-name="ce1" table:formula="of:=COM.MICROSOFT.TEXTJOIN(&quot;, &quot;;1;[.AR23:.AS23])" office:value-type="string" office:string-value="-0.014754, 0" calcext:value-type="string">
            <text:p>-0.014754, 0</text:p>
          </table:table-cell>
          <table:table-cell table:number-columns-repeated="2" office:value-type="float" office:value="0.531147" calcext:value-type="float">
            <text:p>0.531147</text:p>
          </table:table-cell>
          <table:table-cell table:style-name="ce1" table:formula="of:=ROUND([.AU23]*scale;6)" office:value-type="float" office:value="0.007377" calcext:value-type="float">
            <text:p>0.007377</text:p>
          </table:table-cell>
          <table:table-cell table:style-name="ce1" table:formula="of:=ROUND([.AV23]*scale;6)" office:value-type="float" office:value="0.007377" calcext:value-type="float">
            <text:p>0.007377</text:p>
          </table:table-cell>
          <table:table-cell table:style-name="ce1" table:formula="of:=COM.MICROSOFT.TEXTJOIN(&quot;, &quot;;1;[.AW23:.AX23])" office:value-type="string" office:string-value="0.007377, 0.007377" calcext:value-type="string">
            <text:p>0.007377, 0.007377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-0.800937" calcext:value-type="float">
            <text:p>-0.800937</text:p>
          </table:table-cell>
          <table:table-cell office:value-type="float" office:value="-0.269789" calcext:value-type="float">
            <text:p>-0.269789</text:p>
          </table:table-cell>
          <table:table-cell table:style-name="ce4" table:formula="of:=ROUND([.B24]*scale;6)" office:value-type="float" office:value="-0.011124" calcext:value-type="float">
            <text:p>-0.011124</text:p>
          </table:table-cell>
          <table:table-cell table:style-name="ce4" table:formula="of:=ROUND([.C24]*scale;6)" office:value-type="float" office:value="-0.003747" calcext:value-type="float">
            <text:p>-0.003747</text:p>
          </table:table-cell>
          <table:table-cell table:style-name="ce4" table:formula="of:=COM.MICROSOFT.TEXTJOIN(&quot;, &quot;;1;[.D24:.E24])" office:value-type="string" office:string-value="-0.011124, -0.003747" calcext:value-type="string">
            <text:p>-0.011124, -0.003747</text:p>
          </table:table-cell>
          <table:table-cell table:number-columns-repeated="10"/>
          <table:table-cell table:style-name="ce2" table:formula="of:=[.Q83]-[.Q66]" office:value-type="float" office:value="3.718032" calcext:value-type="float">
            <text:p>3.718032</text:p>
          </table:table-cell>
          <table:table-cell table:style-name="ce2" table:formula="of:=0-[.R66]" office:value-type="float" office:value="-4.518969" calcext:value-type="float">
            <text:p>-4.518969</text:p>
          </table:table-cell>
          <table:table-cell table:style-name="ce1" table:formula="of:=ROUND([.Q24]*scale;6)" office:value-type="float" office:value="0.051639" calcext:value-type="float">
            <text:p>0.051639</text:p>
          </table:table-cell>
          <table:table-cell table:style-name="ce1" table:formula="of:=ROUND([.R24]*scale;6)" office:value-type="float" office:value="-0.062763" calcext:value-type="float">
            <text:p>-0.062763</text:p>
          </table:table-cell>
          <table:table-cell table:style-name="ce1" table:formula="of:=COM.MICROSOFT.TEXTJOIN(&quot;, &quot;;1;[.S24:.T24])" office:value-type="string" office:string-value="0.051639, -0.062763" calcext:value-type="string">
            <text:p>0.051639, -0.062763</text:p>
          </table:table-cell>
          <table:table-cell table:number-columns-repeated="5"/>
          <table:table-cell office:value-type="float" office:value="-0.26979" calcext:value-type="float">
            <text:p>-0.26979</text:p>
          </table:table-cell>
          <table:table-cell office:value-type="float" office:value="-0.265574" calcext:value-type="float">
            <text:p>-0.265574</text:p>
          </table:table-cell>
          <table:table-cell table:style-name="ce1" table:formula="of:=ROUND([.AA24]*scale;6)" office:value-type="float" office:value="-0.003747" calcext:value-type="float">
            <text:p>-0.003747</text:p>
          </table:table-cell>
          <table:table-cell table:style-name="ce1" table:formula="of:=ROUND([.AB24]*scale;6)" office:value-type="float" office:value="-0.003689" calcext:value-type="float">
            <text:p>-0.003689</text:p>
          </table:table-cell>
          <table:table-cell table:style-name="ce1" table:formula="of:=COM.MICROSOFT.TEXTJOIN(&quot;, &quot;;1;[.AC24:.AD24])" office:value-type="string" office:string-value="-0.003747, -0.003689" calcext:value-type="string">
            <text:p>-0.003747, -0.003689</text:p>
          </table:table-cell>
          <table:table-cell office:value-type="float" office:value="0" calcext:value-type="float">
            <text:p>0</text:p>
          </table:table-cell>
          <table:table-cell office:value-type="float" office:value="-0.261358" calcext:value-type="float">
            <text:p>-0.261358</text:p>
          </table:table-cell>
          <table:table-cell table:style-name="ce1" table:formula="of:=ROUND([.AF24]*scale;6)" office:value-type="float" office:value="0" calcext:value-type="float">
            <text:p>0</text:p>
          </table:table-cell>
          <table:table-cell table:style-name="ce1" table:formula="of:=ROUND([.AG24]*scale;6)" office:value-type="float" office:value="-0.00363" calcext:value-type="float">
            <text:p>-0.00363</text:p>
          </table:table-cell>
          <table:table-cell table:style-name="ce1" table:formula="of:=COM.MICROSOFT.TEXTJOIN(&quot;, &quot;;1;[.AH24:.AI24])" office:value-type="string" office:string-value="0, -0.00363" calcext:value-type="string">
            <text:p>0, -0.00363</text:p>
          </table:table-cell>
          <table:table-cell table:number-columns-repeated="5"/>
          <table:table-cell office:value-type="float" office:value="-0.792508" calcext:value-type="float">
            <text:p>-0.792508</text:p>
          </table:table-cell>
          <table:table-cell office:value-type="float" office:value="-0.265574" calcext:value-type="float">
            <text:p>-0.265574</text:p>
          </table:table-cell>
          <table:table-cell table:style-name="ce1" table:formula="of:=ROUND([.AP24]*scale;6)" office:value-type="float" office:value="-0.011007" calcext:value-type="float">
            <text:p>-0.011007</text:p>
          </table:table-cell>
          <table:table-cell table:style-name="ce1" table:formula="of:=ROUND([.AQ24]*scale;6)" office:value-type="float" office:value="-0.003689" calcext:value-type="float">
            <text:p>-0.003689</text:p>
          </table:table-cell>
          <table:table-cell table:style-name="ce1" table:formula="of:=COM.MICROSOFT.TEXTJOIN(&quot;, &quot;;1;[.AR24:.AS24])" office:value-type="string" office:string-value="-0.011007, -0.003689" calcext:value-type="string">
            <text:p>-0.011007, -0.003689</text:p>
          </table:table-cell>
          <table:table-cell office:value-type="float" office:value="0.261356" calcext:value-type="float">
            <text:p>0.261356</text:p>
          </table:table-cell>
          <table:table-cell office:value-type="float" office:value="1.062295" calcext:value-type="float">
            <text:p>1.062295</text:p>
          </table:table-cell>
          <table:table-cell table:style-name="ce1" table:formula="of:=ROUND([.AU24]*scale;6)" office:value-type="float" office:value="0.00363" calcext:value-type="float">
            <text:p>0.00363</text:p>
          </table:table-cell>
          <table:table-cell table:style-name="ce1" table:formula="of:=ROUND([.AV24]*scale;6)" office:value-type="float" office:value="0.014754" calcext:value-type="float">
            <text:p>0.014754</text:p>
          </table:table-cell>
          <table:table-cell table:style-name="ce1" table:formula="of:=COM.MICROSOFT.TEXTJOIN(&quot;, &quot;;1;[.AW24:.AX24])" office:value-type="string" office:string-value="0.00363, 0.014754" calcext:value-type="string">
            <text:p>0.00363, 0.01475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-0.531147" calcext:value-type="float">
            <text:p>-0.531147</text:p>
          </table:table-cell>
          <table:table-cell office:value-type="float" office:value="0" calcext:value-type="float">
            <text:p>0</text:p>
          </table:table-cell>
          <table:table-cell table:style-name="ce4" table:formula="of:=ROUND([.B25]*scale;6)" office:value-type="float" office:value="-0.007377" calcext:value-type="float">
            <text:p>-0.007377</text:p>
          </table:table-cell>
          <table:table-cell table:style-name="ce4" table:formula="of:=ROUND([.C25]*scale;6)" office:value-type="float" office:value="0" calcext:value-type="float">
            <text:p>0</text:p>
          </table:table-cell>
          <table:table-cell table:style-name="ce4" table:formula="of:=ROUND([.D25]*scale;6)" office:value-type="float" office:value="-0.000102" calcext:value-type="float">
            <text:p>-0.000102</text:p>
          </table:table-cell>
          <table:table-cell table:number-columns-repeated="20"/>
          <table:table-cell office:value-type="float" office:value="-0.261359" calcext:value-type="float">
            <text:p>-0.261359</text:p>
          </table:table-cell>
          <table:table-cell office:value-type="float" office:value="-0.531148" calcext:value-type="float">
            <text:p>-0.531148</text:p>
          </table:table-cell>
          <table:table-cell table:style-name="ce1" table:formula="of:=ROUND([.AA25]*scale;6)" office:value-type="float" office:value="-0.00363" calcext:value-type="float">
            <text:p>-0.00363</text:p>
          </table:table-cell>
          <table:table-cell table:style-name="ce1" table:formula="of:=ROUND([.AB25]*scale;6)" office:value-type="float" office:value="-0.007377" calcext:value-type="float">
            <text:p>-0.007377</text:p>
          </table:table-cell>
          <table:table-cell table:style-name="ce1" table:formula="of:=COM.MICROSOFT.TEXTJOIN(&quot;, &quot;;1;[.AC25:.AD25])" office:value-type="string" office:string-value="-0.00363, -0.007377" calcext:value-type="string">
            <text:p>-0.00363, -0.007377</text:p>
          </table:table-cell>
          <table:table-cell office:value-type="float" office:value="-0.26979" calcext:value-type="float">
            <text:p>-0.26979</text:p>
          </table:table-cell>
          <table:table-cell office:value-type="float" office:value="-0.800937" calcext:value-type="float">
            <text:p>-0.800937</text:p>
          </table:table-cell>
          <table:table-cell table:style-name="ce1" table:formula="of:=ROUND([.AF25]*scale;6)" office:value-type="float" office:value="-0.003747" calcext:value-type="float">
            <text:p>-0.003747</text:p>
          </table:table-cell>
          <table:table-cell table:style-name="ce1" table:formula="of:=ROUND([.AG25]*scale;6)" office:value-type="float" office:value="-0.011124" calcext:value-type="float">
            <text:p>-0.011124</text:p>
          </table:table-cell>
          <table:table-cell table:style-name="ce1" table:formula="of:=COM.MICROSOFT.TEXTJOIN(&quot;, &quot;;1;[.AH25:.AI25])" office:value-type="string" office:string-value="-0.003747, -0.011124" calcext:value-type="string">
            <text:p>-0.003747, -0.011124</text:p>
          </table:table-cell>
          <table:table-cell table:number-columns-repeated="5"/>
          <table:table-cell office:value-type="float" office:value="-0.26979" calcext:value-type="float">
            <text:p>-0.26979</text:p>
          </table:table-cell>
          <table:table-cell office:value-type="float" office:value="-0.265574" calcext:value-type="float">
            <text:p>-0.265574</text:p>
          </table:table-cell>
          <table:table-cell table:style-name="ce1" table:formula="of:=ROUND([.AP25]*scale;6)" office:value-type="float" office:value="-0.003747" calcext:value-type="float">
            <text:p>-0.003747</text:p>
          </table:table-cell>
          <table:table-cell table:style-name="ce1" table:formula="of:=ROUND([.AQ25]*scale;6)" office:value-type="float" office:value="-0.003689" calcext:value-type="float">
            <text:p>-0.003689</text:p>
          </table:table-cell>
          <table:table-cell table:style-name="ce1" table:formula="of:=COM.MICROSOFT.TEXTJOIN(&quot;, &quot;;1;[.AR25:.AS25])" office:value-type="string" office:string-value="-0.003747, -0.003689" calcext:value-type="string">
            <text:p>-0.003747, -0.003689</text:p>
          </table:table-cell>
          <table:table-cell office:value-type="float" office:value="0" calcext:value-type="float">
            <text:p>0</text:p>
          </table:table-cell>
          <table:table-cell office:value-type="float" office:value="1.323653" calcext:value-type="float">
            <text:p>1.323653</text:p>
          </table:table-cell>
          <table:table-cell table:style-name="ce1" table:formula="of:=ROUND([.AU25]*scale;6)" office:value-type="float" office:value="0" calcext:value-type="float">
            <text:p>0</text:p>
          </table:table-cell>
          <table:table-cell table:style-name="ce1" table:formula="of:=ROUND([.AV25]*scale;6)" office:value-type="float" office:value="0.018384" calcext:value-type="float">
            <text:p>0.018384</text:p>
          </table:table-cell>
          <table:table-cell table:style-name="ce1" table:formula="of:=COM.MICROSOFT.TEXTJOIN(&quot;, &quot;;1;[.AW25:.AX25])" office:value-type="string" office:string-value="0, 0.018384" calcext:value-type="string">
            <text:p>0, 0.018384</text:p>
          </table:table-cell>
          <table:table-cell table:number-columns-repeated="973"/>
        </table:table-row>
        <table:table-row table:style-name="ro1">
          <table:table-cell/>
          <table:table-cell table:style-name="ce2" table:formula="of:=[.B70]-[.B55]" office:value-type="float" office:value="0" calcext:value-type="float">
            <text:p>0</text:p>
          </table:table-cell>
          <table:table-cell table:style-name="ce2" table:formula="of:=0-[.C12]" office:value-type="float" office:value="-1.332084" calcext:value-type="float">
            <text:p>-1.332084</text:p>
          </table:table-cell>
          <table:table-cell table:style-name="ce4" table:formula="of:=ROUND([.B26]*scale;6)" office:value-type="float" office:value="0" calcext:value-type="float">
            <text:p>0</text:p>
          </table:table-cell>
          <table:table-cell table:style-name="ce4" table:formula="of:=ROUND([.C26]*scale;6)" office:value-type="float" office:value="-0.018501" calcext:value-type="float">
            <text:p>-0.018501</text:p>
          </table:table-cell>
          <table:table-cell table:style-name="ce4" table:formula="of:=ROUND([.D26]*scale;6)" office:value-type="float" office:value="0" calcext:value-type="float">
            <text:p>0</text:p>
          </table:table-cell>
          <table:table-cell table:number-columns-repeated="20"/>
          <table:table-cell table:style-name="ce5" table:formula="of:=[.AA83]-[.AA68]" office:value-type="float" office:value="3.718036" calcext:value-type="float">
            <text:p>3.718036</text:p>
          </table:table-cell>
          <table:table-cell table:style-name="ce5" table:formula="of:=0-[.AB68]" office:value-type="float" office:value="-4.518969" calcext:value-type="float">
            <text:p>-4.518969</text:p>
          </table:table-cell>
          <table:table-cell table:style-name="ce1" table:formula="of:=ROUND([.AA26]*scale;6)" office:value-type="float" office:value="0.051639" calcext:value-type="float">
            <text:p>0.051639</text:p>
          </table:table-cell>
          <table:table-cell table:style-name="ce1" table:formula="of:=ROUND([.AB26]*scale;6)" office:value-type="float" office:value="-0.062763" calcext:value-type="float">
            <text:p>-0.062763</text:p>
          </table:table-cell>
          <table:table-cell table:style-name="ce1" table:formula="of:=COM.MICROSOFT.TEXTJOIN(&quot;, &quot;;1;[.AC26:.AD26])" office:value-type="string" office:string-value="0.051639, -0.062763" calcext:value-type="string">
            <text:p>0.051639, -0.062763</text:p>
          </table:table-cell>
          <table:table-cell office:value-type="float" office:value="-0.522718" calcext:value-type="float">
            <text:p>-0.522718</text:p>
          </table:table-cell>
          <table:table-cell office:value-type="float" office:value="-0.531147" calcext:value-type="float">
            <text:p>-0.531147</text:p>
          </table:table-cell>
          <table:table-cell table:style-name="ce1" table:formula="of:=ROUND([.AF26]*scale;6)" office:value-type="float" office:value="-0.00726" calcext:value-type="float">
            <text:p>-0.00726</text:p>
          </table:table-cell>
          <table:table-cell table:style-name="ce1" table:formula="of:=ROUND([.AG26]*scale;6)" office:value-type="float" office:value="-0.007377" calcext:value-type="float">
            <text:p>-0.007377</text:p>
          </table:table-cell>
          <table:table-cell table:style-name="ce1" table:formula="of:=COM.MICROSOFT.TEXTJOIN(&quot;, &quot;;1;[.AH26:.AI26])" office:value-type="string" office:string-value="-0.00726, -0.007377" calcext:value-type="string">
            <text:p>-0.00726, -0.007377</text:p>
          </table:table-cell>
          <table:table-cell table:number-columns-repeated="5"/>
          <table:table-cell office:value-type="float" office:value="-0.261356" calcext:value-type="float">
            <text:p>-0.261356</text:p>
          </table:table-cell>
          <table:table-cell office:value-type="float" office:value="-0.531148" calcext:value-type="float">
            <text:p>-0.531148</text:p>
          </table:table-cell>
          <table:table-cell table:style-name="ce1" table:formula="of:=ROUND([.AP26]*scale;6)" office:value-type="float" office:value="-0.00363" calcext:value-type="float">
            <text:p>-0.00363</text:p>
          </table:table-cell>
          <table:table-cell table:style-name="ce1" table:formula="of:=ROUND([.AQ26]*scale;6)" office:value-type="float" office:value="-0.007377" calcext:value-type="float">
            <text:p>-0.007377</text:p>
          </table:table-cell>
          <table:table-cell table:style-name="ce1" table:formula="of:=COM.MICROSOFT.TEXTJOIN(&quot;, &quot;;1;[.AR26:.AS26])" office:value-type="string" office:string-value="-0.00363, -0.007377" calcext:value-type="string">
            <text:p>-0.00363, -0.007377</text:p>
          </table:table-cell>
          <table:table-cell office:value-type="float" office:value="-0.261356" calcext:value-type="float">
            <text:p>-0.261356</text:p>
          </table:table-cell>
          <table:table-cell office:value-type="float" office:value="1.332085" calcext:value-type="float">
            <text:p>1.332085</text:p>
          </table:table-cell>
          <table:table-cell table:style-name="ce1" table:formula="of:=ROUND([.AU26]*scale;6)" office:value-type="float" office:value="-0.00363" calcext:value-type="float">
            <text:p>-0.00363</text:p>
          </table:table-cell>
          <table:table-cell table:style-name="ce1" table:formula="of:=ROUND([.AV26]*scale;6)" office:value-type="float" office:value="0.018501" calcext:value-type="float">
            <text:p>0.018501</text:p>
          </table:table-cell>
          <table:table-cell table:style-name="ce1" table:formula="of:=COM.MICROSOFT.TEXTJOIN(&quot;, &quot;;1;[.AW26:.AX26])" office:value-type="string" office:string-value="-0.00363, 0.018501" calcext:value-type="string">
            <text:p>-0.00363, 0.018501</text:p>
          </table:table-cell>
          <table:table-cell table:number-columns-repeated="973"/>
        </table:table-row>
        <table:table-row table:style-name="ro1">
          <table:table-cell table:number-columns-repeated="28"/>
          <table:table-cell table:style-name="ce1" table:number-columns-repeated="3"/>
          <table:table-cell office:value-type="float" office:value="-0.800937" calcext:value-type="float">
            <text:p>-0.800937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AF27]*scale;6)" office:value-type="float" office:value="-0.011124" calcext:value-type="float">
            <text:p>-0.011124</text:p>
          </table:table-cell>
          <table:table-cell table:style-name="ce1" table:formula="of:=ROUND([.AG27]*scale;6)" office:value-type="float" office:value="-0.003747" calcext:value-type="float">
            <text:p>-0.003747</text:p>
          </table:table-cell>
          <table:table-cell table:style-name="ce1" table:formula="of:=COM.MICROSOFT.TEXTJOIN(&quot;, &quot;;1;[.AH27:.AI27])" office:value-type="string" office:string-value="-0.011124, -0.003747" calcext:value-type="string">
            <text:p>-0.011124, -0.00374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-0.792506" calcext:value-type="float">
            <text:p>-0.792506</text:p>
          </table:table-cell>
          <table:table-cell table:style-name="ce1" table:formula="of:=ROUND([.AP27]*scale;6)" office:value-type="float" office:value="0" calcext:value-type="float">
            <text:p>0</text:p>
          </table:table-cell>
          <table:table-cell table:style-name="ce1" table:formula="of:=ROUND([.AQ27]*scale;6)" office:value-type="float" office:value="-0.011007" calcext:value-type="float">
            <text:p>-0.011007</text:p>
          </table:table-cell>
          <table:table-cell table:style-name="ce1" table:formula="of:=COM.MICROSOFT.TEXTJOIN(&quot;, &quot;;1;[.AR27:.AS27])" office:value-type="string" office:string-value="0, -0.011007" calcext:value-type="string">
            <text:p>0, -0.011007</text:p>
          </table:table-cell>
          <table:table-cell office:value-type="float" office:value="-0.531147" calcext:value-type="float">
            <text:p>-0.531147</text:p>
          </table:table-cell>
          <table:table-cell office:value-type="float" office:value="0.796721" calcext:value-type="float">
            <text:p>0.796721</text:p>
          </table:table-cell>
          <table:table-cell table:style-name="ce1" table:formula="of:=ROUND([.AU27]*scale;6)" office:value-type="float" office:value="-0.007377" calcext:value-type="float">
            <text:p>-0.007377</text:p>
          </table:table-cell>
          <table:table-cell table:style-name="ce1" table:formula="of:=ROUND([.AV27]*scale;6)" office:value-type="float" office:value="0.011066" calcext:value-type="float">
            <text:p>0.011066</text:p>
          </table:table-cell>
          <table:table-cell table:style-name="ce1" table:formula="of:=COM.MICROSOFT.TEXTJOIN(&quot;, &quot;;1;[.AW27:.AX27])" office:value-type="string" office:string-value="-0.007377, 0.011066" calcext:value-type="string">
            <text:p>-0.007377, 0.011066</text:p>
          </table:table-cell>
          <table:table-cell table:number-columns-repeated="973"/>
        </table:table-row>
        <table:table-row table:style-name="ro1">
          <table:table-cell table:number-columns-repeated="31"/>
          <table:table-cell office:value-type="float" office:value="-0.261359" calcext:value-type="float">
            <text:p>-0.261359</text:p>
          </table:table-cell>
          <table:table-cell office:value-type="float" office:value="0" calcext:value-type="float">
            <text:p>0</text:p>
          </table:table-cell>
          <table:table-cell table:style-name="ce1" table:formula="of:=ROUND([.AF28]*scale;6)" office:value-type="float" office:value="-0.00363" calcext:value-type="float">
            <text:p>-0.00363</text:p>
          </table:table-cell>
          <table:table-cell table:style-name="ce1" table:formula="of:=ROUND([.AG28]*scale;6)" office:value-type="float" office:value="0" calcext:value-type="float">
            <text:p>0</text:p>
          </table:table-cell>
          <table:table-cell table:style-name="ce1" table:formula="of:=COM.MICROSOFT.TEXTJOIN(&quot;, &quot;;1;[.AH28:.AI28])" office:value-type="string" office:string-value="-0.00363, 0" calcext:value-type="string">
            <text:p>-0.00363, 0</text:p>
          </table:table-cell>
          <table:table-cell table:number-columns-repeated="5"/>
          <table:table-cell office:value-type="float" office:value="0.261356" calcext:value-type="float">
            <text:p>0.261356</text:p>
          </table:table-cell>
          <table:table-cell office:value-type="float" office:value="-0.539579" calcext:value-type="float">
            <text:p>-0.539579</text:p>
          </table:table-cell>
          <table:table-cell table:style-name="ce1" table:formula="of:=ROUND([.AP28]*scale;6)" office:value-type="float" office:value="0.00363" calcext:value-type="float">
            <text:p>0.00363</text:p>
          </table:table-cell>
          <table:table-cell table:style-name="ce1" table:formula="of:=ROUND([.AQ28]*scale;6)" office:value-type="float" office:value="-0.007494" calcext:value-type="float">
            <text:p>-0.007494</text:p>
          </table:table-cell>
          <table:table-cell table:style-name="ce1" table:formula="of:=COM.MICROSOFT.TEXTJOIN(&quot;, &quot;;1;[.AR28:.AS28])" office:value-type="string" office:string-value="0.00363, -0.007494" calcext:value-type="string">
            <text:p>0.00363, -0.007494</text:p>
          </table:table-cell>
          <table:table-cell office:value-type="float" office:value="-0.792508" calcext:value-type="float">
            <text:p>-0.792508</text:p>
          </table:table-cell>
          <table:table-cell office:value-type="float" office:value="0.265574" calcext:value-type="float">
            <text:p>0.265574</text:p>
          </table:table-cell>
          <table:table-cell table:style-name="ce1" table:formula="of:=ROUND([.AU28]*scale;6)" office:value-type="float" office:value="-0.011007" calcext:value-type="float">
            <text:p>-0.011007</text:p>
          </table:table-cell>
          <table:table-cell table:style-name="ce1" table:formula="of:=ROUND([.AV28]*scale;6)" office:value-type="float" office:value="0.003689" calcext:value-type="float">
            <text:p>0.003689</text:p>
          </table:table-cell>
          <table:table-cell table:style-name="ce1" table:formula="of:=COM.MICROSOFT.TEXTJOIN(&quot;, &quot;;1;[.AW28:.AX28])" office:value-type="string" office:string-value="-0.011007, 0.003689" calcext:value-type="string">
            <text:p>-0.011007, 0.003689</text:p>
          </table:table-cell>
          <table:table-cell table:number-columns-repeated="973"/>
        </table:table-row>
        <table:table-row table:style-name="ro1">
          <table:table-cell table:number-columns-repeated="31"/>
          <table:table-cell office:value-type="float" office:value="-0.800937" calcext:value-type="float">
            <text:p>-0.800937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AF29]*scale;6)" office:value-type="float" office:value="-0.011124" calcext:value-type="float">
            <text:p>-0.011124</text:p>
          </table:table-cell>
          <table:table-cell table:style-name="ce1" table:formula="of:=ROUND([.AG29]*scale;6)" office:value-type="float" office:value="0.003747" calcext:value-type="float">
            <text:p>0.003747</text:p>
          </table:table-cell>
          <table:table-cell table:style-name="ce1" table:formula="of:=COM.MICROSOFT.TEXTJOIN(&quot;, &quot;;1;[.AH29:.AI29])" office:value-type="string" office:string-value="-0.011124, 0.003747" calcext:value-type="string">
            <text:p>-0.011124, 0.003747</text:p>
          </table:table-cell>
          <table:table-cell table:number-columns-repeated="5"/>
          <table:table-cell office:value-type="float" office:value="0.539581" calcext:value-type="float">
            <text:p>0.539581</text:p>
          </table:table-cell>
          <table:table-cell office:value-type="float" office:value="-0.522716" calcext:value-type="float">
            <text:p>-0.522716</text:p>
          </table:table-cell>
          <table:table-cell table:style-name="ce1" table:formula="of:=ROUND([.AP29]*scale;6)" office:value-type="float" office:value="0.007494" calcext:value-type="float">
            <text:p>0.007494</text:p>
          </table:table-cell>
          <table:table-cell table:style-name="ce1" table:formula="of:=ROUND([.AQ29]*scale;6)" office:value-type="float" office:value="-0.00726" calcext:value-type="float">
            <text:p>-0.00726</text:p>
          </table:table-cell>
          <table:table-cell table:style-name="ce1" table:formula="of:=COM.MICROSOFT.TEXTJOIN(&quot;, &quot;;1;[.AR29:.AS29])" office:value-type="string" office:string-value="0.007494, -0.00726" calcext:value-type="string">
            <text:p>0.007494, -0.00726</text:p>
          </table:table-cell>
          <table:table-cell office:value-type="float" office:value="-0.539581" calcext:value-type="float">
            <text:p>-0.539581</text:p>
          </table:table-cell>
          <table:table-cell office:value-type="float" office:value="0" calcext:value-type="float">
            <text:p>0</text:p>
          </table:table-cell>
          <table:table-cell table:style-name="ce1" table:formula="of:=ROUND([.AU29]*scale;6)" office:value-type="float" office:value="-0.007494" calcext:value-type="float">
            <text:p>-0.007494</text:p>
          </table:table-cell>
          <table:table-cell table:style-name="ce1" table:formula="of:=ROUND([.AV29]*scale;6)" office:value-type="float" office:value="0" calcext:value-type="float">
            <text:p>0</text:p>
          </table:table-cell>
          <table:table-cell table:style-name="ce1" table:formula="of:=COM.MICROSOFT.TEXTJOIN(&quot;, &quot;;1;[.AW29:.AX29])" office:value-type="string" office:string-value="-0.007494, 0" calcext:value-type="string">
            <text:p>-0.007494, 0</text:p>
          </table:table-cell>
          <table:table-cell table:number-columns-repeated="973"/>
        </table:table-row>
        <table:table-row table:style-name="ro1">
          <table:table-cell table:number-columns-repeated="31"/>
          <table:table-cell office:value-type="float" office:value="-0.531147" calcext:value-type="float">
            <text:p>-0.531147</text:p>
          </table:table-cell>
          <table:table-cell office:value-type="float" office:value="0.531147" calcext:value-type="float">
            <text:p>0.531147</text:p>
          </table:table-cell>
          <table:table-cell table:style-name="ce1" table:formula="of:=ROUND([.AF30]*scale;6)" office:value-type="float" office:value="-0.007377" calcext:value-type="float">
            <text:p>-0.007377</text:p>
          </table:table-cell>
          <table:table-cell table:style-name="ce1" table:formula="of:=ROUND([.AG30]*scale;6)" office:value-type="float" office:value="0.007377" calcext:value-type="float">
            <text:p>0.007377</text:p>
          </table:table-cell>
          <table:table-cell table:style-name="ce1" table:formula="of:=COM.MICROSOFT.TEXTJOIN(&quot;, &quot;;1;[.AH30:.AI30])" office:value-type="string" office:string-value="-0.007377, 0.007377" calcext:value-type="string">
            <text:p>-0.007377, 0.007377</text:p>
          </table:table-cell>
          <table:table-cell table:number-columns-repeated="5"/>
          <table:table-cell office:value-type="float" office:value="0.792508" calcext:value-type="float">
            <text:p>0.792508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AP30]*scale;6)" office:value-type="float" office:value="0.011007" calcext:value-type="float">
            <text:p>0.011007</text:p>
          </table:table-cell>
          <table:table-cell table:style-name="ce1" table:formula="of:=ROUND([.AQ30]*scale;6)" office:value-type="float" office:value="-0.003747" calcext:value-type="float">
            <text:p>-0.003747</text:p>
          </table:table-cell>
          <table:table-cell table:style-name="ce1" table:formula="of:=COM.MICROSOFT.TEXTJOIN(&quot;, &quot;;1;[.AR30:.AS30])" office:value-type="string" office:string-value="0.011007, -0.003747" calcext:value-type="string">
            <text:p>0.011007, -0.003747</text:p>
          </table:table-cell>
          <table:table-cell office:value-type="float" office:value="-0.792508" calcext:value-type="float">
            <text:p>-0.792508</text:p>
          </table:table-cell>
          <table:table-cell office:value-type="float" office:value="-0.265574" calcext:value-type="float">
            <text:p>-0.265574</text:p>
          </table:table-cell>
          <table:table-cell table:style-name="ce1" table:formula="of:=ROUND([.AU30]*scale;6)" office:value-type="float" office:value="-0.011007" calcext:value-type="float">
            <text:p>-0.011007</text:p>
          </table:table-cell>
          <table:table-cell table:style-name="ce1" table:formula="of:=ROUND([.AV30]*scale;6)" office:value-type="float" office:value="-0.003689" calcext:value-type="float">
            <text:p>-0.003689</text:p>
          </table:table-cell>
          <table:table-cell table:style-name="ce1" table:formula="of:=COM.MICROSOFT.TEXTJOIN(&quot;, &quot;;1;[.AW30:.AX30])" office:value-type="string" office:string-value="-0.011007, -0.003689" calcext:value-type="string">
            <text:p>-0.011007, -0.003689</text:p>
          </table:table-cell>
          <table:table-cell table:number-columns-repeated="973"/>
        </table:table-row>
        <table:table-row table:style-name="ro1">
          <table:table-cell table:number-columns-repeated="31"/>
          <table:table-cell office:value-type="float" office:value="-0.26979" calcext:value-type="float">
            <text:p>-0.26979</text:p>
          </table:table-cell>
          <table:table-cell office:value-type="float" office:value="0.800937" calcext:value-type="float">
            <text:p>0.800937</text:p>
          </table:table-cell>
          <table:table-cell table:style-name="ce1" table:formula="of:=ROUND([.AF31]*scale;6)" office:value-type="float" office:value="-0.003747" calcext:value-type="float">
            <text:p>-0.003747</text:p>
          </table:table-cell>
          <table:table-cell table:style-name="ce1" table:formula="of:=ROUND([.AG31]*scale;6)" office:value-type="float" office:value="0.011124" calcext:value-type="float">
            <text:p>0.011124</text:p>
          </table:table-cell>
          <table:table-cell table:style-name="ce1" table:formula="of:=COM.MICROSOFT.TEXTJOIN(&quot;, &quot;;1;[.AH31:.AI31])" office:value-type="string" office:string-value="-0.003747, 0.011124" calcext:value-type="string">
            <text:p>-0.003747, 0.011124</text:p>
          </table:table-cell>
          <table:table-cell table:number-columns-repeated="5"/>
          <table:table-cell office:value-type="float" office:value="1.062293" calcext:value-type="float">
            <text:p>1.062293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AP31]*scale;6)" office:value-type="float" office:value="0.014754" calcext:value-type="float">
            <text:p>0.014754</text:p>
          </table:table-cell>
          <table:table-cell table:style-name="ce1" table:formula="of:=ROUND([.AQ31]*scale;6)" office:value-type="float" office:value="-0.003747" calcext:value-type="float">
            <text:p>-0.003747</text:p>
          </table:table-cell>
          <table:table-cell table:style-name="ce1" table:formula="of:=COM.MICROSOFT.TEXTJOIN(&quot;, &quot;;1;[.AR31:.AS31])" office:value-type="string" office:string-value="0.014754, -0.003747" calcext:value-type="string">
            <text:p>0.014754, -0.003747</text:p>
          </table:table-cell>
          <table:table-cell office:value-type="float" office:value="-0.26979" calcext:value-type="float">
            <text:p>-0.26979</text:p>
          </table:table-cell>
          <table:table-cell office:value-type="float" office:value="-0.531148" calcext:value-type="float">
            <text:p>-0.531148</text:p>
          </table:table-cell>
          <table:table-cell table:style-name="ce1" table:formula="of:=ROUND([.AU31]*scale;6)" office:value-type="float" office:value="-0.003747" calcext:value-type="float">
            <text:p>-0.003747</text:p>
          </table:table-cell>
          <table:table-cell table:style-name="ce1" table:formula="of:=ROUND([.AV31]*scale;6)" office:value-type="float" office:value="-0.007377" calcext:value-type="float">
            <text:p>-0.007377</text:p>
          </table:table-cell>
          <table:table-cell table:style-name="ce1" table:formula="of:=COM.MICROSOFT.TEXTJOIN(&quot;, &quot;;1;[.AW31:.AX31])" office:value-type="string" office:string-value="-0.003747, -0.007377" calcext:value-type="string">
            <text:p>-0.003747, -0.007377</text:p>
          </table:table-cell>
          <table:table-cell table:number-columns-repeated="973"/>
        </table:table-row>
        <table:table-row table:style-name="ro1">
          <table:table-cell table:number-columns-repeated="31"/>
          <table:table-cell table:style-name="ce2" table:formula="of:=[.AF83]-[.AF74]" office:value-type="float" office:value="3.456678" calcext:value-type="float">
            <text:p>3.456678</text:p>
          </table:table-cell>
          <table:table-cell table:style-name="ce2" table:formula="of:=0-[.AG74]" office:value-type="float" office:value="-3.726464" calcext:value-type="float">
            <text:p>-3.726464</text:p>
          </table:table-cell>
          <table:table-cell table:style-name="ce1" table:formula="of:=ROUND([.AF32]*scale;6)" office:value-type="float" office:value="0.048009" calcext:value-type="float">
            <text:p>0.048009</text:p>
          </table:table-cell>
          <table:table-cell table:style-name="ce1" table:formula="of:=ROUND([.AG32]*scale;6)" office:value-type="float" office:value="-0.051756" calcext:value-type="float">
            <text:p>-0.051756</text:p>
          </table:table-cell>
          <table:table-cell table:style-name="ce1" table:formula="of:=COM.MICROSOFT.TEXTJOIN(&quot;, &quot;;1;[.AH32:.AI32])" office:value-type="string" office:string-value="0.048009, -0.051756" calcext:value-type="string">
            <text:p>0.048009, -0.051756</text:p>
          </table:table-cell>
          <table:table-cell table:number-columns-repeated="5"/>
          <table:table-cell office:value-type="float" office:value="0.531147" calcext:value-type="float">
            <text:p>0.531147</text:p>
          </table:table-cell>
          <table:table-cell office:value-type="float" office:value="-0.261358" calcext:value-type="float">
            <text:p>-0.261358</text:p>
          </table:table-cell>
          <table:table-cell table:style-name="ce1" table:formula="of:=ROUND([.AP32]*scale;6)" office:value-type="float" office:value="0.007377" calcext:value-type="float">
            <text:p>0.007377</text:p>
          </table:table-cell>
          <table:table-cell table:style-name="ce1" table:formula="of:=ROUND([.AQ32]*scale;6)" office:value-type="float" office:value="-0.00363" calcext:value-type="float">
            <text:p>-0.00363</text:p>
          </table:table-cell>
          <table:table-cell table:style-name="ce1" table:formula="of:=COM.MICROSOFT.TEXTJOIN(&quot;, &quot;;1;[.AR32:.AS32])" office:value-type="string" office:string-value="0.007377, -0.00363" calcext:value-type="string">
            <text:p>0.007377, -0.00363</text:p>
          </table:table-cell>
          <table:table-cell table:style-name="ce2" table:formula="of:=[.AU83]-[.AU74]" office:value-type="float" office:value="3.18689" calcext:value-type="float">
            <text:p>3.18689</text:p>
          </table:table-cell>
          <table:table-cell table:style-name="ce2" table:formula="of:=0-[.AV74]" office:value-type="float" office:value="-4.784542" calcext:value-type="float">
            <text:p>-4.784542</text:p>
          </table:table-cell>
          <table:table-cell table:style-name="ce1" table:formula="of:=ROUND([.AU32]*scale;6)" office:value-type="float" office:value="0.044262" calcext:value-type="float">
            <text:p>0.044262</text:p>
          </table:table-cell>
          <table:table-cell table:style-name="ce1" table:formula="of:=ROUND([.AV32]*scale;6)" office:value-type="float" office:value="-0.066452" calcext:value-type="float">
            <text:p>-0.066452</text:p>
          </table:table-cell>
          <table:table-cell table:style-name="ce1" table:formula="of:=COM.MICROSOFT.TEXTJOIN(&quot;, &quot;;1;[.AW32:.AX32])" office:value-type="string" office:string-value="0.044262, -0.066452" calcext:value-type="string">
            <text:p>0.044262, -0.066452</text:p>
          </table:table-cell>
          <table:table-cell table:number-columns-repeated="973"/>
        </table:table-row>
        <table:table-row table:style-name="ro1">
          <table:table-cell table:number-columns-repeated="41"/>
          <table:table-cell office:value-type="float" office:value="0.261356" calcext:value-type="float">
            <text:p>0.261356</text:p>
          </table:table-cell>
          <table:table-cell office:value-type="float" office:value="-0.531147" calcext:value-type="float">
            <text:p>-0.531147</text:p>
          </table:table-cell>
          <table:table-cell table:style-name="ce1" table:formula="of:=ROUND([.AP33]*scale;6)" office:value-type="float" office:value="0.00363" calcext:value-type="float">
            <text:p>0.00363</text:p>
          </table:table-cell>
          <table:table-cell table:style-name="ce1" table:formula="of:=ROUND([.AQ33]*scale;6)" office:value-type="float" office:value="-0.007377" calcext:value-type="float">
            <text:p>-0.007377</text:p>
          </table:table-cell>
          <table:table-cell table:style-name="ce1" table:formula="of:=COM.MICROSOFT.TEXTJOIN(&quot;, &quot;;1;[.AR33:.AS33])" office:value-type="string" office:string-value="0.00363, -0.007377" calcext:value-type="string">
            <text:p>0.00363, -0.007377</text:p>
          </table:table-cell>
          <table:table-cell table:number-columns-repeated="978"/>
        </table:table-row>
        <table:table-row table:style-name="ro1">
          <table:table-cell table:number-columns-repeated="41"/>
          <table:table-cell office:value-type="float" office:value="0" calcext:value-type="float">
            <text:p>0</text:p>
          </table:table-cell>
          <table:table-cell office:value-type="float" office:value="-0.531147" calcext:value-type="float">
            <text:p>-0.531147</text:p>
          </table:table-cell>
          <table:table-cell table:style-name="ce1" table:formula="of:=ROUND([.AP34]*scale;6)" office:value-type="float" office:value="0" calcext:value-type="float">
            <text:p>0</text:p>
          </table:table-cell>
          <table:table-cell table:style-name="ce1" table:formula="of:=ROUND([.AQ34]*scale;6)" office:value-type="float" office:value="-0.007377" calcext:value-type="float">
            <text:p>-0.007377</text:p>
          </table:table-cell>
          <table:table-cell table:style-name="ce1" table:formula="of:=COM.MICROSOFT.TEXTJOIN(&quot;, &quot;;1;[.AR34:.AS34])" office:value-type="string" office:string-value="0, -0.007377" calcext:value-type="string">
            <text:p>0, -0.007377</text:p>
          </table:table-cell>
          <table:table-cell table:number-columns-repeated="978"/>
        </table:table-row>
        <table:table-row table:style-name="ro1">
          <table:table-cell table:number-columns-repeated="41"/>
          <table:table-cell office:value-type="float" office:value="-0.261356" calcext:value-type="float">
            <text:p>-0.261356</text:p>
          </table:table-cell>
          <table:table-cell office:value-type="float" office:value="-0.531147" calcext:value-type="float">
            <text:p>-0.531147</text:p>
          </table:table-cell>
          <table:table-cell table:style-name="ce1" table:formula="of:=ROUND([.AP35]*scale;6)" office:value-type="float" office:value="-0.00363" calcext:value-type="float">
            <text:p>-0.00363</text:p>
          </table:table-cell>
          <table:table-cell table:style-name="ce1" table:formula="of:=ROUND([.AQ35]*scale;6)" office:value-type="float" office:value="-0.007377" calcext:value-type="float">
            <text:p>-0.007377</text:p>
          </table:table-cell>
          <table:table-cell table:style-name="ce1" table:formula="of:=COM.MICROSOFT.TEXTJOIN(&quot;, &quot;;1;[.AR35:.AS35])" office:value-type="string" office:string-value="-0.00363, -0.007377" calcext:value-type="string">
            <text:p>-0.00363, -0.007377</text:p>
          </table:table-cell>
          <table:table-cell table:number-columns-repeated="978"/>
        </table:table-row>
        <table:table-row table:style-name="ro1">
          <table:table-cell table:number-columns-repeated="41"/>
          <table:table-cell office:value-type="float" office:value="-0.800937" calcext:value-type="float">
            <text:p>-0.800937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AP36]*scale;6)" office:value-type="float" office:value="-0.011124" calcext:value-type="float">
            <text:p>-0.011124</text:p>
          </table:table-cell>
          <table:table-cell table:style-name="ce1" table:formula="of:=ROUND([.AQ36]*scale;6)" office:value-type="float" office:value="-0.003747" calcext:value-type="float">
            <text:p>-0.003747</text:p>
          </table:table-cell>
          <table:table-cell table:style-name="ce1" table:formula="of:=COM.MICROSOFT.TEXTJOIN(&quot;, &quot;;1;[.AR36:.AS36])" office:value-type="string" office:string-value="-0.011124, -0.003747" calcext:value-type="string">
            <text:p>-0.011124, -0.003747</text:p>
          </table:table-cell>
          <table:table-cell table:number-columns-repeated="978"/>
        </table:table-row>
        <table:table-row table:style-name="ro1">
          <table:table-cell table:number-columns-repeated="41"/>
          <table:table-cell office:value-type="float" office:value="-1.062293" calcext:value-type="float">
            <text:p>-1.062293</text:p>
          </table:table-cell>
          <table:table-cell office:value-type="float" office:value="0" calcext:value-type="float">
            <text:p>0</text:p>
          </table:table-cell>
          <table:table-cell table:style-name="ce1" table:formula="of:=ROUND([.AP37]*scale;6)" office:value-type="float" office:value="-0.014754" calcext:value-type="float">
            <text:p>-0.014754</text:p>
          </table:table-cell>
          <table:table-cell table:style-name="ce1" table:formula="of:=ROUND([.AQ37]*scale;6)" office:value-type="float" office:value="0" calcext:value-type="float">
            <text:p>0</text:p>
          </table:table-cell>
          <table:table-cell table:style-name="ce1" table:formula="of:=COM.MICROSOFT.TEXTJOIN(&quot;, &quot;;1;[.AR37:.AS37])" office:value-type="string" office:string-value="-0.014754, 0" calcext:value-type="string">
            <text:p>-0.014754, 0</text:p>
          </table:table-cell>
          <table:table-cell table:number-columns-repeated="978"/>
        </table:table-row>
        <table:table-row table:style-name="ro1">
          <table:table-cell table:number-columns-repeated="41"/>
          <table:table-cell table:style-name="ce2" table:formula="of:=[.AP83]-[.AP80]" office:value-type="float" office:value="2.394375" calcext:value-type="float">
            <text:p>2.394375</text:p>
          </table:table-cell>
          <table:table-cell table:style-name="ce2" table:formula="of:=0-[.AQ80]" office:value-type="float" office:value="0" calcext:value-type="float">
            <text:p>0</text:p>
          </table:table-cell>
          <table:table-cell table:style-name="ce1" table:formula="of:=ROUND([.AP38]*scale;6)" office:value-type="float" office:value="0.033255" calcext:value-type="float">
            <text:p>0.033255</text:p>
          </table:table-cell>
          <table:table-cell table:style-name="ce1" table:formula="of:=ROUND([.AQ38]*scale;6)" office:value-type="float" office:value="0" calcext:value-type="float">
            <text:p>0</text:p>
          </table:table-cell>
          <table:table-cell table:style-name="ce1" table:formula="of:=COM.MICROSOFT.TEXTJOIN(&quot;, &quot;;1;[.AR38:.AS38])" office:value-type="string" office:string-value="0.033255, 0" calcext:value-type="string">
            <text:p>0.033255, 0</text:p>
          </table:table-cell>
          <table:table-cell table:number-columns-repeated="978"/>
        </table:table-row>
        <table:table-row table:style-name="ro1">
          <table:table-cell table:number-columns-repeated="62"/>
          <table:table-cell table:style-name="ce2"/>
          <table:table-cell table:number-columns-repeated="96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4"/>
          <table:table-cell table:formula="of:=&quot;'&quot;&amp;[.B7]&amp;&quot;': [(&quot;&amp;[.F9]&amp;&quot;), &quot;" office:value-type="string" office:string-value="'0': [(0.022131, 0), " calcext:value-type="string">
            <text:p>'0': [(0.022131, 0), </text:p>
          </table:table-cell>
          <table:table-cell table:number-columns-repeated="4"/>
          <table:table-cell table:formula="of:=&quot;'&quot;&amp;[.G7]&amp;&quot;': [(&quot;&amp;[.K9]&amp;&quot;), &quot;" office:value-type="string" office:string-value="'1': [(0, 0.014754), " calcext:value-type="string">
            <text:p>'1': [(0, 0.014754), </text:p>
          </table:table-cell>
          <table:table-cell table:number-columns-repeated="4"/>
          <table:table-cell table:formula="of:=&quot;'&quot;&amp;[.L7]&amp;&quot;': [(&quot;&amp;[.P9]&amp;&quot;), &quot;" office:value-type="string" office:string-value="'2': [(0.00363, 0.018501), " calcext:value-type="string">
            <text:p>'2': [(0.00363, 0.018501), </text:p>
          </table:table-cell>
          <table:table-cell table:number-columns-repeated="4"/>
          <table:table-cell table:formula="of:=&quot;'&quot;&amp;[.Q7]&amp;&quot;': [(&quot;&amp;[.U9]&amp;&quot;), &quot;" office:value-type="string" office:string-value="'3': [(0.007377, 0), " calcext:value-type="string">
            <text:p>'3': [(0.007377, 0), </text:p>
          </table:table-cell>
          <table:table-cell table:number-columns-repeated="4"/>
          <table:table-cell table:formula="of:=&quot;'&quot;&amp;[.V7]&amp;&quot;': [(&quot;&amp;[.Z9]&amp;&quot;), &quot;" office:value-type="string" office:string-value="'4': [(0.036885, 0.077518), " calcext:value-type="string">
            <text:p>'4': [(0.036885, 0.077518), </text:p>
          </table:table-cell>
          <table:table-cell table:number-columns-repeated="4"/>
          <table:table-cell table:formula="of:=&quot;'&quot;&amp;[.AA7]&amp;&quot;': [(&quot;&amp;[.AE9]&amp;&quot;), &quot;" office:value-type="string" office:string-value="'5': [(0.044262, 0), " calcext:value-type="string">
            <text:p>'5': [(0.044262, 0), </text:p>
          </table:table-cell>
          <table:table-cell table:number-columns-repeated="4"/>
          <table:table-cell table:formula="of:=&quot;'&quot;&amp;[.AF7]&amp;&quot;': [(&quot;&amp;[.AJ9]&amp;&quot;), &quot;" office:value-type="string" office:string-value="'6': [(0.044262, 0.011124), " calcext:value-type="string">
            <text:p>'6': [(0.044262, 0.011124), </text:p>
          </table:table-cell>
          <table:table-cell table:number-columns-repeated="4"/>
          <table:table-cell table:formula="of:=&quot;'&quot;&amp;[.AK7]&amp;&quot;': [(&quot;&amp;[.AO9]&amp;&quot;), &quot;" office:value-type="string" office:string-value="'7': [(0, 0), " calcext:value-type="string">
            <text:p>'7': [(0, 0), </text:p>
          </table:table-cell>
          <table:table-cell table:number-columns-repeated="4"/>
          <table:table-cell table:formula="of:=&quot;'&quot;&amp;[.AP7]&amp;&quot;': [(&quot;&amp;[.AT9]&amp;&quot;), &quot;" office:value-type="string" office:string-value="'8': [(0.018384, 0), " calcext:value-type="string">
            <text:p>'8': [(0.018384, 0), </text:p>
          </table:table-cell>
          <table:table-cell table:number-columns-repeated="4"/>
          <table:table-cell table:formula="of:=&quot;'&quot;&amp;[.AU7]&amp;&quot;': [(&quot;&amp;[.AY9]&amp;&quot;), &quot;" office:value-type="string" office:string-value="'9': [(0.047892, 0.025878), " calcext:value-type="string">
            <text:p>'9': [(0.047892, 0.025878), </text:p>
          </table:table-cell>
          <table:table-cell table:number-columns-repeated="4"/>
          <table:table-cell table:formula="of:=&quot;'&quot;&amp;[.AZ7]&amp;&quot;': [(&quot;&amp;[.BD9]&amp;&quot;), &quot;" office:value-type="string" office:string-value="'.': [(0.00363, 0), " calcext:value-type="string">
            <text:p>'.': [(0.00363, 0), </text:p>
          </table:table-cell>
          <table:table-cell table:number-columns-repeated="4"/>
          <table:table-cell table:formula="of:=&quot;'&quot;&amp;[.BE7]&amp;&quot;': [(&quot;&amp;[.BI9]&amp;&quot;), &quot;" office:value-type="string" office:string-value="'/': [(0.066276, 0), " calcext:value-type="string">
            <text:p>'/': [(0.066276, 0), </text:p>
          </table:table-cell>
          <table:table-cell table:number-columns-repeated="4"/>
          <table:table-cell table:formula="of:=&quot;'&quot;&amp;[.BJ7]&amp;&quot;': [(&quot;&amp;[.BN9]&amp;&quot;), &quot;" office:value-type="string" office:string-value="'M': [(0, 0.077518), " calcext:value-type="string">
            <text:p>'M': [(0, 0.077518), </text:p>
          </table:table-cell>
          <table:table-cell table:number-columns-repeated="958"/>
        </table:table-row>
        <table:table-row table:style-name="ro1">
          <table:table-cell table:number-columns-repeated="5"/>
          <table:table-cell table:formula="of:=COM.MICROSOFT.TEXTJOIN(&quot;, &quot;; 1; [.F9:.F37])" office:value-type="string" office:string-value="0.022131, 0, -0.011007, 0.003747, -0.007494, 0.011007, -0.00363, 0.018501, 0, 0.011007, 0.00363, 0.018501, 0.007494, 0.011066, 0.011007, 0.003689, 0.007377, 0, 0.011124, -0.003689, 0.00726, -0.011066, 0.003747, -0.018501, 0, -0.011007, -0.003747, -0.018501, -0.00726, -0.011007, -0.011124, -0.003747, -0.000102, 0" calcext:value-type="string">
            <text:p>0.022131, 0, -0.011007, 0.003747, -0.007494, 0.011007, -0.00363, 0.018501, 0, 0.011007, 0.00363, 0.018501, 0.007494, 0.011066, 0.011007, 0.003689, 0.007377, 0, 0.011124, -0.003689, 0.00726, -0.011066, 0.003747, -0.018501, 0, -0.011007, -0.003747, -0.018501, -0.00726, -0.011007, -0.011124, -0.003747, -0.000102, 0</text:p>
          </table:table-cell>
          <table:table-cell table:number-columns-repeated="4"/>
          <table:table-cell table:formula="of:=COM.MICROSOFT.TEXTJOIN(&quot;, &quot;; 1; [.K9:.K37])" office:value-type="string" office:string-value="0, 0.014754, 0.00726, -0.00363, 0.011124, -0.011124, 0, 0.077518, 0, -0.077518" calcext:value-type="string">
            <text:p>0, 0.014754, 0.00726, -0.00363, 0.011124, -0.011124, 0, 0.077518, 0, -0.077518</text:p>
          </table:table-cell>
          <table:table-cell table:number-columns-repeated="4"/>
          <table:table-cell table:formula="of:=COM.MICROSOFT.TEXTJOIN(&quot;, &quot;; 1; [.P9:.P37])" office:value-type="string" office:string-value="0.00363, 0.018501, 0, -0.003747, 0.003747, -0.00726, 0.003747, -0.003747, 0.00726, -0.003747, 0.014754, 0, 0.007494, 0.003747, 0.00363, 0.003747, 0.00363, 0.00726, 0, 0.007494, -0.00363, 0.00726, -0.007377, 0.011124, -0.036885, 0.036885, 0.051639, 0, 0, -0.077518" calcext:value-type="string">
            <text:p>0.00363, 0.018501, 0, -0.003747, 0.003747, -0.00726, 0.003747, -0.003747, 0.00726, -0.003747, 0.014754, 0, 0.007494, 0.003747, 0.00363, 0.003747, 0.00363, 0.00726, 0, 0.007494, -0.00363, 0.00726, -0.007377, 0.011124, -0.036885, 0.036885, 0.051639, 0, 0, -0.077518</text:p>
          </table:table-cell>
          <table:table-cell table:number-columns-repeated="4"/>
          <table:table-cell table:formula="of:=COM.MICROSOFT.TEXTJOIN(&quot;, &quot;; 1; [.U9:.U37])" office:value-type="string" office:string-value="0.007377, 0, 0.040515, 0, -0.022014, 0.029508, 0.011007, 0, 0.007377, 0.003747, 0.00363, 0.003747, 0.003747, 0.011007, 0, 0.007377, -0.003747, 0.011066, -0.00726, 0.007377, -0.011124, 0.003689, -0.011124, 0, -0.011007, -0.003689, -0.003747, -0.003689, -0.00363, -0.007377, 0.051639, -0.062763" calcext:value-type="string">
            <text:p>0.007377, 0, 0.040515, 0, -0.022014, 0.029508, 0.011007, 0, 0.007377, 0.003747, 0.00363, 0.003747, 0.003747, 0.011007, 0, 0.007377, -0.003747, 0.011066, -0.00726, 0.007377, -0.011124, 0.003689, -0.011124, 0, -0.011007, -0.003689, -0.003747, -0.003689, -0.00363, -0.007377, 0.051639, -0.062763</text:p>
          </table:table-cell>
          <table:table-cell table:number-columns-repeated="4"/>
          <table:table-cell table:formula="of:=COM.MICROSOFT.TEXTJOIN(&quot;, &quot;; 1; [.Z9:.Z37])" office:value-type="string" office:string-value="0.036885, 0.077518, 0, -0.077518, -0.036885, 0.051756, 0.055386, 0, 0, -0.051756" calcext:value-type="string">
            <text:p>0.036885, 0.077518, 0, -0.077518, -0.036885, 0.051756, 0.055386, 0, 0, -0.051756</text:p>
          </table:table-cell>
          <table:table-cell table:number-columns-repeated="4"/>
          <table:table-cell table:formula="of:=COM.MICROSOFT.TEXTJOIN(&quot;, &quot;; 1; [.AE9:.AE37])" office:value-type="string" office:string-value="0.044262, 0, -0.036885, 0, -0.003747, 0.033255, 0.003747, -0.003747, 0.011007, -0.00363, 0.011124, 0, 0.011124, 0.00363, 0.00726, 0.007494, 0.003747, 0.011007, 0, 0.007377, -0.003747, 0.011066, -0.00726, 0.007377, -0.011124, 0.003689, -0.011124, 0, -0.011007, -0.003689, -0.003747, -0.003689, -0.00363, -0.007377, 0.051639, -0.062763" calcext:value-type="string">
            <text:p>0.044262, 0, -0.036885, 0, -0.003747, 0.033255, 0.003747, -0.003747, 0.011007, -0.00363, 0.011124, 0, 0.011124, 0.00363, 0.00726, 0.007494, 0.003747, 0.011007, 0, 0.007377, -0.003747, 0.011066, -0.00726, 0.007377, -0.011124, 0.003689, -0.011124, 0, -0.011007, -0.003689, -0.003747, -0.003689, -0.00363, -0.007377, 0.051639, -0.062763</text:p>
          </table:table-cell>
          <table:table-cell table:number-columns-repeated="4"/>
          <table:table-cell table:formula="of:=COM.MICROSOFT.TEXTJOIN(&quot;, &quot;; 1; [.AJ9:.AJ37])" office:value-type="string" office:string-value="0.044262, 0.011124, -0.00363, -0.007377, -0.011124, -0.003747, -0.00726, 0, -0.011124, 0.003747, -0.007377, 0.011007, -0.003747, 0.018501, 0, 0.018501, 0.003747, 0.014696, 0.007377, 0.007377, 0.011124, 0.003689, 0.00363, 0, 0.011124, -0.003689, 0.00726, -0.007377, 0.003747, -0.011066, 0, -0.00363, -0.003747, -0.011124, -0.00726, -0.007377, -0.011124, -0.003747, -0.00363, 0, -0.011124, 0.003747, -0.007377, 0.007377, -0.003747, 0.011124, 0.048009, -0.051756" calcext:value-type="string">
            <text:p>0.044262, 0.011124, -0.00363, -0.007377, -0.011124, -0.003747, -0.00726, 0, -0.011124, 0.003747, -0.007377, 0.011007, -0.003747, 0.018501, 0, 0.018501, 0.003747, 0.014696, 0.007377, 0.007377, 0.011124, 0.003689, 0.00363, 0, 0.011124, -0.003689, 0.00726, -0.007377, 0.003747, -0.011066, 0, -0.00363, -0.003747, -0.011124, -0.00726, -0.007377, -0.011124, -0.003747, -0.00363, 0, -0.011124, 0.003747, -0.007377, 0.007377, -0.003747, 0.011124, 0.048009, -0.051756</text:p>
          </table:table-cell>
          <table:table-cell table:number-columns-repeated="4"/>
          <table:table-cell table:formula="of:=COM.MICROSOFT.TEXTJOIN(&quot;, &quot;; 1; [.AO9:.AO37])" office:value-type="string" office:string-value="0, 0, 0.051639, 0, -0.036885, 0.077518, 0.036885, -0.077518" calcext:value-type="string">
            <text:p>0, 0, 0.051639, 0, -0.036885, 0.077518, 0.036885, -0.077518</text:p>
          </table:table-cell>
          <table:table-cell table:number-columns-repeated="4"/>
          <table:table-cell table:formula="of:=COM.MICROSOFT.TEXTJOIN(&quot;, &quot;; 1; [.AT9:.AT37])" office:value-type="string" office:string-value="0.018384, 0, -0.011007, 0.003747, -0.003747, 0.007377, 0, 0.007377, 0.003747, 0.007377, 0.007377, 0.00363, 0.014754, 0.003747, 0.011124, 0.003747, 0.00726, 0.00726, 0.003747, 0.007494, 0, 0.011007, -0.003747, 0.007377, -0.00363, 0.003689, -0.011124, 0.003689, -0.014754, 0, -0.011007, -0.003689, -0.003747, -0.003689, -0.00363, -0.007377, 0, -0.011007, 0.00363, -0.007494, 0.007494, -0.00726, 0.011007, -0.003747, 0.014754, -0.003747, 0.007377, -0.00363, 0.00363, -0.007377, 0, -0.007377, -0.00363, -0.007377, -0.011124, -0.003747, -0.014754, 0" calcext:value-type="string">
            <text:p>0.018384, 0, -0.011007, 0.003747, -0.003747, 0.007377, 0, 0.007377, 0.003747, 0.007377, 0.007377, 0.00363, 0.014754, 0.003747, 0.011124, 0.003747, 0.00726, 0.00726, 0.003747, 0.007494, 0, 0.011007, -0.003747, 0.007377, -0.00363, 0.003689, -0.011124, 0.003689, -0.014754, 0, -0.011007, -0.003689, -0.003747, -0.003689, -0.00363, -0.007377, 0, -0.011007, 0.00363, -0.007494, 0.007494, -0.00726, 0.011007, -0.003747, 0.014754, -0.003747, 0.007377, -0.00363, 0.00363, -0.007377, 0, -0.007377, -0.00363, -0.007377, -0.011124, -0.003747, -0.014754, 0</text:p>
          </table:table-cell>
          <table:table-cell table:number-columns-repeated="4"/>
          <table:table-cell table:formula="of:=COM.MICROSOFT.TEXTJOIN(&quot;, &quot;; 1; [.AY9:.AY37])" office:value-type="string" office:string-value="0.047892, 0.025878, -0.00363, 0.011124, -0.007377, 0.00726, -0.011007, 0.003747, -0.003747, 0, -0.011007, -0.003747, -0.007494, -0.00726, -0.00363, -0.011124, 0, -0.00363, 0.00363, -0.011124, 0.007494, -0.007377, 0.011007, -0.003747, 0.003747, 0, 0.011007, 0.003747, 0.007377, 0.007377, 0.00363, 0.014754, 0, 0.018384, -0.00363, 0.018501, -0.007377, 0.011066, -0.011007, 0.003689, -0.007494, 0, -0.011007, -0.003689, -0.003747, -0.007377, 0.044262, -0.066452" calcext:value-type="string">
            <text:p>0.047892, 0.025878, -0.00363, 0.011124, -0.007377, 0.00726, -0.011007, 0.003747, -0.003747, 0, -0.011007, -0.003747, -0.007494, -0.00726, -0.00363, -0.011124, 0, -0.00363, 0.00363, -0.011124, 0.007494, -0.007377, 0.011007, -0.003747, 0.003747, 0, 0.011007, 0.003747, 0.007377, 0.007377, 0.00363, 0.014754, 0, 0.018384, -0.00363, 0.018501, -0.007377, 0.011066, -0.011007, 0.003689, -0.007494, 0, -0.011007, -0.003689, -0.003747, -0.007377, 0.044262, -0.066452</text:p>
          </table:table-cell>
          <table:table-cell table:number-columns-repeated="4"/>
          <table:table-cell table:formula="of:=COM.MICROSOFT.TEXTJOIN(&quot;, &quot;; 1; [.BD9:.BD37])" office:value-type="string" office:string-value="0.00363, 0, -0.00363, 0.003747, 0.00363, 0.003689, 0.003747, -0.003689, -0.003747, -0.003747, 0.003747, 0" calcext:value-type="string">
            <text:p>0.00363, 0, -0.00363, 0.003747, 0.00363, 0.003689, 0.003747, -0.003689, -0.003747, -0.003747, 0.003747, 0</text:p>
          </table:table-cell>
          <table:table-cell table:number-columns-repeated="4"/>
          <table:table-cell table:formula="of:=COM.MICROSOFT.TEXTJOIN(&quot;, &quot;; 1; [.BI9:.BI37])" office:value-type="string" office:string-value="0.066276, 0, -0.066276, 0.077518, 0.066276, -0.077518" calcext:value-type="string">
            <text:p>0.066276, 0, -0.066276, 0.077518, 0.066276, -0.077518</text:p>
          </table:table-cell>
          <table:table-cell table:number-columns-repeated="4"/>
          <table:table-cell table:formula="of:=COM.MICROSOFT.TEXTJOIN(&quot;, &quot;; 1; [.BN9:.BN37])" office:value-type="string" office:string-value="0, 0.077518, 0, -0.077518, 0.027778, 0.029508, 0.027778, -0.029508, 0, 0.077518, 0, -0.077518" calcext:value-type="string">
            <text:p>0, 0.077518, 0, -0.077518, 0.027778, 0.029508, 0.027778, -0.029508, 0, 0.077518, 0, -0.077518</text:p>
          </table:table-cell>
          <table:table-cell table:number-columns-repeated="958"/>
        </table:table-row>
        <table:table-row table:style-name="ro1">
          <table:table-cell table:style-name="ce2" table:number-columns-repeated="5"/>
          <table:table-cell table:style-name="ce2" table:formula="of:=[.F43]&amp;&quot;(&quot;&amp;[.F44]&amp;&quot;)], &quot;" office:value-type="string" office:string-value="'0': [(0.022131, 0), (0.022131, 0, -0.011007, 0.003747, -0.007494, 0.011007, -0.00363, 0.018501, 0, 0.011007, 0.00363, 0.018501, 0.007494, 0.011066, 0.011007, 0.003689, 0.007377, 0, 0.011124, -0.003689, 0.00726, -0.011066, 0.003747, -0.018501, 0, -0.011007, -0.003747, -0.018501, -0.00726, -0.011007, -0.011124, -0.003747, -0.000102, 0)], " calcext:value-type="string">
            <text:p>'0': [(0.022131, 0), (0.022131, 0, -0.011007, 0.003747, -0.007494, 0.011007, -0.00363, 0.018501, 0, 0.011007, 0.00363, 0.018501, 0.007494, 0.011066, 0.011007, 0.003689, 0.007377, 0, 0.011124, -0.003689, 0.00726, -0.011066, 0.003747, -0.018501, 0, -0.011007, -0.003747, -0.018501, -0.00726, -0.011007, -0.011124, -0.003747, -0.000102, 0)], </text:p>
          </table:table-cell>
          <table:table-cell table:style-name="ce2" table:number-columns-repeated="4"/>
          <table:table-cell table:style-name="ce2" table:formula="of:=[.K43]&amp;&quot;(&quot;&amp;[.K44]&amp;&quot;)], &quot;" office:value-type="string" office:string-value="'1': [(0, 0.014754), (0, 0.014754, 0.00726, -0.00363, 0.011124, -0.011124, 0, 0.077518, 0, -0.077518)], " calcext:value-type="string">
            <text:p>'1': [(0, 0.014754), (0, 0.014754, 0.00726, -0.00363, 0.011124, -0.011124, 0, 0.077518, 0, -0.077518)], </text:p>
          </table:table-cell>
          <table:table-cell table:style-name="ce2" table:number-columns-repeated="4"/>
          <table:table-cell table:style-name="ce2" table:formula="of:=[.P43]&amp;&quot;(&quot;&amp;[.P44]&amp;&quot;)], &quot;" office:value-type="string" office:string-value="'2': [(0.00363, 0.018501), (0.00363, 0.018501, 0, -0.003747, 0.003747, -0.00726, 0.003747, -0.003747, 0.00726, -0.003747, 0.014754, 0, 0.007494, 0.003747, 0.00363, 0.003747, 0.00363, 0.00726, 0, 0.007494, -0.00363, 0.00726, -0.007377, 0.011124, -0.036885, 0.036885, 0.051639, 0, 0, -0.077518)], " calcext:value-type="string">
            <text:p>'2': [(0.00363, 0.018501), (0.00363, 0.018501, 0, -0.003747, 0.003747, -0.00726, 0.003747, -0.003747, 0.00726, -0.003747, 0.014754, 0, 0.007494, 0.003747, 0.00363, 0.003747, 0.00363, 0.00726, 0, 0.007494, -0.00363, 0.00726, -0.007377, 0.011124, -0.036885, 0.036885, 0.051639, 0, 0, -0.077518)], </text:p>
          </table:table-cell>
          <table:table-cell table:style-name="ce2" table:number-columns-repeated="4"/>
          <table:table-cell table:style-name="ce2" table:formula="of:=[.U43]&amp;&quot;(&quot;&amp;[.U44]&amp;&quot;)], &quot;" office:value-type="string" office:string-value="'3': [(0.007377, 0), (0.007377, 0, 0.040515, 0, -0.022014, 0.029508, 0.011007, 0, 0.007377, 0.003747, 0.00363, 0.003747, 0.003747, 0.011007, 0, 0.007377, -0.003747, 0.011066, -0.00726, 0.007377, -0.011124, 0.003689, -0.011124, 0, -0.011007, -0.003689, -0.003747, -0.003689, -0.00363, -0.007377, 0.051639, -0.062763)], " calcext:value-type="string">
            <text:p>'3': [(0.007377, 0), (0.007377, 0, 0.040515, 0, -0.022014, 0.029508, 0.011007, 0, 0.007377, 0.003747, 0.00363, 0.003747, 0.003747, 0.011007, 0, 0.007377, -0.003747, 0.011066, -0.00726, 0.007377, -0.011124, 0.003689, -0.011124, 0, -0.011007, -0.003689, -0.003747, -0.003689, -0.00363, -0.007377, 0.051639, -0.062763)], </text:p>
          </table:table-cell>
          <table:table-cell table:style-name="ce5" table:number-columns-repeated="4"/>
          <table:table-cell table:style-name="ce2" table:formula="of:=[.Z43]&amp;&quot;(&quot;&amp;[.Z44]&amp;&quot;)], &quot;" office:value-type="string" office:string-value="'4': [(0.036885, 0.077518), (0.036885, 0.077518, 0, -0.077518, -0.036885, 0.051756, 0.055386, 0, 0, -0.051756)], " calcext:value-type="string">
            <text:p>'4': [(0.036885, 0.077518), (0.036885, 0.077518, 0, -0.077518, -0.036885, 0.051756, 0.055386, 0, 0, -0.051756)], </text:p>
          </table:table-cell>
          <table:table-cell table:style-name="ce5" table:number-columns-repeated="4"/>
          <table:table-cell table:style-name="ce2" table:formula="of:=[.AE43]&amp;&quot;(&quot;&amp;[.AE44]&amp;&quot;)], &quot;" office:value-type="string" office:string-value="'5': [(0.044262, 0), (0.044262, 0, -0.036885, 0, -0.003747, 0.033255, 0.003747, -0.003747, 0.011007, -0.00363, 0.011124, 0, 0.011124, 0.00363, 0.00726, 0.007494, 0.003747, 0.011007, 0, 0.007377, -0.003747, 0.011066, -0.00726, 0.007377, -0.011124, 0.003689, -0.011124, 0, -0.011007, -0.003689, -0.003747, -0.003689, -0.00363, -0.007377, 0.051639, -0.062763)], " calcext:value-type="string">
            <text:p>'5': [(0.044262, 0), (0.044262, 0, -0.036885, 0, -0.003747, 0.033255, 0.003747, -0.003747, 0.011007, -0.00363, 0.011124, 0, 0.011124, 0.00363, 0.00726, 0.007494, 0.003747, 0.011007, 0, 0.007377, -0.003747, 0.011066, -0.00726, 0.007377, -0.011124, 0.003689, -0.011124, 0, -0.011007, -0.003689, -0.003747, -0.003689, -0.00363, -0.007377, 0.051639, -0.062763)], </text:p>
          </table:table-cell>
          <table:table-cell table:style-name="ce2" table:number-columns-repeated="4"/>
          <table:table-cell table:style-name="ce2" table:formula="of:=[.AJ43]&amp;&quot;(&quot;&amp;[.AJ44]&amp;&quot;)], &quot;" office:value-type="string" office:string-value="'6': [(0.044262, 0.011124), (0.044262, 0.011124, -0.00363, -0.007377, -0.011124, -0.003747, -0.00726, 0, -0.011124, 0.003747, -0.007377, 0.011007, -0.003747, 0.018501, 0, 0.018501, 0.003747, 0.014696, 0.007377, 0.007377, 0.011124, 0.003689, 0.00363, 0, 0.011124, -0.003689, 0.00726, -0.007377, 0.003747, -0.011066, 0, -0.00363, -0.003747, -0.011124, -0.00726, -0.007377, -0.011124, -0.003747, -0.00363, 0, -0.011124, 0.003747, -0.007377, 0.007377, -0.003747, 0.011124, 0.048009, -0.051756)], " calcext:value-type="string">
            <text:p>'6': [(0.044262, 0.011124), (0.044262, 0.011124, -0.00363, -0.007377, -0.011124, -0.003747, -0.00726, 0, -0.011124, 0.003747, -0.007377, 0.011007, -0.003747, 0.018501, 0, 0.018501, 0.003747, 0.014696, 0.007377, 0.007377, 0.011124, 0.003689, 0.00363, 0, 0.011124, -0.003689, 0.00726, -0.007377, 0.003747, -0.011066, 0, -0.00363, -0.003747, -0.011124, -0.00726, -0.007377, -0.011124, -0.003747, -0.00363, 0, -0.011124, 0.003747, -0.007377, 0.007377, -0.003747, 0.011124, 0.048009, -0.051756)], </text:p>
          </table:table-cell>
          <table:table-cell table:style-name="ce2" table:number-columns-repeated="4"/>
          <table:table-cell table:style-name="ce2" table:formula="of:=[.AO43]&amp;&quot;(&quot;&amp;[.AO44]&amp;&quot;)], &quot;" office:value-type="string" office:string-value="'7': [(0, 0), (0, 0, 0.051639, 0, -0.036885, 0.077518, 0.036885, -0.077518)], " calcext:value-type="string">
            <text:p>'7': [(0, 0), (0, 0, 0.051639, 0, -0.036885, 0.077518, 0.036885, -0.077518)], </text:p>
          </table:table-cell>
          <table:table-cell table:style-name="ce2" table:number-columns-repeated="4"/>
          <table:table-cell table:style-name="ce2" table:formula="of:=[.AT43]&amp;&quot;(&quot;&amp;[.AT44]&amp;&quot;)], &quot;" office:value-type="string" office:string-value="'8': [(0.018384, 0), (0.018384, 0, -0.011007, 0.003747, -0.003747, 0.007377, 0, 0.007377, 0.003747, 0.007377, 0.007377, 0.00363, 0.014754, 0.003747, 0.011124, 0.003747, 0.00726, 0.00726, 0.003747, 0.007494, 0, 0.011007, -0.003747, 0.007377, -0.00363, 0.003689, -0.011124, 0.003689, -0.014754, 0, -0.011007, -0.003689, -0.003747, -0.003689, -0.00363, -0.007377, 0, -0.011007, 0.00363, -0.007494, 0.007494, -0.00726, 0.011007, -0.003747, 0.014754, -0.003747, 0.007377, -0.00363, 0.00363, -0.007377, 0, -0.007377, -0.00363, -0.007377, -0.011124, -0.003747, -0.014754, 0)], " calcext:value-type="string">
            <text:p>'8': [(0.018384, 0), (0.018384, 0, -0.011007, 0.003747, -0.003747, 0.007377, 0, 0.007377, 0.003747, 0.007377, 0.007377, 0.00363, 0.014754, 0.003747, 0.011124, 0.003747, 0.00726, 0.00726, 0.003747, 0.007494, 0, 0.011007, -0.003747, 0.007377, -0.00363, 0.003689, -0.011124, 0.003689, -0.014754, 0, -0.011007, -0.003689, -0.003747, -0.003689, -0.00363, -0.007377, 0, -0.011007, 0.00363, -0.007494, 0.007494, -0.00726, 0.011007, -0.003747, 0.014754, -0.003747, 0.007377, -0.00363, 0.00363, -0.007377, 0, -0.007377, -0.00363, -0.007377, -0.011124, -0.003747, -0.014754, 0)], </text:p>
          </table:table-cell>
          <table:table-cell table:style-name="ce2" table:number-columns-repeated="4"/>
          <table:table-cell table:style-name="ce2" table:formula="of:=[.AY43]&amp;&quot;(&quot;&amp;[.AY44]&amp;&quot;)], &quot;" office:value-type="string" office:string-value="'9': [(0.047892, 0.025878), (0.047892, 0.025878, -0.00363, 0.011124, -0.007377, 0.00726, -0.011007, 0.003747, -0.003747, 0, -0.011007, -0.003747, -0.007494, -0.00726, -0.00363, -0.011124, 0, -0.00363, 0.00363, -0.011124, 0.007494, -0.007377, 0.011007, -0.003747, 0.003747, 0, 0.011007, 0.003747, 0.007377, 0.007377, 0.00363, 0.014754, 0, 0.018384, -0.00363, 0.018501, -0.007377, 0.011066, -0.011007, 0.003689, -0.007494, 0, -0.011007, -0.003689, -0.003747, -0.007377, 0.044262, -0.066452)], " calcext:value-type="string">
            <text:p>'9': [(0.047892, 0.025878), (0.047892, 0.025878, -0.00363, 0.011124, -0.007377, 0.00726, -0.011007, 0.003747, -0.003747, 0, -0.011007, -0.003747, -0.007494, -0.00726, -0.00363, -0.011124, 0, -0.00363, 0.00363, -0.011124, 0.007494, -0.007377, 0.011007, -0.003747, 0.003747, 0, 0.011007, 0.003747, 0.007377, 0.007377, 0.00363, 0.014754, 0, 0.018384, -0.00363, 0.018501, -0.007377, 0.011066, -0.011007, 0.003689, -0.007494, 0, -0.011007, -0.003689, -0.003747, -0.007377, 0.044262, -0.066452)], </text:p>
          </table:table-cell>
          <table:table-cell table:style-name="ce2" table:number-columns-repeated="4"/>
          <table:table-cell table:style-name="ce2" table:formula="of:=[.BD43]&amp;&quot;(&quot;&amp;[.BD44]&amp;&quot;)], &quot;" office:value-type="string" office:string-value="'.': [(0.00363, 0), (0.00363, 0, -0.00363, 0.003747, 0.00363, 0.003689, 0.003747, -0.003689, -0.003747, -0.003747, 0.003747, 0)], " calcext:value-type="string">
            <text:p>'.': [(0.00363, 0), (0.00363, 0, -0.00363, 0.003747, 0.00363, 0.003689, 0.003747, -0.003689, -0.003747, -0.003747, 0.003747, 0)], </text:p>
          </table:table-cell>
          <table:table-cell table:style-name="ce2" table:number-columns-repeated="4"/>
          <table:table-cell table:style-name="ce2" table:formula="of:=[.BI43]&amp;&quot;(&quot;&amp;[.BI44]&amp;&quot;)], &quot;" office:value-type="string" office:string-value="'/': [(0.066276, 0), (0.066276, 0, -0.066276, 0.077518, 0.066276, -0.077518)], " calcext:value-type="string">
            <text:p>'/': [(0.066276, 0), (0.066276, 0, -0.066276, 0.077518, 0.066276, -0.077518)], </text:p>
          </table:table-cell>
          <table:table-cell table:style-name="ce2"/>
          <table:table-cell table:number-columns-repeated="3"/>
          <table:table-cell table:style-name="ce2" table:formula="of:=[.BN43]&amp;&quot;(&quot;&amp;[.BN44]&amp;&quot;)], &quot;" office:value-type="string" office:string-value="'M': [(0, 0.077518), (0, 0.077518, 0, -0.077518, 0.027778, 0.029508, 0.027778, -0.029508, 0, 0.077518, 0, -0.077518)], " calcext:value-type="string">
            <text:p>'M': [(0, 0.077518), (0, 0.077518, 0, -0.077518, 0.027778, 0.029508, 0.027778, -0.029508, 0, 0.077518, 0, -0.077518)], 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Width/height</text:p>
          </table:table-cell>
          <table:table-cell office:value-type="float" office:value="3.718032" calcext:value-type="float">
            <text:p>3.718032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1.323653" calcext:value-type="float">
            <text:p>1.323653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718033" calcext:value-type="float">
            <text:p>3.718033</text:p>
          </table:table-cell>
          <table:table-cell office:value-type="float" office:value="5.581266" calcext:value-type="float">
            <text:p>5.581266</text:p>
          </table:table-cell>
          <table:table-cell table:number-columns-repeated="3"/>
          <table:table-cell office:value-type="float" office:value="3.718032" calcext:value-type="float">
            <text:p>3.718032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987821" calcext:value-type="float">
            <text:p>3.987821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718036" calcext:value-type="float">
            <text:p>3.718036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45667799999999" calcext:value-type="float">
            <text:p>3.45667799999999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718034" calcext:value-type="float">
            <text:p>3.718034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71802999999999" calcext:value-type="float">
            <text:p>3.71802999999999</text:p>
          </table:table-cell>
          <table:table-cell office:value-type="float" office:value="5.581263" calcext:value-type="float">
            <text:p>5.581263</text:p>
          </table:table-cell>
          <table:table-cell table:number-columns-repeated="3"/>
          <table:table-cell office:value-type="float" office:value="3.44824599999999" calcext:value-type="float">
            <text:p>3.44824599999999</text:p>
          </table:table-cell>
          <table:table-cell office:value-type="float" office:value="5.581264" calcext:value-type="float">
            <text:p>5.581264</text:p>
          </table:table-cell>
          <table:table-cell table:number-columns-repeated="3"/>
          <table:table-cell office:value-type="float" office:value="0.531146" calcext:value-type="float">
            <text:p>0.531146</text:p>
          </table:table-cell>
          <table:table-cell office:value-type="float" office:value="0.535363" calcext:value-type="float">
            <text:p>0.535363</text:p>
          </table:table-cell>
          <table:table-cell table:number-columns-repeated="3"/>
          <table:table-cell office:value-type="float" office:value="4.771895" calcext:value-type="float">
            <text:p>4.771895</text:p>
          </table:table-cell>
          <table:table-cell office:value-type="float" office:value="8.498361" calcext:value-type="float">
            <text:p>8.498361</text:p>
          </table:table-cell>
          <table:table-cell table:number-columns-repeated="4"/>
          <table:table-cell table:style-name="ce3" table:formula="of:=[.BK9]" office:value-type="float" office:value="5.581265" calcext:value-type="float">
            <text:p>5.581265</text:p>
          </table:table-cell>
          <table:table-cell table:style-name="ce3" table:number-columns-repeated="961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250001" calcext:value-type="float">
            <text:p>0.250001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0.362412" calcext:value-type="float">
            <text:p>0.362412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10.87295" calcext:value-type="float">
            <text:p>10.87295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16.184426" calcext:value-type="float">
            <text:p>16.184426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21.495901" calcext:value-type="float">
            <text:p>21.495901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26.807376" calcext:value-type="float">
            <text:p>26.807376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32.380207" calcext:value-type="float">
            <text:p>32.380207</text:p>
          </table:table-cell>
          <table:table-cell office:value-type="float" office:value="1.184697" calcext:value-type="float">
            <text:p>1.184697</text:p>
          </table:table-cell>
          <table:table-cell table:number-columns-repeated="3"/>
          <table:table-cell office:value-type="float" office:value="37.430327" calcext:value-type="float">
            <text:p>37.430327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42.741802" calcext:value-type="float">
            <text:p>42.741802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48.053275" calcext:value-type="float">
            <text:p>48.053275</text:p>
          </table:table-cell>
          <table:table-cell office:value-type="float" office:value="1.184697" calcext:value-type="float">
            <text:p>1.184697</text:p>
          </table:table-cell>
          <table:table-cell table:number-columns-repeated="3"/>
          <table:table-cell office:value-type="float" office:value="53.364756" calcext:value-type="float">
            <text:p>53.364756</text:p>
          </table:table-cell>
          <table:table-cell office:value-type="float" office:value="5.433876" calcext:value-type="float">
            <text:p>5.433876</text:p>
          </table:table-cell>
          <table:table-cell table:number-columns-repeated="3"/>
          <table:table-cell office:value-type="float" office:value="55.227986" calcext:value-type="float">
            <text:p>55.227986</text:p>
          </table:table-cell>
          <table:table-cell office:value-type="float" office:value="0.122401" calcext:value-type="float">
            <text:p>0.122401</text:p>
          </table:table-cell>
          <table:table-cell table:number-columns-repeated="4"/>
          <table:table-cell table:formula="of:=[.BK46]+[.BK10]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.968033" calcext:value-type="float">
            <text:p>3.968033</text:p>
          </table:table-cell>
          <table:table-cell office:value-type="float" office:value="6.765961" calcext:value-type="float">
            <text:p>6.765961</text:p>
          </table:table-cell>
          <table:table-cell table:number-columns-repeated="3"/>
          <table:table-cell office:value-type="float" office:value="1.686065" calcext:value-type="float">
            <text:p>1.686065</text:p>
          </table:table-cell>
          <table:table-cell office:value-type="float" office:value="6.765961" calcext:value-type="float">
            <text:p>6.765961</text:p>
          </table:table-cell>
          <table:table-cell table:number-columns-repeated="3"/>
          <table:table-cell office:value-type="float" office:value="14.590983" calcext:value-type="float">
            <text:p>14.590983</text:p>
          </table:table-cell>
          <table:table-cell office:value-type="float" office:value="6.765962" calcext:value-type="float">
            <text:p>6.765962</text:p>
          </table:table-cell>
          <table:table-cell table:number-columns-repeated="3"/>
          <table:table-cell office:value-type="float" office:value="19.902458" calcext:value-type="float">
            <text:p>19.902458</text:p>
          </table:table-cell>
          <table:table-cell office:value-type="float" office:value="6.765961" calcext:value-type="float">
            <text:p>6.765961</text:p>
          </table:table-cell>
          <table:table-cell table:number-columns-repeated="3"/>
          <table:table-cell office:value-type="float" office:value="25.483722" calcext:value-type="float">
            <text:p>25.483722</text:p>
          </table:table-cell>
          <table:table-cell office:value-type="float" office:value="6.765961" calcext:value-type="float">
            <text:p>6.765961</text:p>
          </table:table-cell>
          <table:table-cell table:number-columns-repeated="3"/>
          <table:table-cell office:value-type="float" office:value="30.525412" calcext:value-type="float">
            <text:p>30.525412</text:p>
          </table:table-cell>
          <table:table-cell office:value-type="float" office:value="6.765961" calcext:value-type="float">
            <text:p>6.765961</text:p>
          </table:table-cell>
          <table:table-cell table:number-columns-repeated="3"/>
          <table:table-cell office:value-type="float" office:value="35.836885" calcext:value-type="float">
            <text:p>35.836885</text:p>
          </table:table-cell>
          <table:table-cell office:value-type="float" office:value="6.765962" calcext:value-type="float">
            <text:p>6.765962</text:p>
          </table:table-cell>
          <table:table-cell table:number-columns-repeated="3"/>
          <table:table-cell office:value-type="float" office:value="41.148361" calcext:value-type="float">
            <text:p>41.148361</text:p>
          </table:table-cell>
          <table:table-cell office:value-type="float" office:value="6.765961" calcext:value-type="float">
            <text:p>6.765961</text:p>
          </table:table-cell>
          <table:table-cell table:number-columns-repeated="3"/>
          <table:table-cell office:value-type="float" office:value="46.459832" calcext:value-type="float">
            <text:p>46.459832</text:p>
          </table:table-cell>
          <table:table-cell office:value-type="float" office:value="6.765959" calcext:value-type="float">
            <text:p>6.765959</text:p>
          </table:table-cell>
          <table:table-cell table:number-columns-repeated="3"/>
          <table:table-cell office:value-type="float" office:value="51.501521" calcext:value-type="float">
            <text:p>51.501521</text:p>
          </table:table-cell>
          <table:table-cell office:value-type="float" office:value="6.765961" calcext:value-type="float">
            <text:p>6.765961</text:p>
          </table:table-cell>
          <table:table-cell table:number-columns-repeated="3"/>
          <table:table-cell office:value-type="float" office:value="53.895902" calcext:value-type="float">
            <text:p>53.895902</text:p>
          </table:table-cell>
          <table:table-cell office:value-type="float" office:value="5.969239" calcext:value-type="float">
            <text:p>5.969239</text:p>
          </table:table-cell>
          <table:table-cell table:number-columns-repeated="3"/>
          <table:table-cell office:value-type="float" office:value="59.999881" calcext:value-type="float">
            <text:p>59.999881</text:p>
          </table:table-cell>
          <table:table-cell office:value-type="float" office:value="8.620762" calcext:value-type="float">
            <text:p>8.620762</text:p>
          </table:table-cell>
          <table:table-cell table:number-columns-repeated="4"/>
          <table:table-cell table:formula="of:=[.BK47]+[.BK11]" office:value-type="float" office:value="2.12459" calcext:value-type="float">
            <text:p>2.12459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idth/height</text:p>
          </table:table-cell>
          <table:table-cell table:formula="of:=[.B51]-[.B50]" office:value-type="string" office:string-value="" calcext:value-type="error">
            <text:p>#VALUE!</text:p>
          </table:table-cell>
          <table:table-cell table:formula="of:=[.C51]-[.C50]" office:value-type="string" office:string-value="" calcext:value-type="error">
            <text:p>#VALUE!</text:p>
          </table:table-cell>
          <table:table-cell table:number-columns-repeated="3"/>
          <table:table-cell table:formula="of:=[.G51]-[.G50]" office:value-type="float" office:value="1.323653" calcext:value-type="float">
            <text:p>1.323653</text:p>
          </table:table-cell>
          <table:table-cell table:formula="of:=[.H51]-[.H50]" office:value-type="float" office:value="5.581265" calcext:value-type="float">
            <text:p>5.581265</text:p>
          </table:table-cell>
          <table:table-cell table:number-columns-repeated="3"/>
          <table:table-cell table:formula="of:=[.L51]-[.L50]" office:value-type="float" office:value="3.718033" calcext:value-type="float">
            <text:p>3.718033</text:p>
          </table:table-cell>
          <table:table-cell table:formula="of:=[.M51]-[.M50]" office:value-type="float" office:value="5.581266" calcext:value-type="float">
            <text:p>5.581266</text:p>
          </table:table-cell>
          <table:table-cell table:number-columns-repeated="3"/>
          <table:table-cell table:formula="of:=[.Q51]-[.Q50]" office:value-type="float" office:value="3.718032" calcext:value-type="float">
            <text:p>3.718032</text:p>
          </table:table-cell>
          <table:table-cell table:formula="of:=[.R51]-[.R50]" office:value-type="float" office:value="5.581265" calcext:value-type="float">
            <text:p>5.581265</text:p>
          </table:table-cell>
          <table:table-cell table:number-columns-repeated="3"/>
          <table:table-cell table:formula="of:=[.V51]-[.V50]" office:value-type="float" office:value="3.987821" calcext:value-type="float">
            <text:p>3.987821</text:p>
          </table:table-cell>
          <table:table-cell table:formula="of:=[.W51]-[.W50]" office:value-type="float" office:value="5.581265" calcext:value-type="float">
            <text:p>5.581265</text:p>
          </table:table-cell>
          <table:table-cell table:number-columns-repeated="3"/>
          <table:table-cell table:formula="of:=[.AA51]-[.AA50]" office:value-type="float" office:value="3.718036" calcext:value-type="float">
            <text:p>3.718036</text:p>
          </table:table-cell>
          <table:table-cell table:formula="of:=[.AB51]-[.AB50]" office:value-type="float" office:value="5.581265" calcext:value-type="float">
            <text:p>5.581265</text:p>
          </table:table-cell>
          <table:table-cell table:number-columns-repeated="3"/>
          <table:table-cell table:formula="of:=[.AF51]-[.AF50]" office:value-type="float" office:value="3.456678" calcext:value-type="float">
            <text:p>3.456678</text:p>
          </table:table-cell>
          <table:table-cell table:formula="of:=[.AG51]-[.AG50]" office:value-type="float" office:value="5.581265" calcext:value-type="float">
            <text:p>5.581265</text:p>
          </table:table-cell>
          <table:table-cell table:number-columns-repeated="3"/>
          <table:table-cell table:formula="of:=[.AK51]-[.AK50]" office:value-type="float" office:value="3.718034" calcext:value-type="float">
            <text:p>3.718034</text:p>
          </table:table-cell>
          <table:table-cell table:formula="of:=[.AL51]-[.AL50]" office:value-type="float" office:value="5.581265" calcext:value-type="float">
            <text:p>5.581265</text:p>
          </table:table-cell>
          <table:table-cell table:number-columns-repeated="3"/>
          <table:table-cell table:formula="of:=[.AP51]-[.AP50]" office:value-type="float" office:value="3.71803" calcext:value-type="float">
            <text:p>3.71803</text:p>
          </table:table-cell>
          <table:table-cell table:formula="of:=[.AQ51]-[.AQ50]" office:value-type="float" office:value="5.581263" calcext:value-type="float">
            <text:p>5.581263</text:p>
          </table:table-cell>
          <table:table-cell table:number-columns-repeated="3"/>
          <table:table-cell table:formula="of:=[.AU51]-[.AU50]" office:value-type="float" office:value="3.448246" calcext:value-type="float">
            <text:p>3.448246</text:p>
          </table:table-cell>
          <table:table-cell table:formula="of:=[.AV51]-[.AV50]" office:value-type="float" office:value="5.581264" calcext:value-type="float">
            <text:p>5.581264</text:p>
          </table:table-cell>
          <table:table-cell table:number-columns-repeated="3"/>
          <table:table-cell table:formula="of:=[.AZ51]-[.AZ50]" office:value-type="float" office:value="0.531146" calcext:value-type="float">
            <text:p>0.531146</text:p>
          </table:table-cell>
          <table:table-cell table:formula="of:=[.BA51]-[.BA50]" office:value-type="float" office:value="0.535363" calcext:value-type="float">
            <text:p>0.535363</text:p>
          </table:table-cell>
          <table:table-cell table:number-columns-repeated="3"/>
          <table:table-cell table:formula="of:=[.BE51]-[.BE50]" office:value-type="float" office:value="4.771895" calcext:value-type="float">
            <text:p>4.771895</text:p>
          </table:table-cell>
          <table:table-cell table:formula="of:=[.BF51]-[.BF50]" office:value-type="float" office:value="5.581265" calcext:value-type="float">
            <text:p>5.581265</text:p>
          </table:table-cell>
          <table:table-cell table:number-columns-repeated="4"/>
          <table:table-cell table:formula="of:=[.BK48]+[.BK12]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52:.B80])" office:value-type="string" office:string-value="" calcext:value-type="error">
            <text:p>#VALUE!</text:p>
          </table:table-cell>
          <table:table-cell table:formula="of:=MIN([.C52:.C80])" office:value-type="string" office:string-value="" calcext:value-type="error">
            <text:p>#VALUE!</text:p>
          </table:table-cell>
          <table:table-cell table:number-columns-repeated="3"/>
          <table:table-cell table:formula="of:=MIN([.G52:.G80])" office:value-type="float" office:value="0" calcext:value-type="float">
            <text:p>0</text:p>
          </table:table-cell>
          <table:table-cell table:formula="of:=MIN([.H52:.H80])" office:value-type="float" office:value="0" calcext:value-type="float">
            <text:p>0</text:p>
          </table:table-cell>
          <table:table-cell table:number-columns-repeated="3"/>
          <table:table-cell table:formula="of:=MIN([.L52:.L80])" office:value-type="float" office:value="0" calcext:value-type="float">
            <text:p>0</text:p>
          </table:table-cell>
          <table:table-cell table:formula="of:=MIN([.M52:.M80])" office:value-type="float" office:value="0" calcext:value-type="float">
            <text:p>0</text:p>
          </table:table-cell>
          <table:table-cell table:number-columns-repeated="3"/>
          <table:table-cell table:formula="of:=MIN([.Q52:.Q80])" office:value-type="float" office:value="-1.38777878078145E-015" calcext:value-type="float">
            <text:p>-1.38777878078145E-15</text:p>
          </table:table-cell>
          <table:table-cell table:formula="of:=MIN([.R52:.R80])" office:value-type="float" office:value="0" calcext:value-type="float">
            <text:p>0</text:p>
          </table:table-cell>
          <table:table-cell table:number-columns-repeated="3"/>
          <table:table-cell table:formula="of:=MIN([.V52:.V80])" office:value-type="float" office:value="0" calcext:value-type="float">
            <text:p>0</text:p>
          </table:table-cell>
          <table:table-cell table:formula="of:=MIN([.W52:.W80])" office:value-type="float" office:value="0" calcext:value-type="float">
            <text:p>0</text:p>
          </table:table-cell>
          <table:table-cell table:number-columns-repeated="3"/>
          <table:table-cell table:formula="of:=MIN([.AA52:.AA80])" office:value-type="float" office:value="-1.27675647831893E-015" calcext:value-type="float">
            <text:p>-1.27675647831893E-15</text:p>
          </table:table-cell>
          <table:table-cell table:formula="of:=MIN([.AB52:.AB80])" office:value-type="float" office:value="0" calcext:value-type="float">
            <text:p>0</text:p>
          </table:table-cell>
          <table:table-cell table:number-columns-repeated="3"/>
          <table:table-cell table:formula="of:=MIN([.AF52:.AF80])" office:value-type="float" office:value="-0.0000000000000110467190950203" calcext:value-type="float">
            <text:p>-1.10467190950203E-14</text:p>
          </table:table-cell>
          <table:table-cell table:formula="of:=MIN([.AG52:.AG80])" office:value-type="float" office:value="0" calcext:value-type="float">
            <text:p>0</text:p>
          </table:table-cell>
          <table:table-cell table:number-columns-repeated="3"/>
          <table:table-cell table:formula="of:=MIN([.AK52:.AK80])" office:value-type="float" office:value="0" calcext:value-type="float">
            <text:p>0</text:p>
          </table:table-cell>
          <table:table-cell table:formula="of:=MIN([.AL52:.AL80])" office:value-type="float" office:value="0" calcext:value-type="float">
            <text:p>0</text:p>
          </table:table-cell>
          <table:table-cell table:number-columns-repeated="3"/>
          <table:table-cell table:formula="of:=MIN([.AP52:.AP80])" office:value-type="float" office:value="0" calcext:value-type="float">
            <text:p>0</text:p>
          </table:table-cell>
          <table:table-cell table:formula="of:=MIN([.AQ52:.AQ80])" office:value-type="float" office:value="0" calcext:value-type="float">
            <text:p>0</text:p>
          </table:table-cell>
          <table:table-cell table:number-columns-repeated="3"/>
          <table:table-cell table:formula="of:=MIN([.AU52:.AU80])" office:value-type="float" office:value="-9.49240686054509E-015" calcext:value-type="float">
            <text:p>-9.49240686054509E-15</text:p>
          </table:table-cell>
          <table:table-cell table:formula="of:=MIN([.AV52:.AV80])" office:value-type="float" office:value="0" calcext:value-type="float">
            <text:p>0</text:p>
          </table:table-cell>
          <table:table-cell table:number-columns-repeated="3"/>
          <table:table-cell table:formula="of:=MIN([.AZ52:.AZ80])" office:value-type="float" office:value="0" calcext:value-type="float">
            <text:p>0</text:p>
          </table:table-cell>
          <table:table-cell table:formula="of:=MIN([.BA52:.BA80])" office:value-type="float" office:value="0" calcext:value-type="float">
            <text:p>0</text:p>
          </table:table-cell>
          <table:table-cell table:number-columns-repeated="3"/>
          <table:table-cell table:formula="of:=MIN([.BE52:.BE80])" office:value-type="float" office:value="0" calcext:value-type="float">
            <text:p>0</text:p>
          </table:table-cell>
          <table:table-cell table:formula="of:=MIN([.BF52:.BF80])" office:value-type="float" office:value="0" calcext:value-type="float">
            <text:p>0</text:p>
          </table:table-cell>
          <table:table-cell table:number-columns-repeated="4"/>
          <table:table-cell table:formula="of:=[.BK49]+[.BK13]" office:value-type="float" office:value="5.581265" calcext:value-type="float">
            <text:p>5.581265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52:.B80])" office:value-type="string" office:string-value="" calcext:value-type="error">
            <text:p>#VALUE!</text:p>
          </table:table-cell>
          <table:table-cell table:formula="of:=MAX([.C52:.C80])" office:value-type="string" office:string-value="" calcext:value-type="error">
            <text:p>#VALUE!</text:p>
          </table:table-cell>
          <table:table-cell table:number-columns-repeated="3"/>
          <table:table-cell table:formula="of:=MAX([.G52:.G80])" office:value-type="float" office:value="1.323653" calcext:value-type="float">
            <text:p>1.323653</text:p>
          </table:table-cell>
          <table:table-cell table:formula="of:=MAX([.H52:.H80])" office:value-type="float" office:value="5.581265" calcext:value-type="float">
            <text:p>5.581265</text:p>
          </table:table-cell>
          <table:table-cell table:number-columns-repeated="3"/>
          <table:table-cell table:formula="of:=MAX([.L52:.L80])" office:value-type="float" office:value="3.718033" calcext:value-type="float">
            <text:p>3.718033</text:p>
          </table:table-cell>
          <table:table-cell table:formula="of:=MAX([.M52:.M80])" office:value-type="float" office:value="5.581266" calcext:value-type="float">
            <text:p>5.581266</text:p>
          </table:table-cell>
          <table:table-cell table:number-columns-repeated="3"/>
          <table:table-cell table:formula="of:=MAX([.Q52:.Q80])" office:value-type="float" office:value="3.718032" calcext:value-type="float">
            <text:p>3.718032</text:p>
          </table:table-cell>
          <table:table-cell table:formula="of:=MAX([.R52:.R80])" office:value-type="float" office:value="5.581265" calcext:value-type="float">
            <text:p>5.581265</text:p>
          </table:table-cell>
          <table:table-cell table:number-columns-repeated="3"/>
          <table:table-cell table:formula="of:=MAX([.V52:.V80])" office:value-type="float" office:value="3.987821" calcext:value-type="float">
            <text:p>3.987821</text:p>
          </table:table-cell>
          <table:table-cell table:formula="of:=MAX([.W52:.W80])" office:value-type="float" office:value="5.581265" calcext:value-type="float">
            <text:p>5.581265</text:p>
          </table:table-cell>
          <table:table-cell table:number-columns-repeated="3"/>
          <table:table-cell table:formula="of:=MAX([.AA52:.AA80])" office:value-type="float" office:value="3.718036" calcext:value-type="float">
            <text:p>3.718036</text:p>
          </table:table-cell>
          <table:table-cell table:formula="of:=MAX([.AB52:.AB80])" office:value-type="float" office:value="5.581265" calcext:value-type="float">
            <text:p>5.581265</text:p>
          </table:table-cell>
          <table:table-cell table:number-columns-repeated="3"/>
          <table:table-cell table:formula="of:=MAX([.AF52:.AF80])" office:value-type="float" office:value="3.45667799999999" calcext:value-type="float">
            <text:p>3.45667799999999</text:p>
          </table:table-cell>
          <table:table-cell table:formula="of:=MAX([.AG52:.AG80])" office:value-type="float" office:value="5.581265" calcext:value-type="float">
            <text:p>5.581265</text:p>
          </table:table-cell>
          <table:table-cell table:number-columns-repeated="3"/>
          <table:table-cell table:formula="of:=MAX([.AK52:.AK80])" office:value-type="float" office:value="3.718034" calcext:value-type="float">
            <text:p>3.718034</text:p>
          </table:table-cell>
          <table:table-cell table:formula="of:=MAX([.AL52:.AL80])" office:value-type="float" office:value="5.581265" calcext:value-type="float">
            <text:p>5.581265</text:p>
          </table:table-cell>
          <table:table-cell table:number-columns-repeated="3"/>
          <table:table-cell table:formula="of:=MAX([.AP52:.AP80])" office:value-type="float" office:value="3.71803" calcext:value-type="float">
            <text:p>3.71803</text:p>
          </table:table-cell>
          <table:table-cell table:formula="of:=MAX([.AQ52:.AQ80])" office:value-type="float" office:value="5.581263" calcext:value-type="float">
            <text:p>5.581263</text:p>
          </table:table-cell>
          <table:table-cell table:number-columns-repeated="3"/>
          <table:table-cell table:formula="of:=MAX([.AU52:.AU80])" office:value-type="float" office:value="3.44824599999999" calcext:value-type="float">
            <text:p>3.44824599999999</text:p>
          </table:table-cell>
          <table:table-cell table:formula="of:=MAX([.AV52:.AV80])" office:value-type="float" office:value="5.581264" calcext:value-type="float">
            <text:p>5.581264</text:p>
          </table:table-cell>
          <table:table-cell table:number-columns-repeated="3"/>
          <table:table-cell table:formula="of:=MAX([.AZ52:.AZ80])" office:value-type="float" office:value="0.531146" calcext:value-type="float">
            <text:p>0.531146</text:p>
          </table:table-cell>
          <table:table-cell table:formula="of:=MAX([.BA52:.BA80])" office:value-type="float" office:value="0.535363" calcext:value-type="float">
            <text:p>0.535363</text:p>
          </table:table-cell>
          <table:table-cell table:number-columns-repeated="3"/>
          <table:table-cell table:formula="of:=MAX([.BE52:.BE80])" office:value-type="float" office:value="4.771895" calcext:value-type="float">
            <text:p>4.771895</text:p>
          </table:table-cell>
          <table:table-cell table:formula="of:=MAX([.BF52:.BF80])" office:value-type="float" office:value="5.581265" calcext:value-type="float">
            <text:p>5.581265</text:p>
          </table:table-cell>
          <table:table-cell table:number-columns-repeated="4"/>
          <table:table-cell table:style-name="ce2" table:formula="of:=[.BK50]+[.BK14]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Go before</text:p>
          </table:table-cell>
          <table:table-cell table:style-name="ce3" table:formula="of:=[.B9]" office:value-type="float" office:value="1.593442" calcext:value-type="float">
            <text:p>1.593442</text:p>
          </table:table-cell>
          <table:table-cell table:style-name="ce3" table:formula="of:=[.C9]" office:value-type="float" office:value="0" calcext:value-type="float">
            <text:p>0</text:p>
          </table:table-cell>
          <table:table-cell table:style-name="ce3" table:number-columns-repeated="3"/>
          <table:table-cell table:style-name="ce3" table:formula="of:=[.G9]" office:value-type="float" office:value="0" calcext:value-type="float">
            <text:p>0</text:p>
          </table:table-cell>
          <table:table-cell table:style-name="ce3" table:formula="of:=[.H9]" office:value-type="float" office:value="1.062295" calcext:value-type="float">
            <text:p>1.062295</text:p>
          </table:table-cell>
          <table:table-cell table:style-name="ce3" table:number-columns-repeated="3"/>
          <table:table-cell table:style-name="ce3" table:formula="of:=[.L9]" office:value-type="float" office:value="0.261358999999999" calcext:value-type="float">
            <text:p>0.261358999999999</text:p>
          </table:table-cell>
          <table:table-cell table:style-name="ce3" table:formula="of:=[.M9]" office:value-type="float" office:value="1.332084" calcext:value-type="float">
            <text:p>1.332084</text:p>
          </table:table-cell>
          <table:table-cell table:style-name="ce3" table:number-columns-repeated="3"/>
          <table:table-cell table:style-name="ce3" table:formula="of:=[.Q9]" office:value-type="float" office:value="0.531147999999998" calcext:value-type="float">
            <text:p>0.531147999999998</text:p>
          </table:table-cell>
          <table:table-cell table:style-name="ce3" table:formula="of:=[.R9]" office:value-type="float" office:value="0" calcext:value-type="float">
            <text:p>0</text:p>
          </table:table-cell>
          <table:table-cell table:style-name="ce3" table:number-columns-repeated="3"/>
          <table:table-cell table:style-name="ce3" table:formula="of:=[.V9]" office:value-type="float" office:value="2.655738" calcext:value-type="float">
            <text:p>2.655738</text:p>
          </table:table-cell>
          <table:table-cell table:style-name="ce3" table:formula="of:=[.W9]" office:value-type="float" office:value="5.581265" calcext:value-type="float">
            <text:p>5.581265</text:p>
          </table:table-cell>
          <table:table-cell table:style-name="ce3" table:number-columns-repeated="3"/>
          <table:table-cell table:style-name="ce3" table:formula="of:=[.AA9]" office:value-type="float" office:value="3.186887" calcext:value-type="float">
            <text:p>3.186887</text:p>
          </table:table-cell>
          <table:table-cell table:style-name="ce3" table:formula="of:=[.AB9]" office:value-type="float" office:value="0" calcext:value-type="float">
            <text:p>0</text:p>
          </table:table-cell>
          <table:table-cell table:style-name="ce3" table:number-columns-repeated="3"/>
          <table:table-cell table:style-name="ce3" table:formula="of:=[.AF9]" office:value-type="float" office:value="3.18688799999999" calcext:value-type="float">
            <text:p>3.18688799999999</text:p>
          </table:table-cell>
          <table:table-cell table:style-name="ce3" table:formula="of:=[.AG9]" office:value-type="float" office:value="0.800936" calcext:value-type="float">
            <text:p>0.800936</text:p>
          </table:table-cell>
          <table:table-cell table:style-name="ce3" table:number-columns-repeated="3"/>
          <table:table-cell table:style-name="ce3" table:formula="of:=[.AK9]" office:value-type="float" office:value="0" calcext:value-type="float">
            <text:p>0</text:p>
          </table:table-cell>
          <table:table-cell table:style-name="ce3" table:formula="of:=[.AL9]" office:value-type="float" office:value="0" calcext:value-type="float">
            <text:p>0</text:p>
          </table:table-cell>
          <table:table-cell table:style-name="ce3" table:number-columns-repeated="3"/>
          <table:table-cell table:style-name="ce3" table:formula="of:=[.AP9]" office:value-type="float" office:value="1.323653" calcext:value-type="float">
            <text:p>1.323653</text:p>
          </table:table-cell>
          <table:table-cell table:style-name="ce3" table:formula="of:=[.AQ9]" office:value-type="float" office:value="0" calcext:value-type="float">
            <text:p>0</text:p>
          </table:table-cell>
          <table:table-cell table:style-name="ce3" table:number-columns-repeated="3"/>
          <table:table-cell table:style-name="ce3" table:formula="of:=[.AU9]" office:value-type="float" office:value="3.44824599999999" calcext:value-type="float">
            <text:p>3.44824599999999</text:p>
          </table:table-cell>
          <table:table-cell table:style-name="ce3" table:formula="of:=[.AV9]" office:value-type="float" office:value="1.863231" calcext:value-type="float">
            <text:p>1.863231</text:p>
          </table:table-cell>
          <table:table-cell table:style-name="ce3" table:number-columns-repeated="3"/>
          <table:table-cell table:style-name="ce3" table:formula="of:=[.AZ9]" office:value-type="float" office:value="0.261355999999999" calcext:value-type="float">
            <text:p>0.261355999999999</text:p>
          </table:table-cell>
          <table:table-cell table:style-name="ce3" table:formula="of:=[.BA9]" office:value-type="float" office:value="0" calcext:value-type="float">
            <text:p>0</text:p>
          </table:table-cell>
          <table:table-cell table:style-name="ce3" table:number-columns-repeated="3"/>
          <table:table-cell table:style-name="ce3" table:formula="of:=[.BE9]" office:value-type="float" office:value="4.771895" calcext:value-type="float">
            <text:p>4.771895</text:p>
          </table:table-cell>
          <table:table-cell table:style-name="ce3" table:formula="of:=[.BF9]" office:value-type="float" office:value="0" calcext:value-type="float">
            <text:p>0</text:p>
          </table:table-cell>
          <table:table-cell table:style-name="ce3" table:number-columns-repeated="3"/>
          <table:table-cell table:style-name="ce3" table:formula="of:=[.BJ9]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/>
          <table:table-cell table:formula="of:=[.B52]+[.B10]" office:value-type="float" office:value="0.800936" calcext:value-type="float">
            <text:p>0.800936</text:p>
          </table:table-cell>
          <table:table-cell table:formula="of:=[.C52]+[.C10]" office:value-type="float" office:value="0.269789" calcext:value-type="float">
            <text:p>0.269789</text:p>
          </table:table-cell>
          <table:table-cell table:number-columns-repeated="3"/>
          <table:table-cell table:formula="of:=[.G52]+[.G10]" office:value-type="float" office:value="0.522716" calcext:value-type="float">
            <text:p>0.522716</text:p>
          </table:table-cell>
          <table:table-cell table:formula="of:=[.H52]+[.H10]" office:value-type="float" office:value="0.800937" calcext:value-type="float">
            <text:p>0.800937</text:p>
          </table:table-cell>
          <table:table-cell table:number-columns-repeated="3"/>
          <table:table-cell table:formula="of:=[.L52]+[.L10]" office:value-type="float" office:value="0.261358999999999" calcext:value-type="float">
            <text:p>0.261358999999999</text:p>
          </table:table-cell>
          <table:table-cell table:formula="of:=[.M52]+[.M10]" office:value-type="float" office:value="1.062295" calcext:value-type="float">
            <text:p>1.062295</text:p>
          </table:table-cell>
          <table:table-cell table:number-columns-repeated="3"/>
          <table:table-cell table:formula="of:=[.Q52]+[.Q10]" office:value-type="float" office:value="3.448243" calcext:value-type="float">
            <text:p>3.448243</text:p>
          </table:table-cell>
          <table:table-cell table:formula="of:=[.R52]+[.R10]" office:value-type="float" office:value="0" calcext:value-type="float">
            <text:p>0</text:p>
          </table:table-cell>
          <table:table-cell table:number-columns-repeated="3"/>
          <table:table-cell table:formula="of:=[.V52]+[.V10]" office:value-type="float" office:value="2.655738" calcext:value-type="float">
            <text:p>2.655738</text:p>
          </table:table-cell>
          <table:table-cell table:formula="of:=[.W52]+[.W10]" office:value-type="float" office:value="0" calcext:value-type="float">
            <text:p>0</text:p>
          </table:table-cell>
          <table:table-cell table:number-columns-repeated="3"/>
          <table:table-cell table:formula="of:=[.AA52]+[.AA10]" office:value-type="float" office:value="0.531148999999999" calcext:value-type="float">
            <text:p>0.531148999999999</text:p>
          </table:table-cell>
          <table:table-cell table:formula="of:=[.AB52]+[.AB10]" office:value-type="float" office:value="0" calcext:value-type="float">
            <text:p>0</text:p>
          </table:table-cell>
          <table:table-cell table:number-columns-repeated="3"/>
          <table:table-cell table:formula="of:=[.AF52]+[.AF10]" office:value-type="float" office:value="2.92552899999999" calcext:value-type="float">
            <text:p>2.92552899999999</text:p>
          </table:table-cell>
          <table:table-cell table:formula="of:=[.AG52]+[.AG10]" office:value-type="float" office:value="0.269789" calcext:value-type="float">
            <text:p>0.269789</text:p>
          </table:table-cell>
          <table:table-cell table:number-columns-repeated="3"/>
          <table:table-cell table:formula="of:=[.AK52]+[.AK10]" office:value-type="float" office:value="3.718034" calcext:value-type="float">
            <text:p>3.718034</text:p>
          </table:table-cell>
          <table:table-cell table:formula="of:=[.AL52]+[.AL10]" office:value-type="float" office:value="0" calcext:value-type="float">
            <text:p>0</text:p>
          </table:table-cell>
          <table:table-cell table:number-columns-repeated="3"/>
          <table:table-cell table:formula="of:=[.AP52]+[.AP10]" office:value-type="float" office:value="0.531145" calcext:value-type="float">
            <text:p>0.531145</text:p>
          </table:table-cell>
          <table:table-cell table:formula="of:=[.AQ52]+[.AQ10]" office:value-type="float" office:value="0.269789" calcext:value-type="float">
            <text:p>0.269789</text:p>
          </table:table-cell>
          <table:table-cell table:number-columns-repeated="3"/>
          <table:table-cell table:formula="of:=[.AU52]+[.AU10]" office:value-type="float" office:value="3.18688999999999" calcext:value-type="float">
            <text:p>3.18688999999999</text:p>
          </table:table-cell>
          <table:table-cell table:formula="of:=[.AV52]+[.AV10]" office:value-type="float" office:value="2.664168" calcext:value-type="float">
            <text:p>2.664168</text:p>
          </table:table-cell>
          <table:table-cell table:number-columns-repeated="3"/>
          <table:table-cell table:formula="of:=[.AZ52]+[.AZ10]" office:value-type="float" office:value="0" calcext:value-type="float">
            <text:p>0</text:p>
          </table:table-cell>
          <table:table-cell table:formula="of:=[.BA52]+[.BA10]" office:value-type="float" office:value="0.269789" calcext:value-type="float">
            <text:p>0.269789</text:p>
          </table:table-cell>
          <table:table-cell table:number-columns-repeated="3"/>
          <table:table-cell table:formula="of:=[.BE52]+[.BE10]" office:value-type="float" office:value="0" calcext:value-type="float">
            <text:p>0</text:p>
          </table:table-cell>
          <table:table-cell table:formula="of:=[.BF52]+[.BF10]" office:value-type="float" office:value="5.581265" calcext:value-type="float">
            <text:p>5.581265</text:p>
          </table:table-cell>
          <table:table-cell table:number-columns-repeated="3"/>
          <table:table-cell table:formula="of:=[.BJ52]+[.BJ10]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/>
          <table:table-cell table:formula="of:=[.B53]+[.B11]" office:value-type="float" office:value="0.261358" calcext:value-type="float">
            <text:p>0.261358</text:p>
          </table:table-cell>
          <table:table-cell table:formula="of:=[.C53]+[.C11]" office:value-type="float" office:value="1.062295" calcext:value-type="float">
            <text:p>1.062295</text:p>
          </table:table-cell>
          <table:table-cell table:number-columns-repeated="3"/>
          <table:table-cell table:formula="of:=[.G53]+[.G11]" office:value-type="float" office:value="1.323653" calcext:value-type="float">
            <text:p>1.323653</text:p>
          </table:table-cell>
          <table:table-cell table:formula="of:=[.H53]+[.H11]" office:value-type="float" office:value="0" calcext:value-type="float">
            <text:p>0</text:p>
          </table:table-cell>
          <table:table-cell table:number-columns-repeated="3"/>
          <table:table-cell table:formula="of:=[.L53]+[.L11]" office:value-type="float" office:value="0.531147999999999" calcext:value-type="float">
            <text:p>0.531147999999999</text:p>
          </table:table-cell>
          <table:table-cell table:formula="of:=[.M53]+[.M11]" office:value-type="float" office:value="0.539578" calcext:value-type="float">
            <text:p>0.539578</text:p>
          </table:table-cell>
          <table:table-cell table:number-columns-repeated="3"/>
          <table:table-cell table:style-name="ce1" table:formula="of:=[.Q53]+[.Q11]" office:value-type="float" office:value="1.863231" calcext:value-type="float">
            <text:p>1.863231</text:p>
          </table:table-cell>
          <table:table-cell table:style-name="ce1" table:formula="of:=[.R53]+[.R11]" office:value-type="float" office:value="2.12459" calcext:value-type="float">
            <text:p>2.12459</text:p>
          </table:table-cell>
          <table:table-cell table:style-name="ce1" table:number-columns-repeated="3"/>
          <table:table-cell table:formula="of:=[.V53]+[.V11]" office:value-type="float" office:value="0" calcext:value-type="float">
            <text:p>0</text:p>
          </table:table-cell>
          <table:table-cell table:formula="of:=[.W53]+[.W11]" office:value-type="float" office:value="3.726464" calcext:value-type="float">
            <text:p>3.726464</text:p>
          </table:table-cell>
          <table:table-cell table:number-columns-repeated="3"/>
          <table:table-cell table:formula="of:=[.AA53]+[.AA11]" office:value-type="float" office:value="0.261358999999999" calcext:value-type="float">
            <text:p>0.261358999999999</text:p>
          </table:table-cell>
          <table:table-cell table:formula="of:=[.AB53]+[.AB11]" office:value-type="float" office:value="2.394379" calcext:value-type="float">
            <text:p>2.394379</text:p>
          </table:table-cell>
          <table:table-cell table:number-columns-repeated="3"/>
          <table:table-cell table:formula="of:=[.AF53]+[.AF11]" office:value-type="float" office:value="2.12459199999999" calcext:value-type="float">
            <text:p>2.12459199999999</text:p>
          </table:table-cell>
          <table:table-cell table:formula="of:=[.AG53]+[.AG11]" office:value-type="float" office:value="0" calcext:value-type="float">
            <text:p>0</text:p>
          </table:table-cell>
          <table:table-cell table:number-columns-repeated="3"/>
          <table:table-cell table:formula="of:=[.AK53]+[.AK11]" office:value-type="float" office:value="1.062296" calcext:value-type="float">
            <text:p>1.062296</text:p>
          </table:table-cell>
          <table:table-cell table:formula="of:=[.AL53]+[.AL11]" office:value-type="float" office:value="5.581265" calcext:value-type="float">
            <text:p>5.581265</text:p>
          </table:table-cell>
          <table:table-cell table:number-columns-repeated="3"/>
          <table:table-cell table:formula="of:=[.AP53]+[.AP11]" office:value-type="float" office:value="0.261355" calcext:value-type="float">
            <text:p>0.261355</text:p>
          </table:table-cell>
          <table:table-cell table:formula="of:=[.AQ53]+[.AQ11]" office:value-type="float" office:value="0.800936" calcext:value-type="float">
            <text:p>0.800936</text:p>
          </table:table-cell>
          <table:table-cell table:number-columns-repeated="3"/>
          <table:table-cell table:formula="of:=[.AU53]+[.AU11]" office:value-type="float" office:value="2.65574299999999" calcext:value-type="float">
            <text:p>2.65574299999999</text:p>
          </table:table-cell>
          <table:table-cell table:formula="of:=[.AV53]+[.AV11]" office:value-type="float" office:value="3.186884" calcext:value-type="float">
            <text:p>3.186884</text:p>
          </table:table-cell>
          <table:table-cell table:number-columns-repeated="3"/>
          <table:table-cell table:formula="of:=[.AZ53]+[.AZ11]" office:value-type="float" office:value="0.261356" calcext:value-type="float">
            <text:p>0.261356</text:p>
          </table:table-cell>
          <table:table-cell table:formula="of:=[.BA53]+[.BA11]" office:value-type="float" office:value="0.535363" calcext:value-type="float">
            <text:p>0.535363</text:p>
          </table:table-cell>
          <table:table-cell table:number-columns-repeated="3"/>
          <table:table-cell table:style-name="ce2" table:formula="of:=[.BE53]+[.BE11]" office:value-type="float" office:value="4.771895" calcext:value-type="float">
            <text:p>4.771895</text:p>
          </table:table-cell>
          <table:table-cell table:style-name="ce2" table:formula="of:=[.BF53]+[.BF11]" office:value-type="float" office:value="0" calcext:value-type="float">
            <text:p>0</text:p>
          </table:table-cell>
          <table:table-cell table:style-name="ce2" table:number-columns-repeated="3"/>
          <table:table-cell table:formula="of:=[.BJ53]+[.BJ11]" office:value-type="float" office:value="2" calcext:value-type="float">
            <text:p>2</text:p>
          </table:table-cell>
          <table:table-cell table:number-columns-repeated="962"/>
        </table:table-row>
        <table:table-row table:style-name="ro1">
          <table:table-cell/>
          <table:table-cell table:formula="of:=[.B54]+[.B12]" office:value-type="float" office:value="0" calcext:value-type="float">
            <text:p>0</text:p>
          </table:table-cell>
          <table:table-cell table:formula="of:=[.C54]+[.C12]" office:value-type="float" office:value="2.394379" calcext:value-type="float">
            <text:p>2.394379</text:p>
          </table:table-cell>
          <table:table-cell table:number-columns-repeated="3"/>
          <table:table-cell table:formula="of:=[.G54]+[.G12]" office:value-type="float" office:value="1.323653" calcext:value-type="float">
            <text:p>1.323653</text:p>
          </table:table-cell>
          <table:table-cell table:formula="of:=[.H54]+[.H12]" office:value-type="float" office:value="5.581265" calcext:value-type="float">
            <text:p>5.581265</text:p>
          </table:table-cell>
          <table:table-cell table:number-columns-repeated="3"/>
          <table:table-cell table:formula="of:=[.L54]+[.L12]" office:value-type="float" office:value="0.800936999999999" calcext:value-type="float">
            <text:p>0.800936999999999</text:p>
          </table:table-cell>
          <table:table-cell table:formula="of:=[.M54]+[.M12]" office:value-type="float" office:value="0.269789" calcext:value-type="float">
            <text:p>0.269789</text:p>
          </table:table-cell>
          <table:table-cell table:number-columns-repeated="3"/>
          <table:table-cell table:formula="of:=[.Q54]+[.Q12]" office:value-type="float" office:value="2.655736" calcext:value-type="float">
            <text:p>2.655736</text:p>
          </table:table-cell>
          <table:table-cell table:formula="of:=[.R54]+[.R12]" office:value-type="float" office:value="2.12459" calcext:value-type="float">
            <text:p>2.12459</text:p>
          </table:table-cell>
          <table:table-cell table:number-columns-repeated="3"/>
          <table:table-cell table:formula="of:=[.V54]+[.V12]" office:value-type="float" office:value="3.987821" calcext:value-type="float">
            <text:p>3.987821</text:p>
          </table:table-cell>
          <table:table-cell table:formula="of:=[.W54]+[.W12]" office:value-type="float" office:value="3.726464" calcext:value-type="float">
            <text:p>3.726464</text:p>
          </table:table-cell>
          <table:table-cell table:number-columns-repeated="3"/>
          <table:table-cell table:formula="of:=[.AA54]+[.AA12]" office:value-type="float" office:value="0.531148999999999" calcext:value-type="float">
            <text:p>0.531148999999999</text:p>
          </table:table-cell>
          <table:table-cell table:formula="of:=[.AB54]+[.AB12]" office:value-type="float" office:value="2.12459" calcext:value-type="float">
            <text:p>2.12459</text:p>
          </table:table-cell>
          <table:table-cell table:number-columns-repeated="3"/>
          <table:table-cell table:formula="of:=[.AF54]+[.AF12]" office:value-type="float" office:value="1.60187399999999" calcext:value-type="float">
            <text:p>1.60187399999999</text:p>
          </table:table-cell>
          <table:table-cell table:formula="of:=[.AG54]+[.AG12]" office:value-type="float" office:value="0" calcext:value-type="float">
            <text:p>0</text:p>
          </table:table-cell>
          <table:table-cell table:number-columns-repeated="3"/>
          <table:table-cell table:style-name="ce2" table:formula="of:=[.AK54]+[.AK12]" office:value-type="float" office:value="3.718034" calcext:value-type="float">
            <text:p>3.718034</text:p>
          </table:table-cell>
          <table:table-cell table:style-name="ce2" table:formula="of:=[.AL54]+[.AL12]" office:value-type="float" office:value="0" calcext:value-type="float">
            <text:p>0</text:p>
          </table:table-cell>
          <table:table-cell table:style-name="ce2" table:number-columns-repeated="3"/>
          <table:table-cell table:formula="of:=[.AP54]+[.AP12]" office:value-type="float" office:value="0.261355" calcext:value-type="float">
            <text:p>0.261355</text:p>
          </table:table-cell>
          <table:table-cell table:formula="of:=[.AQ54]+[.AQ12]" office:value-type="float" office:value="1.332083" calcext:value-type="float">
            <text:p>1.332083</text:p>
          </table:table-cell>
          <table:table-cell table:number-columns-repeated="3"/>
          <table:table-cell table:formula="of:=[.AU54]+[.AU12]" office:value-type="float" office:value="1.86323499999999" calcext:value-type="float">
            <text:p>1.86323499999999</text:p>
          </table:table-cell>
          <table:table-cell table:formula="of:=[.AV54]+[.AV12]" office:value-type="float" office:value="3.456673" calcext:value-type="float">
            <text:p>3.456673</text:p>
          </table:table-cell>
          <table:table-cell table:number-columns-repeated="3"/>
          <table:table-cell table:formula="of:=[.AZ54]+[.AZ12]" office:value-type="float" office:value="0.531146" calcext:value-type="float">
            <text:p>0.531146</text:p>
          </table:table-cell>
          <table:table-cell table:formula="of:=[.BA54]+[.BA12]" office:value-type="float" office:value="0.269789" calcext:value-type="float">
            <text:p>0.269789</text:p>
          </table:table-cell>
          <table:table-cell table:number-columns-repeated="8"/>
          <table:table-cell table:formula="of:=[.BJ54]+[.BJ12]" office:value-type="float" office:value="4" calcext:value-type="float">
            <text:p>4</text:p>
          </table:table-cell>
          <table:table-cell table:number-columns-repeated="962"/>
        </table:table-row>
        <table:table-row table:style-name="ro1">
          <table:table-cell/>
          <table:table-cell table:formula="of:=[.B55]+[.B13]" office:value-type="float" office:value="0" calcext:value-type="float">
            <text:p>0</text:p>
          </table:table-cell>
          <table:table-cell table:formula="of:=[.C55]+[.C13]" office:value-type="float" office:value="3.186885" calcext:value-type="float">
            <text:p>3.186885</text:p>
          </table:table-cell>
          <table:table-cell table:number-columns-repeated="3"/>
          <table:table-cell table:style-name="ce5" table:formula="of:=[.G55]+[.G13]" office:value-type="float" office:value="1.323653" calcext:value-type="float">
            <text:p>1.323653</text:p>
          </table:table-cell>
          <table:table-cell table:style-name="ce5" table:formula="of:=[.H55]+[.H13]" office:value-type="float" office:value="0" calcext:value-type="float">
            <text:p>0</text:p>
          </table:table-cell>
          <table:table-cell table:style-name="ce5" table:number-columns-repeated="3"/>
          <table:table-cell table:formula="of:=[.L55]+[.L13]" office:value-type="float" office:value="1.323653" calcext:value-type="float">
            <text:p>1.323653</text:p>
          </table:table-cell>
          <table:table-cell table:formula="of:=[.M55]+[.M13]" office:value-type="float" office:value="0" calcext:value-type="float">
            <text:p>0</text:p>
          </table:table-cell>
          <table:table-cell table:number-columns-repeated="3"/>
          <table:table-cell table:formula="of:=[.Q55]+[.Q13]" office:value-type="float" office:value="3.186884" calcext:value-type="float">
            <text:p>3.186884</text:p>
          </table:table-cell>
          <table:table-cell table:formula="of:=[.R55]+[.R13]" office:value-type="float" office:value="2.394379" calcext:value-type="float">
            <text:p>2.394379</text:p>
          </table:table-cell>
          <table:table-cell table:number-columns-repeated="3"/>
          <table:table-cell table:style-name="ce2" table:formula="of:=[.V55]+[.V13]" office:value-type="float" office:value="3.987821" calcext:value-type="float">
            <text:p>3.987821</text:p>
          </table:table-cell>
          <table:table-cell table:style-name="ce2" table:formula="of:=[.W55]+[.W13]" office:value-type="float" office:value="0" calcext:value-type="float">
            <text:p>0</text:p>
          </table:table-cell>
          <table:table-cell table:style-name="ce2" table:number-columns-repeated="3"/>
          <table:table-cell table:formula="of:=[.AA55]+[.AA13]" office:value-type="float" office:value="1.323654" calcext:value-type="float">
            <text:p>1.323654</text:p>
          </table:table-cell>
          <table:table-cell table:formula="of:=[.AB55]+[.AB13]" office:value-type="float" office:value="1.863232" calcext:value-type="float">
            <text:p>1.863232</text:p>
          </table:table-cell>
          <table:table-cell table:number-columns-repeated="3"/>
          <table:table-cell table:formula="of:=[.AF55]+[.AF13]" office:value-type="float" office:value="0.800936999999989" calcext:value-type="float">
            <text:p>0.800936999999989</text:p>
          </table:table-cell>
          <table:table-cell table:formula="of:=[.AG55]+[.AG13]" office:value-type="float" office:value="0.269789" calcext:value-type="float">
            <text:p>0.269789</text:p>
          </table:table-cell>
          <table:table-cell table:number-columns-repeated="8"/>
          <table:table-cell table:formula="of:=[.AP55]+[.AP13]" office:value-type="float" office:value="0.531145" calcext:value-type="float">
            <text:p>0.531145</text:p>
          </table:table-cell>
          <table:table-cell table:formula="of:=[.AQ55]+[.AQ13]" office:value-type="float" office:value="1.86323" calcext:value-type="float">
            <text:p>1.86323</text:p>
          </table:table-cell>
          <table:table-cell table:number-columns-repeated="3"/>
          <table:table-cell table:formula="of:=[.AU55]+[.AU13]" office:value-type="float" office:value="1.59344499999999" calcext:value-type="float">
            <text:p>1.59344499999999</text:p>
          </table:table-cell>
          <table:table-cell table:formula="of:=[.AV55]+[.AV13]" office:value-type="float" office:value="3.456673" calcext:value-type="float">
            <text:p>3.456673</text:p>
          </table:table-cell>
          <table:table-cell table:number-columns-repeated="3"/>
          <table:table-cell table:formula="of:=[.AZ55]+[.AZ13]" office:value-type="float" office:value="0.261356" calcext:value-type="float">
            <text:p>0.261356</text:p>
          </table:table-cell>
          <table:table-cell table:formula="of:=[.BA55]+[.BA13]" office:value-type="float" office:value="0" calcext:value-type="float">
            <text:p>0</text:p>
          </table:table-cell>
          <table:table-cell table:number-columns-repeated="8"/>
          <table:table-cell table:formula="of:=[.BJ55]+[.BJ13]" office:value-type="float" office:value="4" calcext:value-type="float">
            <text:p>4</text:p>
          </table:table-cell>
          <table:table-cell table:number-columns-repeated="962"/>
        </table:table-row>
        <table:table-row table:style-name="ro1">
          <table:table-cell/>
          <table:table-cell table:formula="of:=[.B56]+[.B14]" office:value-type="float" office:value="0.261358" calcext:value-type="float">
            <text:p>0.261358</text:p>
          </table:table-cell>
          <table:table-cell table:formula="of:=[.C56]+[.C14]" office:value-type="float" office:value="4.51897" calcext:value-type="float">
            <text:p>4.51897</text:p>
          </table:table-cell>
          <table:table-cell table:number-columns-repeated="8"/>
          <table:table-cell table:formula="of:=[.L56]+[.L14]" office:value-type="float" office:value="2.385949" calcext:value-type="float">
            <text:p>2.385949</text:p>
          </table:table-cell>
          <table:table-cell table:formula="of:=[.M56]+[.M14]" office:value-type="float" office:value="0" calcext:value-type="float">
            <text:p>0</text:p>
          </table:table-cell>
          <table:table-cell table:number-columns-repeated="3"/>
          <table:table-cell table:formula="of:=[.Q56]+[.Q14]" office:value-type="float" office:value="3.448243" calcext:value-type="float">
            <text:p>3.448243</text:p>
          </table:table-cell>
          <table:table-cell table:formula="of:=[.R56]+[.R14]" office:value-type="float" office:value="2.664168" calcext:value-type="float">
            <text:p>2.664168</text:p>
          </table:table-cell>
          <table:table-cell table:number-columns-repeated="8"/>
          <table:table-cell table:formula="of:=[.AA56]+[.AA14]" office:value-type="float" office:value="2.124591" calcext:value-type="float">
            <text:p>2.124591</text:p>
          </table:table-cell>
          <table:table-cell table:formula="of:=[.AB56]+[.AB14]" office:value-type="float" office:value="1.863232" calcext:value-type="float">
            <text:p>1.863232</text:p>
          </table:table-cell>
          <table:table-cell table:number-columns-repeated="3"/>
          <table:table-cell table:formula="of:=[.AF56]+[.AF14]" office:value-type="float" office:value="0.269789999999989" calcext:value-type="float">
            <text:p>0.269789999999989</text:p>
          </table:table-cell>
          <table:table-cell table:formula="of:=[.AG56]+[.AG14]" office:value-type="float" office:value="1.062295" calcext:value-type="float">
            <text:p>1.062295</text:p>
          </table:table-cell>
          <table:table-cell table:number-columns-repeated="8"/>
          <table:table-cell table:formula="of:=[.AP56]+[.AP14]" office:value-type="float" office:value="1.062292" calcext:value-type="float">
            <text:p>1.062292</text:p>
          </table:table-cell>
          <table:table-cell table:formula="of:=[.AQ56]+[.AQ14]" office:value-type="float" office:value="2.124588" calcext:value-type="float">
            <text:p>2.124588</text:p>
          </table:table-cell>
          <table:table-cell table:number-columns-repeated="3"/>
          <table:table-cell table:formula="of:=[.AU56]+[.AU14]" office:value-type="float" office:value="0.80093699999999" calcext:value-type="float">
            <text:p>0.80093699999999</text:p>
          </table:table-cell>
          <table:table-cell table:formula="of:=[.AV56]+[.AV14]" office:value-type="float" office:value="3.186884" calcext:value-type="float">
            <text:p>3.186884</text:p>
          </table:table-cell>
          <table:table-cell table:number-columns-repeated="3"/>
          <table:table-cell table:style-name="ce2" table:formula="of:=[.AZ56]+[.AZ14]" office:value-type="float" office:value="0.531146" calcext:value-type="float">
            <text:p>0.531146</text:p>
          </table:table-cell>
          <table:table-cell table:style-name="ce2" table:formula="of:=[.BA56]+[.BA14]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5"/>
          <table:table-cell table:style-name="ce2" table:formula="of:=[.BJ56]+[.BJ14]" office:value-type="float" office:value="4" calcext:value-type="float">
            <text:p>4</text:p>
          </table:table-cell>
          <table:table-cell table:number-columns-repeated="962"/>
        </table:table-row>
        <table:table-row table:style-name="ro1">
          <table:table-cell/>
          <table:table-cell table:formula="of:=[.B57]+[.B15]" office:value-type="float" office:value="0.800936" calcext:value-type="float">
            <text:p>0.800936</text:p>
          </table:table-cell>
          <table:table-cell table:formula="of:=[.C57]+[.C15]" office:value-type="float" office:value="5.315691" calcext:value-type="float">
            <text:p>5.315691</text:p>
          </table:table-cell>
          <table:table-cell table:number-columns-repeated="8"/>
          <table:table-cell table:formula="of:=[.L57]+[.L15]" office:value-type="float" office:value="2.925527" calcext:value-type="float">
            <text:p>2.925527</text:p>
          </table:table-cell>
          <table:table-cell table:formula="of:=[.M57]+[.M15]" office:value-type="float" office:value="0.269789" calcext:value-type="float">
            <text:p>0.269789</text:p>
          </table:table-cell>
          <table:table-cell table:number-columns-repeated="3"/>
          <table:table-cell table:formula="of:=[.Q57]+[.Q15]" office:value-type="float" office:value="3.718032" calcext:value-type="float">
            <text:p>3.718032</text:p>
          </table:table-cell>
          <table:table-cell table:formula="of:=[.R57]+[.R15]" office:value-type="float" office:value="3.456674" calcext:value-type="float">
            <text:p>3.456674</text:p>
          </table:table-cell>
          <table:table-cell table:number-columns-repeated="8"/>
          <table:table-cell table:formula="of:=[.AA57]+[.AA15]" office:value-type="float" office:value="2.925528" calcext:value-type="float">
            <text:p>2.925528</text:p>
          </table:table-cell>
          <table:table-cell table:formula="of:=[.AB57]+[.AB15]" office:value-type="float" office:value="2.12459" calcext:value-type="float">
            <text:p>2.12459</text:p>
          </table:table-cell>
          <table:table-cell table:number-columns-repeated="3"/>
          <table:table-cell table:formula="of:=[.AF57]+[.AF15]" office:value-type="float" office:value="-0.0000000000000108246744900953" calcext:value-type="float">
            <text:p>-1.08246744900953E-14</text:p>
          </table:table-cell>
          <table:table-cell table:formula="of:=[.AG57]+[.AG15]" office:value-type="float" office:value="2.394379" calcext:value-type="float">
            <text:p>2.394379</text:p>
          </table:table-cell>
          <table:table-cell table:number-columns-repeated="8"/>
          <table:table-cell table:formula="of:=[.AP57]+[.AP15]" office:value-type="float" office:value="2.124585" calcext:value-type="float">
            <text:p>2.124585</text:p>
          </table:table-cell>
          <table:table-cell table:formula="of:=[.AQ57]+[.AQ15]" office:value-type="float" office:value="2.394377" calcext:value-type="float">
            <text:p>2.394377</text:p>
          </table:table-cell>
          <table:table-cell table:number-columns-repeated="3"/>
          <table:table-cell table:formula="of:=[.AU57]+[.AU15]" office:value-type="float" office:value="0.26135599999999" calcext:value-type="float">
            <text:p>0.26135599999999</text:p>
          </table:table-cell>
          <table:table-cell table:formula="of:=[.AV57]+[.AV15]" office:value-type="float" office:value="2.664168" calcext:value-type="float">
            <text:p>2.664168</text:p>
          </table:table-cell>
          <table:table-cell table:number-columns-repeated="976"/>
        </table:table-row>
        <table:table-row table:style-name="ro1">
          <table:table-cell/>
          <table:table-cell table:formula="of:=[.B58]+[.B16]" office:value-type="float" office:value="1.593442" calcext:value-type="float">
            <text:p>1.593442</text:p>
          </table:table-cell>
          <table:table-cell table:formula="of:=[.C58]+[.C16]" office:value-type="float" office:value="5.581265" calcext:value-type="float">
            <text:p>5.581265</text:p>
          </table:table-cell>
          <table:table-cell table:number-columns-repeated="8"/>
          <table:table-cell table:formula="of:=[.L58]+[.L16]" office:value-type="float" office:value="3.186886" calcext:value-type="float">
            <text:p>3.186886</text:p>
          </table:table-cell>
          <table:table-cell table:formula="of:=[.M58]+[.M16]" office:value-type="float" office:value="0.539578" calcext:value-type="float">
            <text:p>0.539578</text:p>
          </table:table-cell>
          <table:table-cell table:number-columns-repeated="3"/>
          <table:table-cell table:formula="of:=[.Q58]+[.Q16]" office:value-type="float" office:value="3.718032" calcext:value-type="float">
            <text:p>3.718032</text:p>
          </table:table-cell>
          <table:table-cell table:formula="of:=[.R58]+[.R16]" office:value-type="float" office:value="3.987822" calcext:value-type="float">
            <text:p>3.987822</text:p>
          </table:table-cell>
          <table:table-cell table:number-columns-repeated="8"/>
          <table:table-cell table:formula="of:=[.AA58]+[.AA16]" office:value-type="float" office:value="3.448246" calcext:value-type="float">
            <text:p>3.448246</text:p>
          </table:table-cell>
          <table:table-cell table:formula="of:=[.AB58]+[.AB16]" office:value-type="float" office:value="2.664168" calcext:value-type="float">
            <text:p>2.664168</text:p>
          </table:table-cell>
          <table:table-cell table:number-columns-repeated="3"/>
          <table:table-cell table:formula="of:=[.AF58]+[.AF16]" office:value-type="float" office:value="-0.0000000000000108246744900953" calcext:value-type="float">
            <text:p>-1.08246744900953E-14</text:p>
          </table:table-cell>
          <table:table-cell table:formula="of:=[.AG58]+[.AG16]" office:value-type="float" office:value="3.726463" calcext:value-type="float">
            <text:p>3.726463</text:p>
          </table:table-cell>
          <table:table-cell table:number-columns-repeated="8"/>
          <table:table-cell table:formula="of:=[.AP58]+[.AP16]" office:value-type="float" office:value="2.925522" calcext:value-type="float">
            <text:p>2.925522</text:p>
          </table:table-cell>
          <table:table-cell table:formula="of:=[.AQ58]+[.AQ16]" office:value-type="float" office:value="2.664166" calcext:value-type="float">
            <text:p>2.664166</text:p>
          </table:table-cell>
          <table:table-cell table:number-columns-repeated="3"/>
          <table:table-cell table:formula="of:=[.AU58]+[.AU16]" office:value-type="float" office:value="-9.49240686054509E-015" calcext:value-type="float">
            <text:p>-9.49240686054509E-15</text:p>
          </table:table-cell>
          <table:table-cell table:formula="of:=[.AV58]+[.AV16]" office:value-type="float" office:value="1.863231" calcext:value-type="float">
            <text:p>1.863231</text:p>
          </table:table-cell>
          <table:table-cell table:number-columns-repeated="976"/>
        </table:table-row>
        <table:table-row table:style-name="ro1">
          <table:table-cell/>
          <table:table-cell table:formula="of:=[.B59]+[.B17]" office:value-type="float" office:value="2.124589" calcext:value-type="float">
            <text:p>2.124589</text:p>
          </table:table-cell>
          <table:table-cell table:formula="of:=[.C59]+[.C17]" office:value-type="float" office:value="5.581265" calcext:value-type="float">
            <text:p>5.581265</text:p>
          </table:table-cell>
          <table:table-cell table:number-columns-repeated="8"/>
          <table:table-cell table:formula="of:=[.L59]+[.L17]" office:value-type="float" office:value="3.448245" calcext:value-type="float">
            <text:p>3.448245</text:p>
          </table:table-cell>
          <table:table-cell table:formula="of:=[.M59]+[.M17]" office:value-type="float" office:value="1.062295" calcext:value-type="float">
            <text:p>1.062295</text:p>
          </table:table-cell>
          <table:table-cell table:number-columns-repeated="3"/>
          <table:table-cell table:formula="of:=[.Q59]+[.Q17]" office:value-type="float" office:value="3.448243" calcext:value-type="float">
            <text:p>3.448243</text:p>
          </table:table-cell>
          <table:table-cell table:formula="of:=[.R59]+[.R17]" office:value-type="float" office:value="4.784543" calcext:value-type="float">
            <text:p>4.784543</text:p>
          </table:table-cell>
          <table:table-cell table:number-columns-repeated="8"/>
          <table:table-cell table:formula="of:=[.AA59]+[.AA17]" office:value-type="float" office:value="3.718036" calcext:value-type="float">
            <text:p>3.718036</text:p>
          </table:table-cell>
          <table:table-cell table:formula="of:=[.AB59]+[.AB17]" office:value-type="float" office:value="3.456674" calcext:value-type="float">
            <text:p>3.456674</text:p>
          </table:table-cell>
          <table:table-cell table:number-columns-repeated="3"/>
          <table:table-cell table:formula="of:=[.AF59]+[.AF17]" office:value-type="float" office:value="0.269789999999989" calcext:value-type="float">
            <text:p>0.269789999999989</text:p>
          </table:table-cell>
          <table:table-cell table:formula="of:=[.AG59]+[.AG17]" office:value-type="float" office:value="4.784543" calcext:value-type="float">
            <text:p>4.784543</text:p>
          </table:table-cell>
          <table:table-cell table:number-columns-repeated="8"/>
          <table:table-cell table:formula="of:=[.AP59]+[.AP17]" office:value-type="float" office:value="3.44824" calcext:value-type="float">
            <text:p>3.44824</text:p>
          </table:table-cell>
          <table:table-cell table:formula="of:=[.AQ59]+[.AQ17]" office:value-type="float" office:value="3.186882" calcext:value-type="float">
            <text:p>3.186882</text:p>
          </table:table-cell>
          <table:table-cell table:number-columns-repeated="3"/>
          <table:table-cell table:formula="of:=[.AU59]+[.AU17]" office:value-type="float" office:value="-9.49240686054509E-015" calcext:value-type="float">
            <text:p>-9.49240686054509E-15</text:p>
          </table:table-cell>
          <table:table-cell table:formula="of:=[.AV59]+[.AV17]" office:value-type="float" office:value="1.601873" calcext:value-type="float">
            <text:p>1.601873</text:p>
          </table:table-cell>
          <table:table-cell table:number-columns-repeated="976"/>
        </table:table-row>
        <table:table-row table:style-name="ro1">
          <table:table-cell/>
          <table:table-cell table:formula="of:=[.B60]+[.B18]" office:value-type="float" office:value="2.925526" calcext:value-type="float">
            <text:p>2.925526</text:p>
          </table:table-cell>
          <table:table-cell table:formula="of:=[.C60]+[.C18]" office:value-type="float" office:value="5.315691" calcext:value-type="float">
            <text:p>5.315691</text:p>
          </table:table-cell>
          <table:table-cell table:number-columns-repeated="8"/>
          <table:table-cell table:formula="of:=[.L60]+[.L18]" office:value-type="float" office:value="3.448245" calcext:value-type="float">
            <text:p>3.448245</text:p>
          </table:table-cell>
          <table:table-cell table:formula="of:=[.M60]+[.M18]" office:value-type="float" office:value="1.601874" calcext:value-type="float">
            <text:p>1.601874</text:p>
          </table:table-cell>
          <table:table-cell table:number-columns-repeated="3"/>
          <table:table-cell table:formula="of:=[.Q60]+[.Q18]" office:value-type="float" office:value="2.925527" calcext:value-type="float">
            <text:p>2.925527</text:p>
          </table:table-cell>
          <table:table-cell table:formula="of:=[.R60]+[.R18]" office:value-type="float" office:value="5.315691" calcext:value-type="float">
            <text:p>5.315691</text:p>
          </table:table-cell>
          <table:table-cell table:number-columns-repeated="8"/>
          <table:table-cell table:formula="of:=[.AA60]+[.AA18]" office:value-type="float" office:value="3.718036" calcext:value-type="float">
            <text:p>3.718036</text:p>
          </table:table-cell>
          <table:table-cell table:formula="of:=[.AB60]+[.AB18]" office:value-type="float" office:value="3.987822" calcext:value-type="float">
            <text:p>3.987822</text:p>
          </table:table-cell>
          <table:table-cell table:number-columns-repeated="3"/>
          <table:table-cell table:formula="of:=[.AF60]+[.AF18]" office:value-type="float" office:value="0.800936999999989" calcext:value-type="float">
            <text:p>0.800936999999989</text:p>
          </table:table-cell>
          <table:table-cell table:formula="of:=[.AG60]+[.AG18]" office:value-type="float" office:value="5.315691" calcext:value-type="float">
            <text:p>5.315691</text:p>
          </table:table-cell>
          <table:table-cell table:number-columns-repeated="8"/>
          <table:table-cell table:formula="of:=[.AP60]+[.AP18]" office:value-type="float" office:value="3.71803" calcext:value-type="float">
            <text:p>3.71803</text:p>
          </table:table-cell>
          <table:table-cell table:formula="of:=[.AQ60]+[.AQ18]" office:value-type="float" office:value="3.726461" calcext:value-type="float">
            <text:p>3.726461</text:p>
          </table:table-cell>
          <table:table-cell table:number-columns-repeated="3"/>
          <table:table-cell table:formula="of:=[.AU60]+[.AU18]" office:value-type="float" office:value="0.26135599999999" calcext:value-type="float">
            <text:p>0.26135599999999</text:p>
          </table:table-cell>
          <table:table-cell table:formula="of:=[.AV60]+[.AV18]" office:value-type="float" office:value="0.800936" calcext:value-type="float">
            <text:p>0.800936</text:p>
          </table:table-cell>
          <table:table-cell table:number-columns-repeated="976"/>
        </table:table-row>
        <table:table-row table:style-name="ro1">
          <table:table-cell/>
          <table:table-cell table:formula="of:=[.B61]+[.B19]" office:value-type="float" office:value="3.448243" calcext:value-type="float">
            <text:p>3.448243</text:p>
          </table:table-cell>
          <table:table-cell table:formula="of:=[.C61]+[.C19]" office:value-type="float" office:value="4.51897" calcext:value-type="float">
            <text:p>4.51897</text:p>
          </table:table-cell>
          <table:table-cell table:number-columns-repeated="8"/>
          <table:table-cell table:formula="of:=[.L61]+[.L19]" office:value-type="float" office:value="3.186886" calcext:value-type="float">
            <text:p>3.186886</text:p>
          </table:table-cell>
          <table:table-cell table:formula="of:=[.M61]+[.M19]" office:value-type="float" office:value="2.124591" calcext:value-type="float">
            <text:p>2.124591</text:p>
          </table:table-cell>
          <table:table-cell table:number-columns-repeated="3"/>
          <table:table-cell table:formula="of:=[.Q61]+[.Q19]" office:value-type="float" office:value="2.12459" calcext:value-type="float">
            <text:p>2.12459</text:p>
          </table:table-cell>
          <table:table-cell table:formula="of:=[.R61]+[.R19]" office:value-type="float" office:value="5.581265" calcext:value-type="float">
            <text:p>5.581265</text:p>
          </table:table-cell>
          <table:table-cell table:number-columns-repeated="8"/>
          <table:table-cell table:formula="of:=[.AA61]+[.AA19]" office:value-type="float" office:value="3.448246" calcext:value-type="float">
            <text:p>3.448246</text:p>
          </table:table-cell>
          <table:table-cell table:formula="of:=[.AB61]+[.AB19]" office:value-type="float" office:value="4.784543" calcext:value-type="float">
            <text:p>4.784543</text:p>
          </table:table-cell>
          <table:table-cell table:number-columns-repeated="3"/>
          <table:table-cell table:formula="of:=[.AF61]+[.AF19]" office:value-type="float" office:value="1.60187399999999" calcext:value-type="float">
            <text:p>1.60187399999999</text:p>
          </table:table-cell>
          <table:table-cell table:formula="of:=[.AG61]+[.AG19]" office:value-type="float" office:value="5.581265" calcext:value-type="float">
            <text:p>5.581265</text:p>
          </table:table-cell>
          <table:table-cell table:number-columns-repeated="8"/>
          <table:table-cell table:formula="of:=[.AP61]+[.AP19]" office:value-type="float" office:value="3.71803" calcext:value-type="float">
            <text:p>3.71803</text:p>
          </table:table-cell>
          <table:table-cell table:formula="of:=[.AQ61]+[.AQ19]" office:value-type="float" office:value="4.518967" calcext:value-type="float">
            <text:p>4.518967</text:p>
          </table:table-cell>
          <table:table-cell table:number-columns-repeated="3"/>
          <table:table-cell table:formula="of:=[.AU61]+[.AU19]" office:value-type="float" office:value="0.80093699999999" calcext:value-type="float">
            <text:p>0.80093699999999</text:p>
          </table:table-cell>
          <table:table-cell table:formula="of:=[.AV61]+[.AV19]" office:value-type="float" office:value="0.269789000000001" calcext:value-type="float">
            <text:p>0.269789000000001</text:p>
          </table:table-cell>
          <table:table-cell table:number-columns-repeated="976"/>
        </table:table-row>
        <table:table-row table:style-name="ro1">
          <table:table-cell/>
          <table:table-cell table:formula="of:=[.B62]+[.B20]" office:value-type="float" office:value="3.718032" calcext:value-type="float">
            <text:p>3.718032</text:p>
          </table:table-cell>
          <table:table-cell table:formula="of:=[.C62]+[.C20]" office:value-type="float" office:value="3.186885" calcext:value-type="float">
            <text:p>3.186885</text:p>
          </table:table-cell>
          <table:table-cell table:number-columns-repeated="8"/>
          <table:table-cell table:formula="of:=[.L62]+[.L20]" office:value-type="float" office:value="2.655738" calcext:value-type="float">
            <text:p>2.655738</text:p>
          </table:table-cell>
          <table:table-cell table:formula="of:=[.M62]+[.M20]" office:value-type="float" office:value="2.925528" calcext:value-type="float">
            <text:p>2.925528</text:p>
          </table:table-cell>
          <table:table-cell table:number-columns-repeated="3"/>
          <table:table-cell table:formula="of:=[.Q62]+[.Q20]" office:value-type="float" office:value="1.323653" calcext:value-type="float">
            <text:p>1.323653</text:p>
          </table:table-cell>
          <table:table-cell table:formula="of:=[.R62]+[.R20]" office:value-type="float" office:value="5.581265" calcext:value-type="float">
            <text:p>5.581265</text:p>
          </table:table-cell>
          <table:table-cell table:number-columns-repeated="8"/>
          <table:table-cell table:formula="of:=[.AA62]+[.AA20]" office:value-type="float" office:value="2.925528" calcext:value-type="float">
            <text:p>2.925528</text:p>
          </table:table-cell>
          <table:table-cell table:formula="of:=[.AB62]+[.AB20]" office:value-type="float" office:value="5.315691" calcext:value-type="float">
            <text:p>5.315691</text:p>
          </table:table-cell>
          <table:table-cell table:number-columns-repeated="3"/>
          <table:table-cell table:formula="of:=[.AF62]+[.AF20]" office:value-type="float" office:value="1.86323299999999" calcext:value-type="float">
            <text:p>1.86323299999999</text:p>
          </table:table-cell>
          <table:table-cell table:formula="of:=[.AG62]+[.AG20]" office:value-type="float" office:value="5.581265" calcext:value-type="float">
            <text:p>5.581265</text:p>
          </table:table-cell>
          <table:table-cell table:number-columns-repeated="8"/>
          <table:table-cell table:formula="of:=[.AP62]+[.AP20]" office:value-type="float" office:value="3.44824" calcext:value-type="float">
            <text:p>3.44824</text:p>
          </table:table-cell>
          <table:table-cell table:formula="of:=[.AQ62]+[.AQ20]" office:value-type="float" office:value="5.050115" calcext:value-type="float">
            <text:p>5.050115</text:p>
          </table:table-cell>
          <table:table-cell table:number-columns-repeated="3"/>
          <table:table-cell table:formula="of:=[.AU62]+[.AU20]" office:value-type="float" office:value="1.59344499999999" calcext:value-type="float">
            <text:p>1.59344499999999</text:p>
          </table:table-cell>
          <table:table-cell table:formula="of:=[.AV62]+[.AV20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/>
          <table:table-cell table:formula="of:=[.B63]+[.B21]" office:value-type="float" office:value="3.718032" calcext:value-type="float">
            <text:p>3.718032</text:p>
          </table:table-cell>
          <table:table-cell table:formula="of:=[.C63]+[.C21]" office:value-type="float" office:value="2.394379" calcext:value-type="float">
            <text:p>2.394379</text:p>
          </table:table-cell>
          <table:table-cell table:number-columns-repeated="8"/>
          <table:table-cell table:formula="of:=[.L63]+[.L21]" office:value-type="float" office:value="0" calcext:value-type="float">
            <text:p>0</text:p>
          </table:table-cell>
          <table:table-cell table:formula="of:=[.M63]+[.M21]" office:value-type="float" office:value="5.581266" calcext:value-type="float">
            <text:p>5.581266</text:p>
          </table:table-cell>
          <table:table-cell table:number-columns-repeated="3"/>
          <table:table-cell table:formula="of:=[.Q63]+[.Q21]" office:value-type="float" office:value="0.531147999999999" calcext:value-type="float">
            <text:p>0.531147999999999</text:p>
          </table:table-cell>
          <table:table-cell table:formula="of:=[.R63]+[.R21]" office:value-type="float" office:value="5.315691" calcext:value-type="float">
            <text:p>5.315691</text:p>
          </table:table-cell>
          <table:table-cell table:number-columns-repeated="8"/>
          <table:table-cell table:formula="of:=[.AA63]+[.AA21]" office:value-type="float" office:value="2.124591" calcext:value-type="float">
            <text:p>2.124591</text:p>
          </table:table-cell>
          <table:table-cell table:formula="of:=[.AB63]+[.AB21]" office:value-type="float" office:value="5.581265" calcext:value-type="float">
            <text:p>5.581265</text:p>
          </table:table-cell>
          <table:table-cell table:number-columns-repeated="3"/>
          <table:table-cell table:formula="of:=[.AF63]+[.AF21]" office:value-type="float" office:value="2.66416999999999" calcext:value-type="float">
            <text:p>2.66416999999999</text:p>
          </table:table-cell>
          <table:table-cell table:formula="of:=[.AG63]+[.AG21]" office:value-type="float" office:value="5.315691" calcext:value-type="float">
            <text:p>5.315691</text:p>
          </table:table-cell>
          <table:table-cell table:number-columns-repeated="8"/>
          <table:table-cell table:formula="of:=[.AP63]+[.AP21]" office:value-type="float" office:value="3.186884" calcext:value-type="float">
            <text:p>3.186884</text:p>
          </table:table-cell>
          <table:table-cell table:formula="of:=[.AQ63]+[.AQ21]" office:value-type="float" office:value="5.315689" calcext:value-type="float">
            <text:p>5.315689</text:p>
          </table:table-cell>
          <table:table-cell table:number-columns-repeated="3"/>
          <table:table-cell table:formula="of:=[.AU63]+[.AU21]" office:value-type="float" office:value="1.86323499999999" calcext:value-type="float">
            <text:p>1.86323499999999</text:p>
          </table:table-cell>
          <table:table-cell table:formula="of:=[.AV63]+[.AV21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/>
          <table:table-cell table:formula="of:=[.B64]+[.B22]" office:value-type="float" office:value="3.448243" calcext:value-type="float">
            <text:p>3.448243</text:p>
          </table:table-cell>
          <table:table-cell table:formula="of:=[.C64]+[.C22]" office:value-type="float" office:value="1.062295" calcext:value-type="float">
            <text:p>1.062295</text:p>
          </table:table-cell>
          <table:table-cell table:number-columns-repeated="8"/>
          <table:table-cell table:formula="of:=[.L64]+[.L22]" office:value-type="float" office:value="3.718033" calcext:value-type="float">
            <text:p>3.718033</text:p>
          </table:table-cell>
          <table:table-cell table:formula="of:=[.M64]+[.M22]" office:value-type="float" office:value="5.581266" calcext:value-type="float">
            <text:p>5.581266</text:p>
          </table:table-cell>
          <table:table-cell table:number-columns-repeated="3"/>
          <table:table-cell table:formula="of:=[.Q64]+[.Q22]" office:value-type="float" office:value="0.261358999999999" calcext:value-type="float">
            <text:p>0.261358999999999</text:p>
          </table:table-cell>
          <table:table-cell table:formula="of:=[.R64]+[.R22]" office:value-type="float" office:value="5.050117" calcext:value-type="float">
            <text:p>5.050117</text:p>
          </table:table-cell>
          <table:table-cell table:number-columns-repeated="8"/>
          <table:table-cell table:formula="of:=[.AA64]+[.AA22]" office:value-type="float" office:value="1.323654" calcext:value-type="float">
            <text:p>1.323654</text:p>
          </table:table-cell>
          <table:table-cell table:formula="of:=[.AB64]+[.AB22]" office:value-type="float" office:value="5.581265" calcext:value-type="float">
            <text:p>5.581265</text:p>
          </table:table-cell>
          <table:table-cell table:number-columns-repeated="3"/>
          <table:table-cell table:formula="of:=[.AF64]+[.AF22]" office:value-type="float" office:value="3.18688799999999" calcext:value-type="float">
            <text:p>3.18688799999999</text:p>
          </table:table-cell>
          <table:table-cell table:formula="of:=[.AG64]+[.AG22]" office:value-type="float" office:value="4.784543" calcext:value-type="float">
            <text:p>4.784543</text:p>
          </table:table-cell>
          <table:table-cell table:number-columns-repeated="8"/>
          <table:table-cell table:formula="of:=[.AP64]+[.AP22]" office:value-type="float" office:value="2.385947" calcext:value-type="float">
            <text:p>2.385947</text:p>
          </table:table-cell>
          <table:table-cell table:formula="of:=[.AQ64]+[.AQ22]" office:value-type="float" office:value="5.581263" calcext:value-type="float">
            <text:p>5.581263</text:p>
          </table:table-cell>
          <table:table-cell table:number-columns-repeated="3"/>
          <table:table-cell table:formula="of:=[.AU64]+[.AU22]" office:value-type="float" office:value="2.65574299999999" calcext:value-type="float">
            <text:p>2.65574299999999</text:p>
          </table:table-cell>
          <table:table-cell table:formula="of:=[.AV64]+[.AV22]" office:value-type="float" office:value="0.269789" calcext:value-type="float">
            <text:p>0.269789</text:p>
          </table:table-cell>
          <table:table-cell table:number-columns-repeated="976"/>
        </table:table-row>
        <table:table-row table:style-name="ro1">
          <table:table-cell/>
          <table:table-cell table:formula="of:=[.B65]+[.B23]" office:value-type="float" office:value="2.925526" calcext:value-type="float">
            <text:p>2.925526</text:p>
          </table:table-cell>
          <table:table-cell table:formula="of:=[.C65]+[.C23]" office:value-type="float" office:value="0.269788999999999" calcext:value-type="float">
            <text:p>0.269788999999999</text:p>
          </table:table-cell>
          <table:table-cell table:number-columns-repeated="8"/>
          <table:table-cell table:style-name="ce5" table:formula="of:=[.L65]+[.L23]" office:value-type="float" office:value="3.718033" calcext:value-type="float">
            <text:p>3.718033</text:p>
          </table:table-cell>
          <table:table-cell table:style-name="ce5" table:formula="of:=[.M65]+[.M23]" office:value-type="float" office:value="0" calcext:value-type="float">
            <text:p>0</text:p>
          </table:table-cell>
          <table:table-cell table:style-name="ce5" table:number-columns-repeated="3"/>
          <table:table-cell table:formula="of:=[.Q65]+[.Q23]" office:value-type="float" office:value="-1.38777878078145E-015" calcext:value-type="float">
            <text:p>-1.38777878078145E-15</text:p>
          </table:table-cell>
          <table:table-cell table:formula="of:=[.R65]+[.R23]" office:value-type="float" office:value="4.518969" calcext:value-type="float">
            <text:p>4.518969</text:p>
          </table:table-cell>
          <table:table-cell table:number-columns-repeated="8"/>
          <table:table-cell table:formula="of:=[.AA65]+[.AA23]" office:value-type="float" office:value="0.531148999999999" calcext:value-type="float">
            <text:p>0.531148999999999</text:p>
          </table:table-cell>
          <table:table-cell table:formula="of:=[.AB65]+[.AB23]" office:value-type="float" office:value="5.315691" calcext:value-type="float">
            <text:p>5.315691</text:p>
          </table:table-cell>
          <table:table-cell table:number-columns-repeated="3"/>
          <table:table-cell table:formula="of:=[.AF65]+[.AF23]" office:value-type="float" office:value="3.45667799999999" calcext:value-type="float">
            <text:p>3.45667799999999</text:p>
          </table:table-cell>
          <table:table-cell table:formula="of:=[.AG65]+[.AG23]" office:value-type="float" office:value="3.987822" calcext:value-type="float">
            <text:p>3.987822</text:p>
          </table:table-cell>
          <table:table-cell table:number-columns-repeated="8"/>
          <table:table-cell table:formula="of:=[.AP65]+[.AP23]" office:value-type="float" office:value="1.323654" calcext:value-type="float">
            <text:p>1.323654</text:p>
          </table:table-cell>
          <table:table-cell table:formula="of:=[.AQ65]+[.AQ23]" office:value-type="float" office:value="5.581263" calcext:value-type="float">
            <text:p>5.581263</text:p>
          </table:table-cell>
          <table:table-cell table:number-columns-repeated="3"/>
          <table:table-cell table:formula="of:=[.AU65]+[.AU23]" office:value-type="float" office:value="3.18688999999999" calcext:value-type="float">
            <text:p>3.18688999999999</text:p>
          </table:table-cell>
          <table:table-cell table:formula="of:=[.AV65]+[.AV23]" office:value-type="float" office:value="0.800936" calcext:value-type="float">
            <text:p>0.800936</text:p>
          </table:table-cell>
          <table:table-cell table:number-columns-repeated="976"/>
        </table:table-row>
        <table:table-row table:style-name="ro1">
          <table:table-cell/>
          <table:table-cell table:formula="of:=[.B66]+[.B24]" office:value-type="float" office:value="2.124589" calcext:value-type="float">
            <text:p>2.124589</text:p>
          </table:table-cell>
          <table:table-cell table:formula="of:=[.C66]+[.C24]" office:value-type="float" office:value="0" calcext:value-type="float">
            <text:p>0</text:p>
          </table:table-cell>
          <table:table-cell table:number-columns-repeated="13"/>
          <table:table-cell table:style-name="ce5" table:formula="of:=[.Q66]+[.Q24]" office:value-type="float" office:value="3.718032" calcext:value-type="float">
            <text:p>3.718032</text:p>
          </table:table-cell>
          <table:table-cell table:style-name="ce5" table:formula="of:=[.R66]+[.R24]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5"/>
          <table:table-cell table:formula="of:=[.AA66]+[.AA24]" office:value-type="float" office:value="0.261358999999999" calcext:value-type="float">
            <text:p>0.261358999999999</text:p>
          </table:table-cell>
          <table:table-cell table:formula="of:=[.AB66]+[.AB24]" office:value-type="float" office:value="5.050117" calcext:value-type="float">
            <text:p>5.050117</text:p>
          </table:table-cell>
          <table:table-cell table:number-columns-repeated="3"/>
          <table:table-cell table:formula="of:=[.AF66]+[.AF24]" office:value-type="float" office:value="3.45667799999999" calcext:value-type="float">
            <text:p>3.45667799999999</text:p>
          </table:table-cell>
          <table:table-cell table:formula="of:=[.AG66]+[.AG24]" office:value-type="float" office:value="3.726464" calcext:value-type="float">
            <text:p>3.726464</text:p>
          </table:table-cell>
          <table:table-cell table:number-columns-repeated="8"/>
          <table:table-cell table:formula="of:=[.AP66]+[.AP24]" office:value-type="float" office:value="0.531146" calcext:value-type="float">
            <text:p>0.531146</text:p>
          </table:table-cell>
          <table:table-cell table:formula="of:=[.AQ66]+[.AQ24]" office:value-type="float" office:value="5.315689" calcext:value-type="float">
            <text:p>5.315689</text:p>
          </table:table-cell>
          <table:table-cell table:number-columns-repeated="3"/>
          <table:table-cell table:formula="of:=[.AU66]+[.AU24]" office:value-type="float" office:value="3.44824599999999" calcext:value-type="float">
            <text:p>3.44824599999999</text:p>
          </table:table-cell>
          <table:table-cell table:formula="of:=[.AV66]+[.AV24]" office:value-type="float" office:value="1.863231" calcext:value-type="float">
            <text:p>1.863231</text:p>
          </table:table-cell>
          <table:table-cell table:number-columns-repeated="976"/>
        </table:table-row>
        <table:table-row table:style-name="ro1">
          <table:table-cell/>
          <table:table-cell table:formula="of:=[.B67]+[.B25]" office:value-type="float" office:value="1.593442" calcext:value-type="float">
            <text:p>1.593442</text:p>
          </table:table-cell>
          <table:table-cell table:formula="of:=[.C67]+[.C25]" office:value-type="float" office:value="0" calcext:value-type="float">
            <text:p>0</text:p>
          </table:table-cell>
          <table:table-cell table:number-columns-repeated="23"/>
          <table:table-cell table:formula="of:=[.AA67]+[.AA25]" office:value-type="float" office:value="-1.27675647831893E-015" calcext:value-type="float">
            <text:p>-1.27675647831893E-15</text:p>
          </table:table-cell>
          <table:table-cell table:formula="of:=[.AB67]+[.AB25]" office:value-type="float" office:value="4.518969" calcext:value-type="float">
            <text:p>4.518969</text:p>
          </table:table-cell>
          <table:table-cell table:number-columns-repeated="3"/>
          <table:table-cell table:formula="of:=[.AF67]+[.AF25]" office:value-type="float" office:value="3.18688799999999" calcext:value-type="float">
            <text:p>3.18688799999999</text:p>
          </table:table-cell>
          <table:table-cell table:formula="of:=[.AG67]+[.AG25]" office:value-type="float" office:value="2.925527" calcext:value-type="float">
            <text:p>2.925527</text:p>
          </table:table-cell>
          <table:table-cell table:number-columns-repeated="8"/>
          <table:table-cell table:formula="of:=[.AP67]+[.AP25]" office:value-type="float" office:value="0.261356" calcext:value-type="float">
            <text:p>0.261356</text:p>
          </table:table-cell>
          <table:table-cell table:formula="of:=[.AQ67]+[.AQ25]" office:value-type="float" office:value="5.050115" calcext:value-type="float">
            <text:p>5.050115</text:p>
          </table:table-cell>
          <table:table-cell table:number-columns-repeated="3"/>
          <table:table-cell table:formula="of:=[.AU67]+[.AU25]" office:value-type="float" office:value="3.44824599999999" calcext:value-type="float">
            <text:p>3.44824599999999</text:p>
          </table:table-cell>
          <table:table-cell table:formula="of:=[.AV67]+[.AV25]" office:value-type="float" office:value="3.186884" calcext:value-type="float">
            <text:p>3.186884</text:p>
          </table:table-cell>
          <table:table-cell table:number-columns-repeated="976"/>
        </table:table-row>
        <table:table-row table:style-name="ro1">
          <table:table-cell/>
          <table:table-cell table:style-name="ce2" table:formula="of:=[.B68]+[#REF!]" office:value-type="string" office:string-value="" calcext:value-type="error">
            <text:p>#VALUE!</text:p>
          </table:table-cell>
          <table:table-cell table:style-name="ce2" table:formula="of:=[.C68]+[#REF!]" office:value-type="string" office:string-value="" calcext:value-type="error">
            <text:p>#VALUE!</text:p>
          </table:table-cell>
          <table:table-cell table:style-name="ce2" table:number-columns-repeated="3"/>
          <table:table-cell table:number-columns-repeated="20"/>
          <table:table-cell table:style-name="ce2" table:formula="of:=[.AA68]+[.AA26]" office:value-type="float" office:value="3.718036" calcext:value-type="float">
            <text:p>3.718036</text:p>
          </table:table-cell>
          <table:table-cell table:style-name="ce2" table:formula="of:=[.AB68]+[.AB26]" office:value-type="float" office:value="0" calcext:value-type="float">
            <text:p>0</text:p>
          </table:table-cell>
          <table:table-cell table:style-name="ce2" table:number-columns-repeated="3"/>
          <table:table-cell table:formula="of:=[.AF68]+[.AF26]" office:value-type="float" office:value="2.66416999999999" calcext:value-type="float">
            <text:p>2.66416999999999</text:p>
          </table:table-cell>
          <table:table-cell table:formula="of:=[.AG68]+[.AG26]" office:value-type="float" office:value="2.39438" calcext:value-type="float">
            <text:p>2.39438</text:p>
          </table:table-cell>
          <table:table-cell table:number-columns-repeated="8"/>
          <table:table-cell table:formula="of:=[.AP68]+[.AP26]" office:value-type="float" office:value="0" calcext:value-type="float">
            <text:p>0</text:p>
          </table:table-cell>
          <table:table-cell table:formula="of:=[.AQ68]+[.AQ26]" office:value-type="float" office:value="4.518967" calcext:value-type="float">
            <text:p>4.518967</text:p>
          </table:table-cell>
          <table:table-cell table:number-columns-repeated="3"/>
          <table:table-cell table:formula="of:=[.AU68]+[.AU26]" office:value-type="float" office:value="3.18688999999999" calcext:value-type="float">
            <text:p>3.18688999999999</text:p>
          </table:table-cell>
          <table:table-cell table:formula="of:=[.AV68]+[.AV26]" office:value-type="float" office:value="4.518969" calcext:value-type="float">
            <text:p>4.518969</text:p>
          </table:table-cell>
          <table:table-cell table:number-columns-repeated="976"/>
        </table:table-row>
        <table:table-row table:style-name="ro1">
          <table:table-cell table:number-columns-repeated="31"/>
          <table:table-cell table:formula="of:=[.AF69]+[.AF27]" office:value-type="float" office:value="1.86323299999999" calcext:value-type="float">
            <text:p>1.86323299999999</text:p>
          </table:table-cell>
          <table:table-cell table:formula="of:=[.AG69]+[.AG27]" office:value-type="float" office:value="2.124591" calcext:value-type="float">
            <text:p>2.124591</text:p>
          </table:table-cell>
          <table:table-cell table:number-columns-repeated="8"/>
          <table:table-cell table:formula="of:=[.AP69]+[.AP27]" office:value-type="float" office:value="0" calcext:value-type="float">
            <text:p>0</text:p>
          </table:table-cell>
          <table:table-cell table:formula="of:=[.AQ69]+[.AQ27]" office:value-type="float" office:value="3.726461" calcext:value-type="float">
            <text:p>3.726461</text:p>
          </table:table-cell>
          <table:table-cell table:number-columns-repeated="3"/>
          <table:table-cell table:formula="of:=[.AU69]+[.AU27]" office:value-type="float" office:value="2.65574299999999" calcext:value-type="float">
            <text:p>2.65574299999999</text:p>
          </table:table-cell>
          <table:table-cell table:formula="of:=[.AV69]+[.AV27]" office:value-type="float" office:value="5.31569" calcext:value-type="float">
            <text:p>5.31569</text:p>
          </table:table-cell>
          <table:table-cell table:number-columns-repeated="976"/>
        </table:table-row>
        <table:table-row table:style-name="ro1">
          <table:table-cell table:number-columns-repeated="31"/>
          <table:table-cell table:formula="of:=[.AF70]+[.AF28]" office:value-type="float" office:value="1.60187399999999" calcext:value-type="float">
            <text:p>1.60187399999999</text:p>
          </table:table-cell>
          <table:table-cell table:formula="of:=[.AG70]+[.AG28]" office:value-type="float" office:value="2.124591" calcext:value-type="float">
            <text:p>2.124591</text:p>
          </table:table-cell>
          <table:table-cell table:number-columns-repeated="8"/>
          <table:table-cell table:formula="of:=[.AP70]+[.AP28]" office:value-type="float" office:value="0.261356" calcext:value-type="float">
            <text:p>0.261356</text:p>
          </table:table-cell>
          <table:table-cell table:formula="of:=[.AQ70]+[.AQ28]" office:value-type="float" office:value="3.186882" calcext:value-type="float">
            <text:p>3.186882</text:p>
          </table:table-cell>
          <table:table-cell table:number-columns-repeated="3"/>
          <table:table-cell table:formula="of:=[.AU70]+[.AU28]" office:value-type="float" office:value="1.86323499999999" calcext:value-type="float">
            <text:p>1.86323499999999</text:p>
          </table:table-cell>
          <table:table-cell table:formula="of:=[.AV70]+[.AV28]" office:value-type="float" office:value="5.581264" calcext:value-type="float">
            <text:p>5.581264</text:p>
          </table:table-cell>
          <table:table-cell table:number-columns-repeated="976"/>
        </table:table-row>
        <table:table-row table:style-name="ro1">
          <table:table-cell table:number-columns-repeated="31"/>
          <table:table-cell table:formula="of:=[.AF71]+[.AF29]" office:value-type="float" office:value="0.800936999999989" calcext:value-type="float">
            <text:p>0.800936999999989</text:p>
          </table:table-cell>
          <table:table-cell table:formula="of:=[.AG71]+[.AG29]" office:value-type="float" office:value="2.39438" calcext:value-type="float">
            <text:p>2.39438</text:p>
          </table:table-cell>
          <table:table-cell table:number-columns-repeated="8"/>
          <table:table-cell table:formula="of:=[.AP71]+[.AP29]" office:value-type="float" office:value="0.800937" calcext:value-type="float">
            <text:p>0.800937</text:p>
          </table:table-cell>
          <table:table-cell table:formula="of:=[.AQ71]+[.AQ29]" office:value-type="float" office:value="2.664166" calcext:value-type="float">
            <text:p>2.664166</text:p>
          </table:table-cell>
          <table:table-cell table:number-columns-repeated="3"/>
          <table:table-cell table:formula="of:=[.AU71]+[.AU29]" office:value-type="float" office:value="1.32365399999999" calcext:value-type="float">
            <text:p>1.32365399999999</text:p>
          </table:table-cell>
          <table:table-cell table:formula="of:=[.AV71]+[.AV29]" office:value-type="float" office:value="5.581264" calcext:value-type="float">
            <text:p>5.581264</text:p>
          </table:table-cell>
          <table:table-cell table:number-columns-repeated="976"/>
        </table:table-row>
        <table:table-row table:style-name="ro1">
          <table:table-cell table:number-columns-repeated="31"/>
          <table:table-cell table:formula="of:=[.AF72]+[.AF30]" office:value-type="float" office:value="0.269789999999989" calcext:value-type="float">
            <text:p>0.269789999999989</text:p>
          </table:table-cell>
          <table:table-cell table:formula="of:=[.AG72]+[.AG30]" office:value-type="float" office:value="2.925527" calcext:value-type="float">
            <text:p>2.925527</text:p>
          </table:table-cell>
          <table:table-cell table:number-columns-repeated="8"/>
          <table:table-cell table:formula="of:=[.AP72]+[.AP30]" office:value-type="float" office:value="1.593445" calcext:value-type="float">
            <text:p>1.593445</text:p>
          </table:table-cell>
          <table:table-cell table:formula="of:=[.AQ72]+[.AQ30]" office:value-type="float" office:value="2.394377" calcext:value-type="float">
            <text:p>2.394377</text:p>
          </table:table-cell>
          <table:table-cell table:number-columns-repeated="3"/>
          <table:table-cell table:formula="of:=[.AU72]+[.AU30]" office:value-type="float" office:value="0.531145999999991" calcext:value-type="float">
            <text:p>0.531145999999991</text:p>
          </table:table-cell>
          <table:table-cell table:formula="of:=[.AV72]+[.AV30]" office:value-type="float" office:value="5.31569" calcext:value-type="float">
            <text:p>5.31569</text:p>
          </table:table-cell>
          <table:table-cell table:number-columns-repeated="976"/>
        </table:table-row>
        <table:table-row table:style-name="ro1">
          <table:table-cell table:number-columns-repeated="31"/>
          <table:table-cell table:formula="of:=[.AF73]+[.AF31]" office:value-type="float" office:value="-0.0000000000000110467190950203" calcext:value-type="float">
            <text:p>-1.10467190950203E-14</text:p>
          </table:table-cell>
          <table:table-cell table:formula="of:=[.AG73]+[.AG31]" office:value-type="float" office:value="3.726464" calcext:value-type="float">
            <text:p>3.726464</text:p>
          </table:table-cell>
          <table:table-cell table:number-columns-repeated="8"/>
          <table:table-cell table:formula="of:=[.AP73]+[.AP31]" office:value-type="float" office:value="2.655738" calcext:value-type="float">
            <text:p>2.655738</text:p>
          </table:table-cell>
          <table:table-cell table:formula="of:=[.AQ73]+[.AQ31]" office:value-type="float" office:value="2.124588" calcext:value-type="float">
            <text:p>2.124588</text:p>
          </table:table-cell>
          <table:table-cell table:number-columns-repeated="3"/>
          <table:table-cell table:formula="of:=[.AU73]+[.AU31]" office:value-type="float" office:value="0.26135599999999" calcext:value-type="float">
            <text:p>0.26135599999999</text:p>
          </table:table-cell>
          <table:table-cell table:formula="of:=[.AV73]+[.AV31]" office:value-type="float" office:value="4.784542" calcext:value-type="float">
            <text:p>4.784542</text:p>
          </table:table-cell>
          <table:table-cell table:number-columns-repeated="976"/>
        </table:table-row>
        <table:table-row table:style-name="ro1">
          <table:table-cell table:number-columns-repeated="31"/>
          <table:table-cell table:style-name="ce2" table:formula="of:=[.AF74]+[.AF32]" office:value-type="float" office:value="3.45667799999999" calcext:value-type="float">
            <text:p>3.45667799999999</text:p>
          </table:table-cell>
          <table:table-cell table:style-name="ce2" table:formula="of:=[.AG74]+[.AG32]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5"/>
          <table:table-cell table:formula="of:=[.AP74]+[.AP32]" office:value-type="float" office:value="3.186885" calcext:value-type="float">
            <text:p>3.186885</text:p>
          </table:table-cell>
          <table:table-cell table:formula="of:=[.AQ74]+[.AQ32]" office:value-type="float" office:value="1.86323" calcext:value-type="float">
            <text:p>1.86323</text:p>
          </table:table-cell>
          <table:table-cell table:number-columns-repeated="3"/>
          <table:table-cell table:style-name="ce2" table:formula="of:=[.AU74]+[.AU32]" office:value-type="float" office:value="3.44824599999999" calcext:value-type="float">
            <text:p>3.44824599999999</text:p>
          </table:table-cell>
          <table:table-cell table:style-name="ce2" table:formula="of:=[.AV74]+[.AV32]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73"/>
        </table:table-row>
        <table:table-row table:style-name="ro1">
          <table:table-cell table:number-columns-repeated="41"/>
          <table:table-cell table:formula="of:=[.AP75]+[.AP33]" office:value-type="float" office:value="3.448241" calcext:value-type="float">
            <text:p>3.448241</text:p>
          </table:table-cell>
          <table:table-cell table:formula="of:=[.AQ75]+[.AQ33]" office:value-type="float" office:value="1.332083" calcext:value-type="float">
            <text:p>1.332083</text:p>
          </table:table-cell>
          <table:table-cell table:number-columns-repeated="981"/>
        </table:table-row>
        <table:table-row table:style-name="ro1">
          <table:table-cell table:number-columns-repeated="41"/>
          <table:table-cell table:formula="of:=[.AP76]+[.AP34]" office:value-type="float" office:value="3.448241" calcext:value-type="float">
            <text:p>3.448241</text:p>
          </table:table-cell>
          <table:table-cell table:formula="of:=[.AQ76]+[.AQ34]" office:value-type="float" office:value="0.800936" calcext:value-type="float">
            <text:p>0.800936</text:p>
          </table:table-cell>
          <table:table-cell table:number-columns-repeated="981"/>
        </table:table-row>
        <table:table-row table:style-name="ro1">
          <table:table-cell table:number-columns-repeated="41"/>
          <table:table-cell table:formula="of:=[.AP77]+[.AP35]" office:value-type="float" office:value="3.186885" calcext:value-type="float">
            <text:p>3.186885</text:p>
          </table:table-cell>
          <table:table-cell table:formula="of:=[.AQ77]+[.AQ35]" office:value-type="float" office:value="0.269789" calcext:value-type="float">
            <text:p>0.269789</text:p>
          </table:table-cell>
          <table:table-cell table:number-columns-repeated="981"/>
        </table:table-row>
        <table:table-row table:style-name="ro1">
          <table:table-cell table:number-columns-repeated="41"/>
          <table:table-cell table:formula="of:=[.AP78]+[.AP36]" office:value-type="float" office:value="2.385948" calcext:value-type="float">
            <text:p>2.385948</text:p>
          </table:table-cell>
          <table:table-cell table:formula="of:=[.AQ78]+[.AQ36]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41"/>
          <table:table-cell table:formula="of:=[.AP79]+[.AP37]" office:value-type="float" office:value="1.323655" calcext:value-type="float">
            <text:p>1.323655</text:p>
          </table:table-cell>
          <table:table-cell table:formula="of:=[.AQ79]+[.AQ37]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41"/>
          <table:table-cell table:style-name="ce2" table:formula="of:=[.AP80]+[.AP38]" office:value-type="float" office:value="3.71803" calcext:value-type="float">
            <text:p>3.71803</text:p>
          </table:table-cell>
          <table:table-cell table:style-name="ce2" table:formula="of:=[.AQ80]+[.AQ38]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.718032" calcext:value-type="float">
            <text:p>3.718032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1.323653" calcext:value-type="float">
            <text:p>1.323653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718033" calcext:value-type="float">
            <text:p>3.718033</text:p>
          </table:table-cell>
          <table:table-cell office:value-type="float" office:value="5.581266" calcext:value-type="float">
            <text:p>5.581266</text:p>
          </table:table-cell>
          <table:table-cell table:number-columns-repeated="3"/>
          <table:table-cell office:value-type="float" office:value="3.718032" calcext:value-type="float">
            <text:p>3.718032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987821" calcext:value-type="float">
            <text:p>3.987821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718036" calcext:value-type="float">
            <text:p>3.718036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45667799999999" calcext:value-type="float">
            <text:p>3.45667799999999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718034" calcext:value-type="float">
            <text:p>3.718034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71803" calcext:value-type="float">
            <text:p>3.71803</text:p>
          </table:table-cell>
          <table:table-cell office:value-type="float" office:value="5.581263" calcext:value-type="float">
            <text:p>5.581263</text:p>
          </table:table-cell>
          <table:table-cell table:number-columns-repeated="3"/>
          <table:table-cell office:value-type="float" office:value="3.44824599999999" calcext:value-type="float">
            <text:p>3.44824599999999</text:p>
          </table:table-cell>
          <table:table-cell office:value-type="float" office:value="5.581264" calcext:value-type="float">
            <text:p>5.581264</text:p>
          </table:table-cell>
          <table:table-cell table:number-columns-repeated="3"/>
          <table:table-cell office:value-type="float" office:value="0.531146" calcext:value-type="float">
            <text:p>0.531146</text:p>
          </table:table-cell>
          <table:table-cell office:value-type="float" office:value="0.535363" calcext:value-type="float">
            <text:p>0.535363</text:p>
          </table:table-cell>
          <table:table-cell table:number-columns-repeated="3"/>
          <table:table-cell office:value-type="float" office:value="4.771895" calcext:value-type="float">
            <text:p>4.771895</text:p>
          </table:table-cell>
          <table:table-cell office:value-type="float" office:value="8.498361" calcext:value-type="float">
            <text:p>8.498361</text:p>
          </table:table-cell>
          <table:table-cell table:number-columns-repeated="966"/>
        </table:table-row>
      </table:table>
      <table:named-expressions>
        <table:named-range table:name="scale" table:base-cell-address="$Sheet1.$B$5" table:cell-range-address="$Sheet1.$B$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4T16:25:28.525598033</meta:creation-date>
    <dc:date>2022-09-24T21:40:16.758811605</dc:date>
    <meta:editing-duration>PT57M54S</meta:editing-duration>
    <meta:editing-cycles>8</meta:editing-cycles>
    <meta:generator>LibreOffice/6.4.7.2$Linux_X86_64 LibreOffice_project/40$Build-2</meta:generator>
    <meta:document-statistic meta:table-count="1" meta:cell-count="148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84cm" svg:height="17.483cm" xlink:href=".." xlink:type="simple" chart:class="chart:scatter" chart:style-name="ch1">
        <chart:legend chart:legend-position="end" svg:x="7.367cm" svg:y="8.442cm" style:legend-expansion="high" chart:style-name="ch2"/>
        <chart:plot-area chart:style-name="ch3" table:cell-range-address="Sheet1.AP52:Sheet1.AQ81" svg:x="0.209cm" svg:y="0.349cm" svg:width="6.949cm" svg:height="16.785cm">
          <chartooo:coordinate-region svg:x="0.645cm" svg:y="0.548cm" svg:width="6.419cm" svg:height="15.9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Q52:Sheet1.AQ81" chart:class="chart:scatter">
            <chart:domain table:cell-range-address="Sheet1.AP52:Sheet1.AP81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23653">
                <text:p>1.323653</text:p>
                <draw:g>
                  <svg:desc>Sheet1.AP52:Sheet1.AP81</svg:desc>
                </draw:g>
              </table:table-cell>
              <table:table-cell office:value-type="float" office:value="0">
                <text:p>0</text:p>
                <draw:g>
                  <svg:desc>Sheet1.AQ52:Sheet1.AQ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1145">
                <text:p>0.531145</text:p>
              </table:table-cell>
              <table:table-cell office:value-type="float" office:value="0.269789">
                <text:p>0.269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1355">
                <text:p>0.261355</text:p>
              </table:table-cell>
              <table:table-cell office:value-type="float" office:value="0.800936">
                <text:p>0.800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1355">
                <text:p>0.261355</text:p>
              </table:table-cell>
              <table:table-cell office:value-type="float" office:value="1.332083">
                <text:p>1.332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1145">
                <text:p>0.531145</text:p>
              </table:table-cell>
              <table:table-cell office:value-type="float" office:value="1.86323">
                <text:p>1.86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62292">
                <text:p>1.062292</text:p>
              </table:table-cell>
              <table:table-cell office:value-type="float" office:value="2.124588">
                <text:p>2.124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24585">
                <text:p>2.124585</text:p>
              </table:table-cell>
              <table:table-cell office:value-type="float" office:value="2.394377">
                <text:p>2.394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25522">
                <text:p>2.925522</text:p>
              </table:table-cell>
              <table:table-cell office:value-type="float" office:value="2.664166">
                <text:p>2.664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4824">
                <text:p>3.44824</text:p>
              </table:table-cell>
              <table:table-cell office:value-type="float" office:value="3.186882">
                <text:p>3.186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1803">
                <text:p>3.71803</text:p>
              </table:table-cell>
              <table:table-cell office:value-type="float" office:value="3.726461">
                <text:p>3.726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1803">
                <text:p>3.71803</text:p>
              </table:table-cell>
              <table:table-cell office:value-type="float" office:value="4.518967">
                <text:p>4.5189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4824">
                <text:p>3.44824</text:p>
              </table:table-cell>
              <table:table-cell office:value-type="float" office:value="5.050115">
                <text:p>5.050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86884">
                <text:p>3.186884</text:p>
              </table:table-cell>
              <table:table-cell office:value-type="float" office:value="5.315689">
                <text:p>5.315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85947">
                <text:p>2.385947</text:p>
              </table:table-cell>
              <table:table-cell office:value-type="float" office:value="5.581263">
                <text:p>5.5812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23654">
                <text:p>1.323654</text:p>
              </table:table-cell>
              <table:table-cell office:value-type="float" office:value="5.581263">
                <text:p>5.581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1146">
                <text:p>0.531146</text:p>
              </table:table-cell>
              <table:table-cell office:value-type="float" office:value="5.315689">
                <text:p>5.3156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1356">
                <text:p>0.261356</text:p>
              </table:table-cell>
              <table:table-cell office:value-type="float" office:value="5.050115">
                <text:p>5.050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.518967">
                <text:p>4.518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.726461">
                <text:p>3.7264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1356">
                <text:p>0.261356</text:p>
              </table:table-cell>
              <table:table-cell office:value-type="float" office:value="3.186882">
                <text:p>3.1868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0937">
                <text:p>0.800937</text:p>
              </table:table-cell>
              <table:table-cell office:value-type="float" office:value="2.664166">
                <text:p>2.664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93445">
                <text:p>1.593445</text:p>
              </table:table-cell>
              <table:table-cell office:value-type="float" office:value="2.394377">
                <text:p>2.394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55738">
                <text:p>2.655738</text:p>
              </table:table-cell>
              <table:table-cell office:value-type="float" office:value="2.124588">
                <text:p>2.1245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86885">
                <text:p>3.186885</text:p>
              </table:table-cell>
              <table:table-cell office:value-type="float" office:value="1.86323">
                <text:p>1.86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48241">
                <text:p>3.448241</text:p>
              </table:table-cell>
              <table:table-cell office:value-type="float" office:value="1.332083">
                <text:p>1.3320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48241">
                <text:p>3.448241</text:p>
              </table:table-cell>
              <table:table-cell office:value-type="float" office:value="0.800936">
                <text:p>0.8009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86885">
                <text:p>3.186885</text:p>
              </table:table-cell>
              <table:table-cell office:value-type="float" office:value="0.269789">
                <text:p>0.2697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85948">
                <text:p>2.385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23655">
                <text:p>1.323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1803">
                <text:p>3.7180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